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ymbol" style:font-family-generic="roman" style:font-pitch="variable" style:font-charset="x-symbol"/>
    <style:font-face style:name="OpenSymbol" svg:font-family="OpenSymbol"/>
    <style:font-face style:name="Tahoma1" svg:font-family="Tahoma"/>
    <style:font-face style:name="Courier New" svg:font-family="'Courier New'" style:font-adornments="Stand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Times New Roman3" svg:font-family="'Times New Roman', Times"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Arial3" svg:font-family="Arial, Helvetica" style:font-family-generic="swiss" style:font-pitch="variable"/>
  </office:font-face-decls>
  <office:automatic-styles>
    <style:style style:name="Tabelle1" style:family="table">
      <style:table-properties style:width="10.876cm" fo:margin-left="0.385cm" table:align="left" style:writing-mode="lr-tb"/>
    </style:style>
    <style:style style:name="Tabelle1.A" style:family="table-column">
      <style:table-column-properties style:column-width="2.875cm"/>
    </style:style>
    <style:style style:name="Tabelle1.B" style:family="table-column">
      <style:table-column-properties style:column-width="5.613cm"/>
    </style:style>
    <style:style style:name="Tabelle1.C" style:family="table-column">
      <style:table-column-properties style:column-width="2.388cm"/>
    </style:style>
    <style:style style:name="Tabelle1.1" style:family="table-row">
      <style:table-row-properties style:keep-together="true" fo:keep-together="auto"/>
    </style:style>
    <style:style style:name="Tabelle1.A1" style:family="table-cell">
      <style:table-cell-properties fo:padding-left="0.123cm" fo:padding-right="0.123cm" fo:padding-top="0cm" fo:padding-bottom="0cm" fo:border-left="none" fo:border-right="none" fo:border-top="0.002cm solid #000000" fo:border-bottom="0.002cm solid #000000"/>
    </style:style>
    <style:style style:name="Tabelle1.A2" style:family="table-cell">
      <style:table-cell-properties fo:padding-left="0.123cm" fo:padding-right="0.123cm" fo:padding-top="0cm" fo:padding-bottom="0cm" fo:border="none"/>
    </style:style>
    <style:style style:name="Tabelle1.A6" style:family="table-cell">
      <style:table-cell-properties fo:padding-left="0.123cm" fo:padding-right="0.123cm" fo:padding-top="0cm" fo:padding-bottom="0cm" fo:border-left="none" fo:border-right="none" fo:border-top="none" fo:border-bottom="0.002cm solid #000000"/>
    </style:style>
    <style:style style:name="P1" style:family="paragraph" style:parent-style-name="Standard">
      <style:paragraph-properties fo:margin-left="2.251cm" fo:margin-right="0cm" fo:line-height="0.388cm" fo:text-align="start" style:justify-single-word="false" fo:orphans="2" fo:widows="2" fo:text-indent="-2.251cm" style:auto-text-indent="false" fo:keep-with-next="auto" style:text-autospace="none" style:vertical-align="auto" style:writing-mode="lr-tb">
        <style:tab-stops>
          <style:tab-stop style:position="0cm"/>
        </style:tab-stops>
      </style:paragraph-properties>
      <style:text-properties style:font-name="Times" fo:font-size="10pt" fo:language="de" fo:country="DE" style:font-name-asian="Times" style:font-size-asian="10pt" style:language-asian="de" style:country-asian="DE" style:font-name-complex="Times" style:font-size-complex="10pt" style:language-complex="ar" style:country-complex="SA"/>
    </style:style>
    <style:style style:name="P2" style:family="paragraph" style:parent-style-name="Standard">
      <style:paragraph-properties fo:margin-left="2.251cm" fo:margin-right="0cm" fo:line-height="0.388cm" fo:text-align="start" style:justify-single-word="false" fo:orphans="2" fo:widows="2" fo:text-indent="-2.251cm" style:auto-text-indent="false" fo:keep-with-next="auto" style:text-autospace="none" style:vertical-align="auto" style:writing-mode="lr-tb">
        <style:tab-stops>
          <style:tab-stop style:position="0cm"/>
        </style:tab-stops>
      </style:paragraph-properties>
      <style:text-properties style:font-name="Times" fo:font-size="10pt" fo:language="pt" fo:country="BR" style:font-name-asian="Times" style:font-size-asian="10pt" style:language-asian="de" style:country-asian="DE" style:font-name-complex="Times" style:font-size-complex="10pt" style:language-complex="ar" style:country-complex="SA"/>
    </style:style>
    <style:style style:name="P3" style:family="paragraph" style:parent-style-name="Standard">
      <style:paragraph-properties fo:margin-left="2.251cm" fo:margin-right="0cm" fo:line-height="0.388cm" fo:text-align="start" style:justify-single-word="false" fo:orphans="2" fo:widows="2" fo:text-indent="-2.251cm" style:auto-text-indent="false" fo:keep-with-next="auto" style:text-autospace="none" style:vertical-align="auto" style:writing-mode="lr-tb">
        <style:tab-stops>
          <style:tab-stop style:position="0cm"/>
        </style:tab-stops>
      </style:paragraph-properties>
      <style:text-properties style:font-name="Times" fo:font-size="10pt" fo:language="en" fo:country="GB" style:font-name-asian="Times" style:font-size-asian="10pt" style:language-asian="de" style:country-asian="DE" style:font-name-complex="Times" style:font-size-complex="10pt" style:language-complex="ar" style:country-complex="SA"/>
    </style:style>
    <style:style style:name="P4" style:family="paragraph" style:parent-style-name="Standard">
      <style:paragraph-properties fo:margin-left="2.251cm" fo:margin-right="0cm" fo:margin-top="0.212cm" fo:margin-bottom="0cm" fo:line-height="0.388cm" fo:text-align="start" style:justify-single-word="false" fo:orphans="2" fo:widows="2" fo:text-indent="-2.251cm" style:auto-text-indent="false" fo:keep-with-next="auto" style:text-autospace="none" style:vertical-align="auto" style:writing-mode="lr-tb">
        <style:tab-stops>
          <style:tab-stop style:position="0cm"/>
        </style:tab-stops>
      </style:paragraph-properties>
      <style:text-properties style:font-name="Times" fo:font-size="10pt" fo:language="de" fo:country="DE" fo:font-weight="bold" style:font-name-asian="Times" style:font-size-asian="10pt" style:language-asian="de" style:country-asian="DE" style:font-weight-asian="bold" style:font-name-complex="Times" style:font-size-complex="10pt" style:language-complex="ar" style:country-complex="SA" style:font-weight-complex="bold"/>
    </style:style>
    <style:style style:name="P5" style:family="paragraph" style:parent-style-name="Standard">
      <style:paragraph-properties fo:margin-left="2.251cm" fo:margin-right="0cm" fo:margin-top="0.212cm" fo:margin-bottom="0cm" fo:line-height="0.388cm" fo:text-align="start" style:justify-single-word="false" fo:orphans="2" fo:widows="2" fo:text-indent="-2.251cm" style:auto-text-indent="false" fo:keep-with-next="auto" style:text-autospace="none" style:vertical-align="auto" style:writing-mode="lr-tb">
        <style:tab-stops>
          <style:tab-stop style:position="0cm"/>
        </style:tab-stops>
      </style:paragraph-properties>
      <style:text-properties style:font-name="Times" fo:font-size="10pt" fo:language="pt" fo:country="BR" fo:font-weight="bold" style:font-name-asian="Times" style:font-size-asian="10pt" style:language-asian="de" style:country-asian="DE" style:font-weight-asian="bold" style:font-name-complex="Times" style:font-size-complex="10pt" style:language-complex="ar" style:country-complex="SA" style:font-weight-complex="bold"/>
    </style:style>
    <style:style style:name="P6" style:family="paragraph" style:parent-style-name="Standard">
      <style:paragraph-properties fo:margin-left="2.251cm" fo:margin-right="0cm" fo:margin-top="0.212cm" fo:margin-bottom="0cm" fo:line-height="0.388cm" fo:text-align="start" style:justify-single-word="false" fo:orphans="2" fo:widows="2" fo:text-indent="-2.251cm" style:auto-text-indent="false" fo:keep-with-next="auto" style:text-autospace="none" style:vertical-align="auto" style:writing-mode="lr-tb">
        <style:tab-stops>
          <style:tab-stop style:position="0cm"/>
        </style:tab-stops>
      </style:paragraph-properties>
      <style:text-properties style:font-name="Times" fo:font-size="10pt" fo:language="sv" fo:country="SE" fo:font-weight="bold" style:font-name-asian="Times" style:font-size-asian="10pt" style:language-asian="de" style:country-asian="DE" style:font-weight-asian="bold" style:font-name-complex="Times" style:font-size-complex="10pt" style:language-complex="ar" style:country-complex="SA" style:font-weight-complex="bold"/>
    </style:style>
    <style:style style:name="P7" style:family="paragraph" style:parent-style-name="Standard">
      <style:paragraph-properties fo:margin-left="2.251cm" fo:margin-right="0cm" fo:margin-top="0.212cm" fo:margin-bottom="0cm" fo:line-height="0.388cm" fo:text-align="start" style:justify-single-word="false" fo:orphans="2" fo:widows="2" fo:text-indent="-2.251cm" style:auto-text-indent="false" fo:keep-with-next="auto" style:text-autospace="none" style:vertical-align="auto" style:writing-mode="lr-tb">
        <style:tab-stops>
          <style:tab-stop style:position="0cm"/>
        </style:tab-stops>
      </style:paragraph-properties>
      <style:text-properties style:font-name="Times" fo:font-size="10pt" style:font-name-asian="Times" style:font-size-asian="10pt" style:font-name-complex="Times" style:font-size-complex="10pt"/>
    </style:style>
    <style:style style:name="P8" style:family="paragraph" style:parent-style-name="Standard">
      <style:paragraph-properties fo:margin-left="2.251cm" fo:margin-right="0cm" fo:margin-top="0.212cm" fo:margin-bottom="0cm" fo:line-height="0.388cm" fo:text-align="start" style:justify-single-word="false" fo:orphans="2" fo:widows="2" fo:text-indent="-2.251cm" style:auto-text-indent="false" fo:keep-with-next="auto" style:text-autospace="none" style:vertical-align="auto" style:writing-mode="lr-tb">
        <style:tab-stops>
          <style:tab-stop style:position="0cm"/>
        </style:tab-stops>
      </style:paragraph-properties>
      <style:text-properties fo:font-size="10pt" fo:language="de" fo:country="DE" fo:font-weight="bold" style:font-size-asian="10pt" style:language-asian="de" style:country-asian="DE" style:font-weight-asian="bold" style:font-name-complex="Times New Roman3" style:font-size-complex="10pt" style:language-complex="ar" style:country-complex="SA" style:font-weight-complex="bold"/>
    </style:style>
    <style:style style:name="P9" style:family="paragraph" style:parent-style-name="Standard" style:master-page-name="">
      <style:paragraph-properties fo:margin-left="2.251cm" fo:margin-right="0cm" fo:margin-top="0.212cm" fo:margin-bottom="0cm" fo:line-height="0.388cm" fo:text-align="start" style:justify-single-word="false" fo:orphans="2" fo:widows="2" fo:text-indent="-2.251cm" style:auto-text-indent="false" style:page-number="auto" fo:keep-with-next="always" style:text-autospace="none" style:vertical-align="auto" style:writing-mode="lr-tb">
        <style:tab-stops>
          <style:tab-stop style:position="0cm"/>
        </style:tab-stops>
      </style:paragraph-properties>
      <style:text-properties style:font-name="Times" fo:font-size="10pt" fo:language="de" fo:country="DE" fo:font-weight="bold" style:font-name-asian="Times" style:font-size-asian="10pt" style:language-asian="de" style:country-asian="DE" style:font-weight-asian="bold" style:font-name-complex="Times" style:font-size-complex="10pt" style:language-complex="ar" style:country-complex="SA" style:font-weight-complex="bold"/>
    </style:style>
    <style:style style:name="P10" style:family="paragraph" style:parent-style-name="Standard">
      <style:paragraph-properties fo:margin-left="2.251cm" fo:margin-right="0cm" fo:line-height="0.388cm" fo:text-align="start" style:justify-single-word="false" fo:orphans="2" fo:widows="2" fo:text-indent="-2.251cm" style:auto-text-indent="false" fo:keep-with-next="always" style:text-autospace="none" style:vertical-align="auto" style:writing-mode="lr-tb">
        <style:tab-stops>
          <style:tab-stop style:position="0cm"/>
        </style:tab-stops>
      </style:paragraph-properties>
      <style:text-properties style:font-name="Times" fo:font-size="10pt" fo:language="de" fo:country="DE" style:font-name-asian="Times" style:font-size-asian="10pt" style:language-asian="de" style:country-asian="DE" style:font-name-complex="Times" style:font-size-complex="10pt" style:language-complex="ar" style:country-complex="SA"/>
    </style:style>
    <style:style style:name="P11" style:family="paragraph" style:parent-style-name="Standard" style:master-page-name="">
      <style:paragraph-properties fo:margin-left="2.251cm" fo:margin-right="0cm" fo:line-height="0.388cm" fo:text-align="start" style:justify-single-word="false" fo:orphans="2" fo:widows="2" fo:text-indent="-2.251cm" style:auto-text-indent="false" style:page-number="auto" fo:keep-with-next="auto" style:text-autospace="none" style:vertical-align="auto" style:writing-mode="lr-tb">
        <style:tab-stops>
          <style:tab-stop style:position="0cm"/>
        </style:tab-stops>
      </style:paragraph-properties>
      <style:text-properties style:font-name="Times" fo:font-size="10pt" fo:language="de" fo:country="DE" style:font-name-asian="Times" style:font-size-asian="10pt" style:language-asian="de" style:country-asian="DE" style:font-name-complex="Times" style:font-size-complex="10pt" style:language-complex="ar" style:country-complex="SA"/>
    </style:style>
    <style:style style:name="P12" style:family="paragraph" style:parent-style-name="Standard">
      <style:paragraph-properties fo:margin-left="0cm" fo:margin-right="0cm" fo:margin-top="0.176cm" fo:margin-bottom="0cm" fo:line-height="0.388cm" fo:text-align="justify" style:justify-single-word="false" fo:text-indent="0cm" style:auto-text-indent="false" style:text-autospace="none" style:vertical-align="auto" style:writing-mode="lr-tb"/>
      <style:text-properties style:font-name="Arial" fo:font-size="10pt" fo:language="de" fo:country="DE" style:font-name-asian="Times" style:font-size-asian="10pt" style:language-asian="de" style:country-asian="DE" style:font-name-complex="Times" style:font-size-complex="10pt" style:language-complex="ar" style:country-complex="SA"/>
    </style:style>
    <style:style style:name="P13" style:family="paragraph" style:parent-style-name="Standard">
      <style:paragraph-properties fo:margin-left="0cm" fo:margin-right="0cm" fo:margin-top="0.176cm" fo:margin-bottom="0cm" fo:line-height="0.388cm" fo:text-align="justify" style:justify-single-word="false" fo:text-indent="0cm" style:auto-text-indent="false" style:text-autospace="none" style:vertical-align="auto" style:writing-mode="lr-tb"/>
      <style:text-properties style:font-name="Times" fo:font-size="10pt" fo:language="de" fo:country="DE" style:font-name-asian="Times" style:font-size-asian="10pt" style:language-asian="de" style:country-asian="DE" style:font-name-complex="Times" style:font-size-complex="10pt" style:language-complex="ar" style:country-complex="SA"/>
    </style:style>
    <style:style style:name="P14" style:family="paragraph" style:parent-style-name="footnote_20_text">
      <style:paragraph-properties fo:margin-left="0cm" fo:margin-right="0cm" fo:text-align="start" style:justify-single-word="false" fo:text-indent="0cm" style:auto-text-indent="false" style:text-autospace="none" style:vertical-align="auto" style:writing-mode="lr-tb"/>
      <style:text-properties fo:font-size="10pt" fo:language="de" fo:country="DE" style:font-size-asian="10pt" style:language-asian="de" style:country-asian="DE" style:font-name-complex="Times New Roman3" style:font-size-complex="10pt" style:language-complex="ar" style:country-complex="SA"/>
    </style:style>
    <style:style style:name="P15" style:family="paragraph" style:parent-style-name="Standard">
      <style:paragraph-properties fo:margin-left="0cm" fo:margin-right="0cm" fo:text-align="start" style:justify-single-word="false" fo:text-indent="0cm" style:auto-text-indent="false" style:text-autospace="none" style:vertical-align="auto" style:writing-mode="lr-tb">
        <style:tab-stops>
          <style:tab-stop style:position="0.508cm"/>
          <style:tab-stop style:position="1.524cm"/>
          <style:tab-stop style:position="2.032cm"/>
          <style:tab-stop style:position="12.7cm"/>
        </style:tab-stops>
      </style:paragraph-properties>
      <style:text-properties fo:font-size="10pt" fo:language="de" fo:country="DE" style:font-size-asian="10pt" style:language-asian="de" style:country-asian="DE" style:font-name-complex="Times New Roman3" style:font-size-complex="10pt" style:language-complex="ar" style:country-complex="SA"/>
    </style:style>
    <style:style style:name="P16" style:family="paragraph" style:parent-style-name="Standard">
      <style:paragraph-properties fo:margin-left="0cm" fo:margin-right="0cm" fo:text-align="start" style:justify-single-word="false" fo:text-indent="0cm" style:auto-text-indent="false" style:text-autospace="none" style:vertical-align="auto" style:writing-mode="lr-tb">
        <style:tab-stops>
          <style:tab-stop style:position="0.508cm"/>
          <style:tab-stop style:position="1.524cm"/>
          <style:tab-stop style:position="2.032cm"/>
          <style:tab-stop style:position="12.7cm"/>
        </style:tab-stops>
      </style:paragraph-properties>
      <style:text-properties fo:font-size="12pt" fo:language="de" fo:country="DE" style:font-size-asian="12pt" style:language-asian="de" style:country-asian="DE" style:font-name-complex="Times New Roman3" style:font-size-complex="12pt" style:language-complex="ar" style:country-complex="SA"/>
    </style:style>
    <style:style style:name="P17" style:family="paragraph" style:parent-style-name="Standard" style:master-page-name="">
      <style:paragraph-properties fo:margin-left="0cm" fo:margin-right="0cm" fo:margin-top="0.423cm" fo:margin-bottom="0cm" fo:line-height="0.388cm" fo:text-align="start" style:justify-single-word="false" fo:text-indent="0cm" style:auto-text-indent="false" style:page-number="auto" fo:keep-with-next="always" style:text-autospace="none" style:vertical-align="auto" style:writing-mode="lr-tb"/>
      <style:text-properties style:font-name="Times" fo:font-size="10pt" fo:language="de" fo:country="DE" fo:font-weight="bold" style:font-name-asian="Times" style:font-size-asian="10pt" style:language-asian="de" style:country-asian="DE" style:font-weight-asian="bold" style:font-name-complex="Times" style:font-size-complex="10pt" style:language-complex="ar" style:country-complex="SA" style:font-weight-complex="bold"/>
    </style:style>
    <style:style style:name="P18" style:family="paragraph" style:parent-style-name="Standard">
      <style:paragraph-properties fo:margin-left="0cm" fo:margin-right="0cm" fo:margin-top="0.847cm" fo:margin-bottom="0cm" fo:line-height="0.388cm" fo:text-align="justify" style:justify-single-word="false" fo:text-indent="0cm" style:auto-text-indent="false" style:text-autospace="none" style:vertical-align="auto" style:writing-mode="lr-tb"/>
      <style:text-properties style:font-name="Arial" fo:font-size="10pt" fo:language="de" fo:country="DE" style:font-name-asian="Times" style:font-size-asian="10pt" style:language-asian="de" style:country-asian="DE" style:font-name-complex="Times" style:font-size-complex="10pt" style:language-complex="ar" style:country-complex="SA"/>
    </style:style>
    <style:style style:name="P19" style:family="paragraph" style:parent-style-name="Standard">
      <style:paragraph-properties fo:margin-left="0cm" fo:margin-right="0cm" fo:margin-top="0.212cm" fo:margin-bottom="0cm" fo:line-height="0.388cm" fo:text-align="justify" style:justify-single-word="false" fo:text-indent="0cm" style:auto-text-indent="false" style:text-autospace="none" style:vertical-align="auto" style:writing-mode="lr-tb"/>
      <style:text-properties style:font-name="Arial" fo:font-size="10pt" fo:language="de" fo:country="DE" style:font-name-asian="Times" style:font-size-asian="10pt" style:language-asian="de" style:country-asian="DE" style:font-name-complex="Times" style:font-size-complex="10pt" style:language-complex="ar" style:country-complex="SA"/>
    </style:style>
    <style:style style:name="P20" style:family="paragraph" style:parent-style-name="Standard">
      <style:paragraph-properties fo:margin-top="2.117cm" fo:margin-bottom="0cm" fo:line-height="0.388cm" fo:text-align="center" style:justify-single-word="false" style:text-autospace="none" style:writing-mode="lr-tb"/>
      <style:text-properties style:font-name="Arial3" fo:font-size="16pt" fo:language="de" fo:country="DE" fo:font-style="normal" fo:font-weight="bold" style:font-name-asian="Arial3" style:language-asian="de" style:country-asian="DE" style:font-name-complex="Arial3" style:font-size-complex="16pt" style:font-weight-complex="bold"/>
    </style:style>
    <style:style style:name="P21" style:family="paragraph" style:parent-style-name="Standard">
      <style:paragraph-properties fo:margin-left="1.499cm" fo:margin-right="0cm" fo:margin-top="0.423cm" fo:margin-bottom="0cm" fo:line-height="0.388cm" fo:text-align="start" style:justify-single-word="false" fo:text-indent="-0.499cm" style:auto-text-indent="false" style:text-autospace="none" style:vertical-align="auto" style:writing-mode="lr-tb">
        <style:tab-stops>
          <style:tab-stop style:position="0cm"/>
        </style:tab-stops>
      </style:paragraph-properties>
      <style:text-properties style:font-name="Times" fo:font-size="10pt" fo:language="de" fo:country="DE" fo:font-weight="bold" style:font-name-asian="Times" style:font-size-asian="10pt" style:language-asian="de" style:country-asian="DE" style:font-weight-asian="bold" style:font-name-complex="Times" style:font-size-complex="10pt" style:language-complex="ar" style:country-complex="SA" style:font-weight-complex="bold"/>
    </style:style>
    <style:style style:name="P22" style:family="paragraph" style:parent-style-name="Standard">
      <style:paragraph-properties fo:margin-left="1.499cm" fo:margin-right="0cm" fo:margin-top="0.212cm" fo:margin-bottom="0cm" fo:line-height="0.388cm" fo:text-align="start" style:justify-single-word="false" fo:text-indent="-0.499cm" style:auto-text-indent="false" style:text-autospace="none" style:vertical-align="auto" style:writing-mode="lr-tb">
        <style:tab-stops>
          <style:tab-stop style:position="0cm"/>
        </style:tab-stops>
      </style:paragraph-properties>
      <style:text-properties style:font-name="Times" fo:font-size="10pt" fo:language="de" fo:country="DE" fo:font-weight="bold" style:font-name-asian="Times" style:font-size-asian="10pt" style:language-asian="de" style:country-asian="DE" style:font-weight-asian="bold" style:font-name-complex="Times" style:font-size-complex="10pt" style:language-complex="ar" style:country-complex="SA" style:font-weight-complex="bold"/>
    </style:style>
    <style:style style:name="P23" style:family="paragraph" style:parent-style-name="Standard">
      <style:paragraph-properties fo:margin-left="1.499cm" fo:margin-right="0cm" fo:margin-top="0.176cm" fo:margin-bottom="0cm" fo:line-height="0.388cm" fo:text-align="start" style:justify-single-word="false" fo:text-indent="-0.499cm" style:auto-text-indent="false" style:text-autospace="none" style:vertical-align="auto" style:writing-mode="lr-tb">
        <style:tab-stops>
          <style:tab-stop style:position="0cm"/>
        </style:tab-stops>
      </style:paragraph-properties>
      <style:text-properties style:font-name="Times" fo:font-size="10pt" fo:language="de" fo:country="DE" fo:font-weight="bold" style:font-name-asian="Times" style:font-size-asian="10pt" style:language-asian="de" style:country-asian="DE" style:font-weight-asian="bold" style:font-name-complex="Times" style:font-size-complex="10pt" style:language-complex="ar" style:country-complex="SA" style:font-weight-complex="bold"/>
    </style:style>
    <style:style style:name="P24" style:family="paragraph" style:parent-style-name="Standard">
      <style:paragraph-properties fo:margin-left="2cm" fo:margin-right="0cm" fo:line-height="0.388cm" fo:text-align="start" style:justify-single-word="false" fo:text-indent="-0.499cm" style:auto-text-indent="false" style:text-autospace="none" style:vertical-align="auto" style:writing-mode="lr-tb">
        <style:tab-stops/>
      </style:paragraph-properties>
      <style:text-properties fo:font-size="12pt" fo:language="de" fo:country="DE" style:font-size-asian="12pt" style:language-asian="de" style:country-asian="DE" style:font-name-complex="Times New Roman3" style:font-size-complex="12pt" style:language-complex="ar" style:country-complex="SA"/>
    </style:style>
    <style:style style:name="P25" style:family="paragraph" style:parent-style-name="Standard">
      <style:paragraph-properties fo:margin-left="2cm" fo:margin-right="0cm" fo:line-height="0.388cm" fo:text-align="start" style:justify-single-word="false" fo:text-indent="-0.499cm" style:auto-text-indent="false" style:text-autospace="none" style:vertical-align="auto" style:writing-mode="lr-tb">
        <style:tab-stops/>
      </style:paragraph-properties>
      <style:text-properties style:font-name="Times" fo:font-size="10pt" fo:language="de" fo:country="DE" style:font-name-asian="Times" style:font-size-asian="10pt" style:language-asian="de" style:country-asian="DE" style:font-name-complex="Times" style:font-size-complex="10pt" style:language-complex="ar" style:country-complex="SA"/>
    </style:style>
    <style:style style:name="P26" style:family="paragraph" style:parent-style-name="Heading_20_1">
      <style:paragraph-properties fo:margin-left="0cm" fo:margin-right="0cm" fo:margin-top="0cm" fo:margin-bottom="0.21cm" fo:line-height="100%" fo:text-align="start" style:justify-single-word="false" fo:text-indent="0cm" style:auto-text-indent="false" fo:keep-with-next="always" style:text-autospace="none" style:vertical-align="auto" style:writing-mode="lr-tb"/>
      <style:text-properties style:font-name="Arial" fo:font-size="18pt" fo:language="de" fo:country="DE" fo:font-weight="bold" style:font-name-asian="Arial3" style:font-size-asian="18pt" style:language-asian="de" style:country-asian="DE" style:font-weight-asian="bold" style:font-name-complex="Arial3" style:font-size-complex="18pt" style:language-complex="ar" style:country-complex="SA" style:font-weight-complex="bold"/>
    </style:style>
    <style:style style:name="T1" style:family="text">
      <style:text-properties style:font-name="Times" style:font-name-asian="Times" style:font-name-complex="Times"/>
    </style:style>
    <style:style style:name="T2" style:family="text">
      <style:text-properties style:font-name="Times" fo:language="sv" fo:country="SE" style:font-name-asian="Times" style:font-name-complex="Times"/>
    </style:style>
    <style:style style:name="T3" style:family="text">
      <style:text-properties style:font-name="Times" fo:font-size="10pt" style:font-name-asian="Times" style:font-size-asian="10pt" style:font-name-complex="Times" style:font-size-complex="10pt"/>
    </style:style>
    <style:style style:name="T4" style:family="text">
      <style:text-properties style:font-name="Times" fo:language="pt" fo:country="BR" style:font-name-asian="Times" style:font-name-complex="Times"/>
    </style:style>
    <style:style style:name="T5" style:family="text">
      <style:text-properties style:font-name="Symbol" style:font-name-asian="Symbol" style:font-name-complex="Symbo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rphologie der Neubildungen</text:h>
      <text:p text:style-name="P20"/>
      <text:h text:style-name="P26" text:outline-level="1" text:is-list-header="true">Morphologie der Neubildungen</text:h>
      <text:p text:style-name="P18">Die zweite Ausgabe der International Classification of Diseases for Oncology (ICD-O) wurde 1990 veröffentlicht. Sie enthält eine verschlüsselte Nomenklatur der Morphologie der Neubildungen, die hier für alle diejenigen wiedergegeben ist, die sie zusammen mit Kapitel II anwenden möchten.</text:p>
      <text:p text:style-name="P12">Die Morphologie-Schlüsselnummern sind fünfstellig: die ersten vier Stellen kennzeichnen den histologischen Typ der Neubildung, die fünfte Stelle - nach einem Schrägstrich (/) - bezeichnet den Malignitätsgrad (Verhalten, Charakter, Dignität). Der einstellige Schlüssel für den Malignitätsgrad lautet wie folgt:</text:p>
      <text:p text:style-name="P21">/0<text:tab/>Gutartig [benigne]</text:p>
      <text:p text:style-name="P22">/1<text:tab/>Unsicher, ob gutartig oder bösartig</text:p>
      <text:p text:style-name="P24"><text:span text:style-name="T3">Borderline-Malignität</text:span><text:bookmark-start text:name="DDE_LINK"/><text:span text:style-name="footnote_20_reference"><text:span text:style-name="T3"><text:note text:id="ftn1" text:note-class="footnote"><text:note-citation>1</text:note-citation><text:note-body><text:p text:style-name="P14"><text:s/><text:span text:style-name="T1">Ausgenommen sind Zystadenome des Ovars in M844-M849, die als bösartig angesehen werden.</text:span></text:p></text:note-body></text:note></text:span></text:span><text:bookmark-end text:name="DDE_LINK"/></text:p>
      <text:p text:style-name="P24"><text:span text:style-name="T3">geringes Malignitätspotential</text:span><text:span text:style-name="footnote_20_reference"><text:span text:style-name="T3">1</text:span></text:span></text:p>
      <text:p text:style-name="P23">/2<text:tab/>Carcinoma in situ</text:p>
      <text:p text:style-name="P25">intraepithelial</text:p>
      <text:p text:style-name="P25">nichtinfiltrierend</text:p>
      <text:p text:style-name="P25">nichtinvasiv</text:p>
      <text:p text:style-name="P22">/3<text:tab/>Bösartig [maligne], Primärsitz</text:p>
      <text:p text:style-name="P22">/6<text:tab/>Bösartig [maligne], Metastase</text:p>
      <text:p text:style-name="P25">bösartig [maligne], Sekundärsitz</text:p>
      <text:p text:style-name="P22">/9<text:tab/>Bösartig [maligne], unsicher, ob Primärsitz oder Metastase</text:p>
      <text:p text:style-name="P19">Die aufgeführte Nomenklatur enthält bei den Morphologie-Schlüsselnummern entsprechend dem histologischen Typ auch die Schlüsselnummern für den Malignitätsgrad der Neubildung. Es kann vorkommen, dass die Schlüsselnummer für den Malignitätsgrad aufgrund zusätzlicher Informationen geändert werden muss. Z.B.: Bei der Angabe "Chordom" wird unterstellt, dass es sich um eine Neubildung handelt, daher erhält es die Schlüsselnummer M9370/3; lautet die Angabe jedoch "gutartiges [benignes] Chordom", so sollte mit M9379/0 verschlüsselt werden. Ebenso sollte "oberflächliches Adenokarzinom" (M8143/3) mit M8143/2 verschlüsselt werden, wenn es als "nichtinvasiv" bezeichnet ist, und "Melanom" (M8720/3) mit M8720/6, wenn es als "Metastase [sekundär]" bezeichnet ist.</text:p>
      <text:p text:style-name="P12">Die folgende Tabelle zeigt eine Gegenüberstellung des Schlüssels für den Malignitätsgrad und der entsprechenden Krankheitsgruppen des Kapitels II:</text:p>
      <text:p text:style-name="P12"/>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5">Schlüssel für den Malignitätsgrad</text:p>
          </table:table-cell>
          <table:table-cell table:style-name="Tabelle1.A1" office:value-type="string">
            <text:p text:style-name="P15"/>
          </table:table-cell>
          <table:table-cell table:style-name="Tabelle1.A1" office:value-type="string">
            <text:p text:style-name="P15">Kategorien des Kapitels II</text:p>
          </table:table-cell>
        </table:table-row>
        <table:table-row table:style-name="Tabelle1.1">
          <table:table-cell table:style-name="Tabelle1.A2" office:value-type="string">
            <text:p text:style-name="P15">/0</text:p>
          </table:table-cell>
          <table:table-cell table:style-name="Tabelle1.A2" office:value-type="string">
            <text:p text:style-name="P15">gutartige Neubildungen</text:p>
          </table:table-cell>
          <table:table-cell table:style-name="Tabelle1.A2" office:value-type="string">
            <text:p text:style-name="P15">D10-D36</text:p>
          </table:table-cell>
        </table:table-row>
        <table:table-row table:style-name="Tabelle1.1">
          <table:table-cell table:style-name="Tabelle1.A2" office:value-type="string">
            <text:p text:style-name="P15">/1</text:p>
          </table:table-cell>
          <table:table-cell table:style-name="Tabelle1.A2" office:value-type="string">
            <text:p text:style-name="P15">Neubildungen mit unsicherem oder unbekanntem Charakter</text:p>
          </table:table-cell>
          <table:table-cell table:style-name="Tabelle1.A2" office:value-type="string">
            <text:p text:style-name="P15">D37-D48</text:p>
          </table:table-cell>
        </table:table-row>
        <table:table-row table:style-name="Tabelle1.1">
          <table:table-cell table:style-name="Tabelle1.A2" office:value-type="string">
            <text:p text:style-name="P15">/2</text:p>
          </table:table-cell>
          <table:table-cell table:style-name="Tabelle1.A2" office:value-type="string">
            <text:p text:style-name="P15">In-situ-Neubildungen</text:p>
          </table:table-cell>
          <table:table-cell table:style-name="Tabelle1.A2" office:value-type="string">
            <text:p text:style-name="P15">D00-D09</text:p>
          </table:table-cell>
        </table:table-row>
        <table:table-row table:style-name="Tabelle1.1">
          <table:table-cell table:style-name="Tabelle1.A2" office:value-type="string">
            <text:p text:style-name="P15">/3</text:p>
          </table:table-cell>
          <table:table-cell table:style-name="Tabelle1.A2" office:value-type="string">
            <text:p text:style-name="P15">bösartige Neubildungen, als primär festgestellt oder vermutet</text:p>
          </table:table-cell>
          <table:table-cell table:style-name="Tabelle1.A2" office:value-type="string">
            <text:p text:style-name="P15">C00-C76, C80-C97</text:p>
          </table:table-cell>
        </table:table-row>
        <table:table-row table:style-name="Tabelle1.1">
          <table:table-cell table:style-name="Tabelle1.A6" office:value-type="string">
            <text:p text:style-name="P15">/6</text:p>
          </table:table-cell>
          <table:table-cell table:style-name="Tabelle1.A6" office:value-type="string">
            <text:p text:style-name="P15">bösartige Neubildungen, als sekundär festgestellt oder vermutet</text:p>
          </table:table-cell>
          <table:table-cell table:style-name="Tabelle1.A6" office:value-type="string">
            <text:p text:style-name="P15">C77-C79</text:p>
          </table:table-cell>
        </table:table-row>
      </table:table>
      <text:p text:style-name="P16"/>
      <text:p text:style-name="P12">Die Schlüsselnummer /9 für den Malignitätsgrad ist im Zusammenhang mit der ICD nicht anwendbar, da angenommen wird, dass bei allen bösartigen Neubildungen aufgrund zusätzlicher Informationen im Krankenbericht zu ersehen ist, ob sie primär (/3) oder metastatisch (/6) sind. </text:p>
      <text:p text:style-name="P12">In der nachfolgenden Liste wird hinter jeder Schlüsselnummer nur der jeweils erste Begriff der <text:soft-page-break/>vollständigen ICD-O Morphologie-Nomenklatur aufgeführt. Das Alphabetische Verzeichnis (Band 3) enthält jedoch alle Synonyme der ICD-O sowie eine Reihe weiterer morphologischer Bezeichnungen, die immer noch in Krankenberichten anzutreffen sind, die aber in der ICD-O weggelassen wurden, da sie veraltet oder aus anderen Gründen nicht erwünscht sind.</text:p>
      <text:p text:style-name="P12">Einige Neubildungen sind spezifisch für bestimmte Lokalisationen oder Gewebetypen. Z.B.: Das Nephroblastom (M8960/3) entsteht nach seiner Definition stets in der Niere; das hepatozelluläre Karzinom (M8170/3) hat seinen Primärsitz stets in der Leber; das Basaliom (M8090/3) entsteht gewöhnlich in der Haut. Bei solchen Krankheitsbegriffen ist die entsprechende Schlüsselnummer aus Kapitel II jeweils in Klammern der Nomenklatur hinzugefügt. So folgt auf das Nephroblastom die Schlüsselnummer für bösartige Neubildung der Niere (C64). Beim Basaliom ist die Schlüsselnummer für bösartige Neubildung der Haut (C44.-) angegeben, wobei die vierte Stelle offen gelassen ist. Hier sollte jene vierte Stelle eingesetzt werden, die für die angegebene Lokalisation zutrifft. Die den morphologischen Begriffen zugeordneten Schlüsselnummern des Kapitels II sollten benutzt werden, wenn die Lokalisation der Neubildungen in der Diagnose nicht angegeben ist. Die Schlüsselnummern des Kapitels II konnten nicht durchgängig den morphologischen Begriffen zugeordnet werden, weil gewisse histologische Typen in mehr als einem Organ oder Gewebetyp auftreten können. So ist z.B. "Adenokarzinom ohne nähere Angabe" (M8140/3) keine Schlüsselnummer aus Kapitel II zugeordnet, weil es seinen Primärsitz in vielen verschiedenen Organen haben kann.</text:p>
      <text:p text:style-name="P12">Gelegentlich entsteht ein Problem, wenn eine in der Diagnose aufgeführte Lokalisation abweicht von jener, die bei der Morphologie-Schlüsselnummer angegeben ist. In solchen Fällen sollte die angegebene Schlüsselnummer aus Kapitel II ignoriert werden, und die zutreffende Schlüsselnummer für jene Lokalisation, die in der Diagnose angegeben ist, sollte verwendet werden. Z.B.: C50.- (Brustdrüse) ist dem morphologischen Begriff "Invasives Gangkarzinom" (M8500/3) hinzugefügt, weil dieser Karzinomtyp normalerweise in der Brustdrüse entsteht. Wird die Bezeichnung "Invasives Gangkarzinom" jedoch für ein primär im Pankreas entstandenes Karzinom benutzt, so wäre die korrekte Schlüsselnummer C25.9 ("Pankreas, nicht näher bezeichnet").</text:p>
      <text:p text:style-name="P12"/>
      <text:p text:style-name="P12">Eine Schwierigkeit bei der Verschlüsselung entsteht manchmal, wenn eine morphologische Diagnose zwei qualifizierende Adjektive enthält, die ihrerseits verschiedene Schlüsselnummern haben. Ein Beispiel ist das "Übergangszell-Epidermoidkarzinom". Die Schlüsselnummer für "Übergangszell-Karzinom ohne nähere Angabe" ist M8120/3, die für "Epidermoidkarzinom ohne nähere Angabe" ist M8070/3. In solchen Fällen sollte die höhere Schlüsselnummer (in diesem Beispiel M8120/3) genommen werden, da sie gewöhnlich spezifischer ist. Bezüglich weiterer Informationen über die Verschlüsselung der Morphologie siehe Band 2 (Regelwerk).</text:p>
      <text:p text:style-name="P13"/>
      <text:p text:style-name="P17">Nomenklatur mit Schlüsselnummern für die Morphologie der Neubildungen</text:p>
      <text:p text:style-name="P4">M800<text:tab/>Neubildungen o.n.A.</text:p>
      <text:p text:style-name="P1">M8000/0<text:tab/>Neubildung, gutartig</text:p>
      <text:p text:style-name="P1">M8000/1<text:tab/>Neubildung, unsicher ob gut- oder bösartig</text:p>
      <text:p text:style-name="P1">M8000/3<text:tab/>Neubildung, bösartig</text:p>
      <text:p text:style-name="P1">M8000/6<text:tab/>Neubildung, metastatisch</text:p>
      <text:p text:style-name="P1">M8001/0<text:tab/>Tumorzellen, gutartig</text:p>
      <text:p text:style-name="P1">M8001/1<text:tab/>Tumorzellen, unsicher ob gut- oder bösartig</text:p>
      <text:p text:style-name="P1">M8001/3<text:tab/>Tumorzellen, bösartig</text:p>
      <text:p text:style-name="P1">M8002/3<text:tab/>Bösartiger Tumor, kleinzelliger Typ</text:p>
      <text:p text:style-name="P1">M8003/3<text:tab/>Bösartiger Tumor, riesenzelliger Typ</text:p>
      <text:p text:style-name="P1">M8004/3<text:tab/>Bösartiger Tumor, spindelzelliger Typ</text:p>
      <text:p text:style-name="P4">M801-M804<text:tab/>Epitheliale Neubildungen o.n.A.</text:p>
      <text:p text:style-name="P1">M8010/0<text:tab/>Epithelialer Tumor, gutartig</text:p>
      <text:p text:style-name="P1">M8010/2<text:tab/>Carcinoma in situ o.n.A.</text:p>
      <text:p text:style-name="P1">M8010/3<text:tab/>Karzinom o.n.A.</text:p>
      <text:p text:style-name="P1">M8010/6<text:tab/>Karzinom, metastatisch o.n.A.</text:p>
      <text:p text:style-name="P1">M8011/0<text:tab/>Epitheliom, gutartig</text:p>
      <text:p text:style-name="P1">M8011/3<text:tab/>Epitheliom, bösartig</text:p>
      <text:p text:style-name="P1">M8012/3<text:tab/>Großzelliges Karzinom o.n.A.</text:p>
      <text:p text:style-name="P1"><text:soft-page-break/>M8020/3<text:tab/>Karzinom, undifferenziert o.n.A.</text:p>
      <text:p text:style-name="P1">M8021/3<text:tab/>Karzinom, anaplastisch o.n.A.</text:p>
      <text:p text:style-name="P1">M8022/3<text:tab/>Polymorphes Karzinom</text:p>
      <text:p text:style-name="P1">M8030/3<text:tab/>Riesenzell- und Spindelzellkarzinom</text:p>
      <text:p text:style-name="P1">M8031/3<text:tab/>Riesenzellkarzinom</text:p>
      <text:p text:style-name="P1">M8032/3<text:tab/>Spindelzellkarzinom</text:p>
      <text:p text:style-name="P1">M8033/3<text:tab/>Pseudosarkomatöses Karzinom</text:p>
      <text:p text:style-name="P1">M8034/3<text:tab/>Polygonalzelliges Karzinom</text:p>
      <text:p text:style-name="P1">M8040/1<text:tab/>Tumorlet [Lungenmikrotumor, epithelial, kleinzellig]</text:p>
      <text:p text:style-name="P1">M8041/3<text:tab/>Kleinzelliges Karzinom o.n.A.</text:p>
      <text:p text:style-name="P1">M8042/3<text:tab/>Kleinzelliges Bronchialkarzinom [Oat-Cell-Karzinom] (C34.-)</text:p>
      <text:p text:style-name="P1">M8043/3<text:tab/>Kleinzelliges Karzinom, spindelzellig (C34.-)</text:p>
      <text:p text:style-name="P1">M8044/3<text:tab/>Kleinzelliges Karzinom, Intermediärtyp (C34.-)</text:p>
      <text:p text:style-name="P11">M8045/3<text:tab/>Kleinzellig-großzelliges Karzinom (C34.-)</text:p>
      <text:p text:style-name="P4">M805-M808<text:tab/>Plattenepithel-Neubildungen</text:p>
      <text:p text:style-name="P1">M8050/0<text:tab/>Papillom o.n.A. (ausgenommen Harnblasenpapillom M8120/1)</text:p>
      <text:p text:style-name="P1">M8050/2<text:tab/>Papilläres Carcinoma in situ</text:p>
      <text:p text:style-name="P1">M8050/3<text:tab/>Papilläres Karzinom o.n.A.</text:p>
      <text:p text:style-name="P1">M8051/0<text:tab/>Verruköses Papillom</text:p>
      <text:p text:style-name="P1">M8051/3<text:tab/>Verruköses Karzinom o.n.A.</text:p>
      <text:p text:style-name="P1">M8052/0<text:tab/>Plattenepithelpapillom</text:p>
      <text:p text:style-name="P1">M8052/3<text:tab/>Papilläres Plattenepithelkarzinom</text:p>
      <text:p text:style-name="P1">M8053/0<text:tab/>Invertiertes Papillom</text:p>
      <text:p text:style-name="P1">M8060/0<text:tab/>Papillomatosis o.n.A.</text:p>
      <text:p text:style-name="P1">M8070/2<text:tab/>Carcinoma in situ des Plattenepithels o.n.A.</text:p>
      <text:p text:style-name="P1">M8070/3<text:tab/>Plattenepithelkarzinom o.n.A.</text:p>
      <text:p text:style-name="P1">M8070/6<text:tab/>Plattenepithelkarzinom, metastatisch o.n.A.</text:p>
      <text:p text:style-name="P1">M8071/3<text:tab/>Plattenepithelkarzinom, verhornend o.n.A.</text:p>
      <text:p text:style-name="P1">M8072/3<text:tab/>Plattenepithelkarzinom, großzellig, nicht verhornend</text:p>
      <text:p text:style-name="P1">M8073/3<text:tab/>Plattenepithelkarzinom, kleinzellig, nicht verhornend</text:p>
      <text:p text:style-name="P1">M8074/3<text:tab/>Plattenepithelkarzinom, spindelzellig</text:p>
      <text:p text:style-name="P1">M8075/3<text:tab/>Adenoides Plattenepithelkarzinom</text:p>
      <text:p text:style-name="P1">M8076/2<text:tab/>Carcinoma in situ des Plattenepithels mit fraglicher Stromainvasion (D06.-)</text:p>
      <text:p text:style-name="P1">M8076/3<text:tab/>Plattenepithelkarzinom, mikroinvasiv (C53.-)</text:p>
      <text:p text:style-name="P1">M8077/2<text:tab/>Intraepitheliale Neoplasie III. Grades der Zervix, Vulva und Vagina</text:p>
      <text:p text:style-name="P1">M8080/2<text:tab/>Erythroplasie Queyrat (D07.4)</text:p>
      <text:p text:style-name="P1">M8081/2<text:tab/>Bowen-Krankheit</text:p>
      <text:p text:style-name="P1">M8082/3<text:tab/>Lymphoepitheliales Karzinom</text:p>
      <text:p text:style-name="P8"><text:span text:style-name="T1">M809</text:span><text:span text:style-name="T5"></text:span><text:span text:style-name="T1">M811<text:tab/>Basalzell-Neubildungen</text:span></text:p>
      <text:p text:style-name="P1">M8090/1<text:tab/>Basalzelltumor (D48.5)</text:p>
      <text:p text:style-name="P2">M8090/3<text:tab/>Basaliom o.n.A. (C44.-)</text:p>
      <text:p text:style-name="P2">M8091/3<text:tab/>Multizentrisches Basaliom (C44.-)</text:p>
      <text:p text:style-name="P2">M8092/3<text:tab/>Basalioma sclerodermiforme (C44.-)</text:p>
      <text:p text:style-name="P2">M8093/3<text:tab/>Basaliom, fibroepithelial (C44.-)</text:p>
      <text:p text:style-name="P2">M8094/3<text:tab/>Basaliom mit epidermoider Differenzierung (C44.-)</text:p>
      <text:p text:style-name="P2">M8095/3<text:tab/>Metatypisches Karzinom (C44.-)</text:p>
      <text:p text:style-name="P2">M8096/0<text:tab/>Intraepitheliales Epitheliom Typ Borst-Jadassohn (D23.-)</text:p>
      <text:p text:style-name="P3">M8100/0<text:tab/>Trichoepitheliom (D23.-)</text:p>
      <text:p text:style-name="P3">M8101/0<text:tab/>Trichofollikulom (D23.-)</text:p>
      <text:p text:style-name="P3">M8102/0<text:tab/>Tricholemmom (D23.-)</text:p>
      <text:p text:style-name="P3">M8110/0<text:tab/>Pilomatrixom o.n.A. (D23.-)</text:p>
      <text:p text:style-name="P3">M8110/3<text:tab/>Pilomatrix-Karzinom (C44.-)</text:p>
      <text:p text:style-name="P8"><text:span text:style-name="T1">M812</text:span><text:span text:style-name="T5"></text:span><text:span text:style-name="T1">M813<text:tab/>Übergangszell-Papillome und -Karzinome</text:span></text:p>
      <text:p text:style-name="P1">M8120/0<text:tab/>Übergangszell- Papillom o.n.A.</text:p>
      <text:p text:style-name="P1">M8120/1<text:tab/>Urotheliales Papillom</text:p>
      <text:p text:style-name="P1">M8120/2<text:tab/>Übergangszell-Carcinoma in situ</text:p>
      <text:p text:style-name="P1">M8120/3<text:tab/>Übergangszell-Karzinom o.n.A.</text:p>
      <text:p text:style-name="P1">M8121/0<text:tab/>Schneider-Papillom</text:p>
      <text:p text:style-name="P1"><text:soft-page-break/>M8121/1<text:tab/>Übergangszell-Papillom, invertiert</text:p>
      <text:p text:style-name="P1">M8121/3<text:tab/>Schneider-Karzinom</text:p>
      <text:p text:style-name="P1">M8122/3<text:tab/>Übergangszell-Karzinom, spindelzellig</text:p>
      <text:p text:style-name="P1">M8123/3<text:tab/>Basaloides Karzinom (C21.1)</text:p>
      <text:p text:style-name="P1">M8124/3<text:tab/>Kloakogenes Karzinom (C21.2)</text:p>
      <text:p text:style-name="P1">M8130/3<text:tab/>Papilläres Übergangszell-Karzinom</text:p>
      <text:p text:style-name="P8"><text:span text:style-name="T1">M814</text:span><text:span text:style-name="T5"></text:span><text:span text:style-name="T1">M838<text:tab/>Adenome und Adenokarzinome</text:span></text:p>
      <text:p text:style-name="P1">M8140/0<text:tab/>Adenom o.n.A.</text:p>
      <text:p text:style-name="P1">M8140/1<text:tab/>Bronchialadenom o.n.A. (D38.1)</text:p>
      <text:p text:style-name="P1">M8140/2<text:tab/>Adenocarcinoma in situ o.n.A.</text:p>
      <text:p text:style-name="P1">M8140/3<text:tab/>Adenokarzinom o.n.A.</text:p>
      <text:p text:style-name="P1">M8140/6<text:tab/>Adenokarzinom, metastatisch o.n.A.</text:p>
      <text:p text:style-name="P1">M8141/3<text:tab/>Szirrhöses Adenokarzinom</text:p>
      <text:p text:style-name="P1">M8142/3<text:tab/>Magenszirrhus [Linitis plastica] (C16.-)</text:p>
      <text:p text:style-name="P1">M8143/3<text:tab/>Oberflächlich spreitendes Adenokarzinom</text:p>
      <text:p text:style-name="P1">M8144/3<text:tab/>Adenokarzinom, intestinaler Typ (C16.-)</text:p>
      <text:p text:style-name="P1">M8145/3<text:tab/>Adenokarzinom, diffuser Typ (C16.-)</text:p>
      <text:p text:style-name="P1">M8146/0<text:tab/>Monomorphes Adenom</text:p>
      <text:p text:style-name="P1">M8147/0<text:tab/>Basalzelladenom (D11.-)</text:p>
      <text:p text:style-name="P1">M8147/3<text:tab/>Basalzell-Adenokarzinom (C07.-,C08.-)</text:p>
      <text:p text:style-name="P1">M8150/0<text:tab/>Inselzelladenom (D13.7)</text:p>
      <text:p text:style-name="P1">M8150/3<text:tab/>Inselzellkarzinom (C25.4)</text:p>
      <text:p text:style-name="P1">M8151/0<text:tab/>Insulinom o.n.A. (D13.7)</text:p>
      <text:p text:style-name="P1">M8151/3<text:tab/>Insulinom, bösartig (C25.4)</text:p>
      <text:p text:style-name="P1">M8152/0<text:tab/>Glukagonom o.n.A. (D13.7)</text:p>
      <text:p text:style-name="P1">M8152/3<text:tab/>Glukagonom, bösartig (C25.4)</text:p>
      <text:p text:style-name="P1">M8153/1<text:tab/>Gastrinom o.n.A.</text:p>
      <text:p text:style-name="P1">M8153/3<text:tab/>Gastrinom, bösartig</text:p>
      <text:p text:style-name="P1">M8154/3<text:tab/>Gemischtes Inselzell- und exokrines Adenokarzinom (C25.-)</text:p>
      <text:p text:style-name="P1">M8155/3<text:tab/>Vipom</text:p>
      <text:p text:style-name="P1">M8160/0<text:tab/>Gallengangsadenom (D13.4, D13.5)</text:p>
      <text:p text:style-name="P1">M8160/3<text:tab/>Gallengangskarzinom (C22.1)</text:p>
      <text:p text:style-name="P1">M8161/0<text:tab/>Gallengangs-Zystadenom</text:p>
      <text:p text:style-name="P1">M8161/3<text:tab/>Gallengangs-Zystadenokarzinom</text:p>
      <text:p text:style-name="P1">M8162/3<text:tab/>Klatskin-Tumor (C24.0)</text:p>
      <text:p text:style-name="P1">M8170/0<text:tab/>Leberzelladenom (D13.4)</text:p>
      <text:p text:style-name="P1">M8170/3<text:tab/>Leberzellkarzinom o.n.A. (C22.0)</text:p>
      <text:p text:style-name="P1">M8171/3<text:tab/>Leberzellkarzinom, fibrolamellär (C22.0)</text:p>
      <text:p text:style-name="P1">M8180/3<text:tab/>Kombiniertes Leberzell- und Gallengangskarzinom (C22.0)</text:p>
      <text:p text:style-name="P1">M8190/0<text:tab/>Trabekuläres Adenom</text:p>
      <text:p text:style-name="P1">M8190/3<text:tab/>Trabekuläres Adenokarzinom</text:p>
      <text:p text:style-name="P1">M8191/0<text:tab/>Embryonales Adenom</text:p>
      <text:p text:style-name="P1">M8200/0<text:tab/>Ekkrines Hautzylindrom (D23.-)</text:p>
      <text:p text:style-name="P1">M8200/3<text:tab/>Adenoidzystisches Karzinom</text:p>
      <text:p text:style-name="P1">M8201/3<text:tab/>Kribriformes Karzinom</text:p>
      <text:p text:style-name="P1">M8202/0<text:tab/>Mikrozystisches Adenom (D13.7)</text:p>
      <text:p text:style-name="P1">M8210/0<text:tab/>Adenomatöser Polyp o.n.A.</text:p>
      <text:p text:style-name="P1">M8210/2<text:tab/>Adenocarcinoma in situ in adenomatösem Polyp</text:p>
      <text:p text:style-name="P1">M8210/3<text:tab/>Adenokarzinom in adenomatösem Polyp</text:p>
      <text:p text:style-name="P1">M8211/0<text:tab/>Tubuläres Adenom o.n.A.</text:p>
      <text:p text:style-name="P1">M8211/3<text:tab/>Tubuläres Adenokarzinom</text:p>
      <text:p text:style-name="P1">M8220/0<text:tab/>Adenomatöse Polyposis coli (D12.-)</text:p>
      <text:p text:style-name="P1">M8220/3<text:tab/>Adenokarzinom in adenomatöser Polyposis coli (C18.-)</text:p>
      <text:p text:style-name="P1">M8221/0<text:tab/>Multiple adenomatöse Polypen</text:p>
      <text:p text:style-name="P1">M8221/3<text:tab/>Adenokarzinom in multiplen adenomatösen Polypen</text:p>
      <text:p text:style-name="P1">M8230/3<text:tab/>Carcinoma solidum o.n.A.</text:p>
      <text:p text:style-name="P1">M8231/3<text:tab/>Carcinoma simplex</text:p>
      <text:p text:style-name="P1">M8240/1<text:tab/>Karzinoid o.n.A., des Appendix (D37.3)</text:p>
      <text:p text:style-name="P1">M8240/3<text:tab/>Karzinoid o.n.A. (ausgenommen des Appendix M8240/1)</text:p>
      <text:p text:style-name="P1"><text:soft-page-break/>M8241/1<text:tab/>Karzinoid, argentaffin o.n.A.</text:p>
      <text:p text:style-name="P1">M8241/3<text:tab/>Karzinoid, argentaffin, bösartig</text:p>
      <text:p text:style-name="P1">M8243/3<text:tab/>Schleimbildendes bösartiges Karzinoid [Becherzellkarzinoid] (C18.1)</text:p>
      <text:p text:style-name="P1">M8244/3<text:tab/>Mischzelliges Karzinoid</text:p>
      <text:p text:style-name="P1">M8245/3<text:tab/>Adenokarzinoid</text:p>
      <text:p text:style-name="P1">M8246/3<text:tab/>Neuroendokrines Karzinom</text:p>
      <text:p text:style-name="P1">M8247/3<text:tab/>Merkel-Zellkarzinom (C44.-)</text:p>
      <text:p text:style-name="P1">M8248/1<text:tab/>Apudom</text:p>
      <text:p text:style-name="P1">M8250/1<text:tab/>Lungenadenomatose (D38.1)</text:p>
      <text:p text:style-name="P1">M8250/3<text:tab/>Bronchiolo-alveoläres Adenokarzinom (C34.-)</text:p>
      <text:p text:style-name="P1">M8251/0<text:tab/>Alveoläres Adenom (D14.3)</text:p>
      <text:p text:style-name="P1">M8251/3<text:tab/>Alveoläres Adenokarzinom (C34.-)</text:p>
      <text:p text:style-name="P1">M8260/0<text:tab/>Papilläres Adenom o.n.A.</text:p>
      <text:p text:style-name="P1">M8260/3<text:tab/>Papilläres Adenokarzinom o.n.A.</text:p>
      <text:p text:style-name="P1">M8261/1<text:tab/>Villöses Adenom o.n.A.</text:p>
      <text:p text:style-name="P1">M8261/2<text:tab/>Adenocarcinoma in situ in villösem Adenom</text:p>
      <text:p text:style-name="P1">M8261/3<text:tab/>Adenokarzinom in villösem Adenom</text:p>
      <text:p text:style-name="P1">M8262/3<text:tab/>Villöses Adenokarzinom</text:p>
      <text:p text:style-name="P1">M8263/0<text:tab/>Tubulovillöses Adenom o.n.A.</text:p>
      <text:p text:style-name="P1">M8263/2<text:tab/>Adenocarcinoma in situ in tubulovillösem Adenom</text:p>
      <text:p text:style-name="P1">M8263/3<text:tab/>Adenokarzinom in tubulovillösem Adenom</text:p>
      <text:p text:style-name="P1">M8270/0<text:tab/>Chromophobes Adenom (D35.2)</text:p>
      <text:p text:style-name="P1">M8270/3<text:tab/>Chromophobes Karzinom (C75.1)</text:p>
      <text:p text:style-name="P1">M8271/0<text:tab/>Prolaktinom (D35.2)</text:p>
      <text:p text:style-name="P1">M8280/0<text:tab/>Eosinophiles Adenom (D35.2)</text:p>
      <text:p text:style-name="P1">M8280/3<text:tab/>Eosinophiles Karzinom (C75.1)</text:p>
      <text:p text:style-name="P1">M8281/0<text:tab/>Baso-eosinophiles Adenom (D35.2)</text:p>
      <text:p text:style-name="P1">M8281/3<text:tab/>Baso-eosinophiles Karzinom (C75.1)</text:p>
      <text:p text:style-name="P1">M8290/0<text:tab/>Oxyphiles Adenom</text:p>
      <text:p text:style-name="P1">M8290/3<text:tab/>Oxyphiles Adenokarzinom</text:p>
      <text:p text:style-name="P1">M8300/0<text:tab/>Basophiles Adenom (D35.2)</text:p>
      <text:p text:style-name="P1">M8300/3<text:tab/>Basophiles Karzinom (C75.1)</text:p>
      <text:p text:style-name="P1">M8310/0<text:tab/>Klarzelladenom</text:p>
      <text:p text:style-name="P1">M8310/3<text:tab/>Klarzelliges Adenokarzinom o.n.A.</text:p>
      <text:p text:style-name="P1">M8311/1<text:tab/>Hypernephroider Tumor</text:p>
      <text:p text:style-name="P1">M8312/3<text:tab/>Nierenzellkarzinom (C64)</text:p>
      <text:p text:style-name="P1">M8313/0<text:tab/>Klarzelliges Adenofibrom</text:p>
      <text:p text:style-name="P1">M8314/3<text:tab/>Lipidreiches Karzinom (C50.-)</text:p>
      <text:p text:style-name="P1">M8315/3<text:tab/>Glukogenreiches Karzinom (C50.-)</text:p>
      <text:p text:style-name="P1">M8320/3<text:tab/>Granularzellkarzinom</text:p>
      <text:p text:style-name="P1">M8321/0<text:tab/>Hauptzelladenom (D35.1)</text:p>
      <text:p text:style-name="P1">M8322/0<text:tab/>Wasserhellzelliges Adenom (D35.1)</text:p>
      <text:p text:style-name="P1">M8322/3<text:tab/>Wasserhellzelliges Adenokarzinom (C75.0)</text:p>
      <text:p text:style-name="P1">M8323/0<text:tab/>Mischzelladenom</text:p>
      <text:p text:style-name="P1">M8323/3<text:tab/>Mischzelladenokarzinom</text:p>
      <text:p text:style-name="P1">M8324/0<text:tab/>Lipoadenom</text:p>
      <text:p text:style-name="P1">M8330/0<text:tab/>Follikuläres Adenom (D34)</text:p>
      <text:p text:style-name="P1">M8330/3<text:tab/>Follikuläres Adenokarzinom o.n.A. (C73)</text:p>
      <text:p text:style-name="P1">M8331/3<text:tab/>Follikuläres Adenokarzinom, gut differenziert (C73)</text:p>
      <text:p text:style-name="P1">M8332/3<text:tab/>Follikuläres Adenokarzinom, trabekulär (C73)</text:p>
      <text:p text:style-name="P1">M8333/0<text:tab/>Mikrofollikuläres Adenom (D34)</text:p>
      <text:p text:style-name="P1">M8334/0<text:tab/>Makrofollikuläres Adenom (D34)</text:p>
      <text:p text:style-name="P1">M8340/3<text:tab/>Papilläres Karzinom, follikuläre Variante (C73)</text:p>
      <text:p text:style-name="P1">M8350/3<text:tab/>Nichtabgekapseltes sklerosierendes Karzinom (C73)</text:p>
      <text:p text:style-name="P1">M8360/1<text:tab/>Multiple endokrine Adenome</text:p>
      <text:p text:style-name="P1">M8361/1<text:tab/>Juxtaglomerulärer Tumor (D41.0)</text:p>
      <text:p text:style-name="P1">M8370/0<text:tab/>Nebennierenrindenadenom o.n.A. (D35.0)</text:p>
      <text:p text:style-name="P1">M8370/3<text:tab/>Nebennierenrindenkarzinom (C74.0)</text:p>
      <text:p text:style-name="P1">M8371/0<text:tab/>Nebennierenrindenadenom, kompaktzellig (D35.0)</text:p>
      <text:p text:style-name="P1"><text:soft-page-break/>M8372/0<text:tab/>Nebennierenrindenadenom, stark pigmentierte Variante (D35.0)</text:p>
      <text:p text:style-name="P1">M8373/0<text:tab/>Nebennierenrindenadenom, klarzellig (D35.0)</text:p>
      <text:p text:style-name="P1">M8374/0<text:tab/>Nebennierenrindenadenom, Glomerulosazelltyp (D35.0)</text:p>
      <text:p text:style-name="P1">M8375/0<text:tab/>Nebennierenrindenadenom, Mischzelltyp (D35.0)</text:p>
      <text:p text:style-name="P1">M8380/0<text:tab/>Adenom, endometrioides o.n.A. (D27)</text:p>
      <text:p text:style-name="P1">M8380/1<text:tab/>Adenom, endometrioides, Borderline-Malignität (D39.1)</text:p>
      <text:p text:style-name="P1">M8380/3<text:tab/>Endometrioides Karzinom (C56)</text:p>
      <text:p text:style-name="P1">M8381/0<text:tab/>Endometrioides Adenofibrom o.n.A. (D27)</text:p>
      <text:p text:style-name="P1">M8381/1<text:tab/>Endometrioides Adenofibrom, Borderline-Malignität (D39.1)</text:p>
      <text:p text:style-name="P1">M8381/3<text:tab/>Endometrioides Adenofibrom, bösartig (C56)</text:p>
      <text:p text:style-name="P8"><text:span text:style-name="T1">M839</text:span><text:span text:style-name="T5"></text:span><text:span text:style-name="T1">M842<text:tab/>Neubildungen der Hautanhangsgebilde</text:span></text:p>
      <text:p text:style-name="P1">M8390/0<text:tab/>Adenom der Hautanhangsgebilde (D23.-)</text:p>
      <text:p text:style-name="P1">M8390/3<text:tab/>Karzinom der Hautanhangsgebilde (C44.-)</text:p>
      <text:p text:style-name="P1">M8400/0<text:tab/>Schweißdrüsenadenom (D23.-)</text:p>
      <text:p text:style-name="P1">M8400/1<text:tab/>Schweißdrüsentumor o.n.A. (D48.5)</text:p>
      <text:p text:style-name="P1">M8400/3<text:tab/>Schweißdüsenadenokarzinom (C44.-)</text:p>
      <text:p text:style-name="P1">M8401/0<text:tab/>Apokrines Adenom</text:p>
      <text:p text:style-name="P1">M8401/3<text:tab/>Apokrines Adenokarzinom</text:p>
      <text:p text:style-name="P1">M8402/0<text:tab/>Ekkrines Akrospirom (D23.-)</text:p>
      <text:p text:style-name="P1">M8403/0<text:tab/>Ekkrines Spiradenom (D23.-)</text:p>
      <text:p text:style-name="P1">M8404/0<text:tab/>Hidrozystom (D23.-)</text:p>
      <text:p text:style-name="P1">M8405/0<text:tab/>Papilläres Hidradenom (D23.-)</text:p>
      <text:p text:style-name="P1">M8406/0<text:tab/>Papilläres Syringadenom (D23.-)</text:p>
      <text:p text:style-name="P1">M8407/0<text:tab/>Syringom o.n.A. (D23.-)</text:p>
      <text:p text:style-name="P1">M8408/0<text:tab/>Ekkrines papilläres Adenom (D23.-)</text:p>
      <text:p text:style-name="P1">M8410/0<text:tab/>Talgdrüsenadenom (D23.-)</text:p>
      <text:p text:style-name="P1">M8410/3<text:tab/>Talgdrüsenadenokarzinom (C44.-)</text:p>
      <text:p text:style-name="P1">M8420/0<text:tab/>Zeruminöses Adenom (D23.2)</text:p>
      <text:p text:style-name="P1">M8420/3<text:tab/>Zeruminöses Adenokarzinom (C44.2)</text:p>
      <text:p text:style-name="P4">M843<text:tab/>Mukoepidermoide Neubildungen</text:p>
      <text:p text:style-name="P1">M8430/1<text:tab/>Mukoepidermoidtumor</text:p>
      <text:p text:style-name="P1">M8430/3<text:tab/>Mukoepidermoides Karzinom</text:p>
      <text:p text:style-name="P8"><text:span text:style-name="T1">M844</text:span><text:span text:style-name="T5"></text:span><text:span text:style-name="T1">M849<text:tab/>Zystische, muköse und seröse Neubildungen</text:span></text:p>
      <text:p text:style-name="P1">M8440/0<text:tab/>Zystadenom o.n.A.</text:p>
      <text:p text:style-name="P1">M8440/3<text:tab/>Zystadenokarzinom o.n.A.</text:p>
      <text:p text:style-name="P1">M8441/0<text:tab/>Seröses Zystadenom o.n.A. (D27)</text:p>
      <text:p text:style-name="P1">M8441/3<text:tab/>Seröses Zystadenokarzinom o.n.A. (C56)</text:p>
      <text:p text:style-name="P1">M8442/3<text:tab/>Seröses Zystadenom, Borderline-Malignität (C56)</text:p>
      <text:p text:style-name="P1">M8450/0<text:tab/>Papilläres Zystadenom o.n.A. (D27)</text:p>
      <text:p text:style-name="P1">M8450/3<text:tab/>Papilläres Zystadenokarzinom o.n.A. (C56)</text:p>
      <text:p text:style-name="P1">M8451/3<text:tab/>Papilläres Zystadenom, Borderline-Malignität (C56)</text:p>
      <text:p text:style-name="P1">M8452/1<text:tab/>Papillärer zystischer Tumor (D37.7)</text:p>
      <text:p text:style-name="P1">M8460/0<text:tab/>Papilläres seröses Zystadenom o.n.A. (D27)</text:p>
      <text:p text:style-name="P1">M8460/3<text:tab/>Papilläres seröses Zystadenokarzinom (C56)</text:p>
      <text:p text:style-name="P1">M8461/0<text:tab/>Seröses Oberflächenpapillom o.n.A. (D27)</text:p>
      <text:p text:style-name="P1">M8461/3<text:tab/>Papilläres seröses Oberflächenkarzinom (C56)</text:p>
      <text:p text:style-name="P1">M8462/3<text:tab/>Papilläres seröses Zystadenom, Borderline-Malignität (C56)</text:p>
      <text:p text:style-name="P1">M8470/0<text:tab/>Muzinöses Zystadenom o.n.A. (D27)</text:p>
      <text:p text:style-name="P1">M8470/3<text:tab/>Muzinöses Zystadenokarzinom o.n.A. (C56)</text:p>
      <text:p text:style-name="P1">M8471/0<text:tab/>Papilläres muzinöses Zystadenom o.n.A. (D27)</text:p>
      <text:p text:style-name="P1">M8471/3<text:tab/>Papilläres muzinöses Zystadenokarzinom (C56)</text:p>
      <text:p text:style-name="P1">M8472/3<text:tab/>Muzinöses Zystadenom, Borderline-Malignität (C56)</text:p>
      <text:p text:style-name="P1">M8473/3<text:tab/>Papilläres muzinöses Zystadenom, Borderline-Malignität (C56)</text:p>
      <text:p text:style-name="P1">M8480/0<text:tab/>Muzinöses Adenom</text:p>
      <text:p text:style-name="P1">M8480/3<text:tab/>Muzinöses Adenokarzinom</text:p>
      <text:p text:style-name="P1">M8480/6<text:tab/>Muzinöses Adenokarzinom, metastasiert [Pseudomyxoma peritonei] (C78.6)</text:p>
      <text:p text:style-name="P1">M8481/3<text:tab/>Schleimbildendes Adenokarzinom</text:p>
      <text:p text:style-name="P1">M8490/3<text:tab/>Siegelringzellkarzinom</text:p>
      <text:p text:style-name="P1"><text:soft-page-break/>M8490/6<text:tab/>Metastatisches Siegelringzellkarzinom</text:p>
      <text:p text:style-name="P8"><text:span text:style-name="T1">M850</text:span><text:span text:style-name="T5"></text:span><text:span text:style-name="T1">M854<text:tab/>Duktale, lobuläre und medulläre Neubildungen</text:span></text:p>
      <text:p text:style-name="P1">M8500/2<text:tab/>Intraduktales Karzinom, nichtinvasiv o.n.A.</text:p>
      <text:p text:style-name="P1">M8500/3<text:tab/>Invasives duktales Karzinom (C50.-)</text:p>
      <text:p text:style-name="P1">M8501/2<text:tab/>Komedokarzinom, nichtinvasiv (D05.-)</text:p>
      <text:p text:style-name="P1">M8501/3<text:tab/>Komedokarzinom o.n.A. (C50.-)</text:p>
      <text:p text:style-name="P1">M8502/3<text:tab/>Juveniles Mammakarzinom (C50.-)</text:p>
      <text:p text:style-name="P1">M8503/0<text:tab/>Intraduktales Papillom</text:p>
      <text:p text:style-name="P1">M8503/2<text:tab/>Nichtinvasives intraduktales papilläres Adenokarzinom (D05.-)</text:p>
      <text:p text:style-name="P1">M8503/3<text:tab/>Intraduktales papilläres Adenokarzinom mit Invasion (C50.-)</text:p>
      <text:p text:style-name="P1">M8504/0<text:tab/>Intrazystisches papilläres Adenom</text:p>
      <text:p text:style-name="P1">M8504/2<text:tab/>Nichtinvasives intrazystisches Karzinom</text:p>
      <text:p text:style-name="P1">M8504/3<text:tab/>Intrazystisches Karzinom o.n.A.</text:p>
      <text:p text:style-name="P1">M8505/0<text:tab/>Intraduktale Papillomatose o.n.A.</text:p>
      <text:p text:style-name="P1">M8506/0<text:tab/>Brustwarzenadenom (D24)</text:p>
      <text:p text:style-name="P1">M8510/3<text:tab/>Medulläres Karzinom o.n.A.</text:p>
      <text:p text:style-name="P1">M8511/3<text:tab/>Medulläres Karzinom mit amyloidem Stroma (C73)</text:p>
      <text:p text:style-name="P1">M8512/3<text:tab/>Medulläres Karzinom mit lymphoidem Stroma (C50.-)</text:p>
      <text:p text:style-name="P1">M8520/2<text:tab/>Lobuläres Carcinoma in situ (D05.0)</text:p>
      <text:p text:style-name="P1">M8520/3<text:tab/>Lobuläres Karzinom o.n.A. (C50.-)</text:p>
      <text:p text:style-name="P1">M8521/3<text:tab/>Invasives, duktuläres Karzinom (C50.-)</text:p>
      <text:p text:style-name="P1">M8522/2<text:tab/>Intraduktales Karzinom und lobuläres Carcinoma in situ (D05.7)</text:p>
      <text:p text:style-name="P1">M8522/3<text:tab/>Invasives, duktales und lobuläres Karzinom (C50.-)</text:p>
      <text:p text:style-name="P1">M8530/3<text:tab/>Inflammatorisches Karzinom (C50.-)</text:p>
      <text:p text:style-name="P1">M8540/3<text:tab/>Paget-Karzinom der Brustdrüse (C50.-)</text:p>
      <text:p text:style-name="P1">M8541/3<text:tab/>Paget-Karzinom und invasives duktales Karzinom der Brustdrüse (C50.-)</text:p>
      <text:p text:style-name="P1">M8542/3<text:tab/>Paget-Karzinom, extramammär (ausgenommen Paget-Krankheit der Knochen)</text:p>
      <text:p text:style-name="P1">M8543/3<text:tab/>Paget-Karzinom und intraduktales Karzinom der Brustdrüse</text:p>
      <text:p text:style-name="P4">M855<text:tab/>Azinuszell-Neubildungen</text:p>
      <text:p text:style-name="P1">M8550/0<text:tab/>Azinuszelladenom</text:p>
      <text:p text:style-name="P1">M8550/1<text:tab/>Azinuszelltumor</text:p>
      <text:p text:style-name="P1">M8550/3<text:tab/>Azinuszellkarzinom</text:p>
      <text:p text:style-name="P8"><text:span text:style-name="T1">M856</text:span><text:span text:style-name="T5"></text:span><text:span text:style-name="T1">M858<text:tab/>Komplexe epitheliale Neubildungen</text:span></text:p>
      <text:p text:style-name="P1">M8560/3<text:tab/>Kombiniertes Adeno-Plattenepithelkarzinom</text:p>
      <text:p text:style-name="P1">M8561/0<text:tab/>Adenolymphom (D11.-)</text:p>
      <text:p text:style-name="P1">M8562/3<text:tab/>Epithelial-myoepitheliales Karzinom</text:p>
      <text:p text:style-name="P1">M8570/3<text:tab/>Adenokarzinom mit Plattenepithelmetaplasie</text:p>
      <text:p text:style-name="P1">M8571/3<text:tab/>Adenokarzinom mit kartilaginärer und ossärer Metaplasie</text:p>
      <text:p text:style-name="P1">M8572/3<text:tab/>Adenokarzinom mit Spindelzellmetaplasie</text:p>
      <text:p text:style-name="P1">M8573/3<text:tab/>Adenokarzinom mit apokriner Metaplasie</text:p>
      <text:p text:style-name="P1">M8580/0<text:tab/>Thymom, gutartig (D15.0)</text:p>
      <text:p text:style-name="P1">M8580/3<text:tab/>Thymom, bösartig (C37)</text:p>
      <text:p text:style-name="P8"><text:span text:style-name="T1">M859</text:span><text:span text:style-name="T5"></text:span><text:span text:style-name="T1">M867<text:tab/>Spezielle Neubildungen der Gonaden</text:span></text:p>
      <text:p text:style-name="P1">M8590/1<text:tab/>Keimstrang-Stromatumor</text:p>
      <text:p text:style-name="P1">M8600/0<text:tab/>Thekazelltumor o.n.A. (D27)</text:p>
      <text:p text:style-name="P1">M8600/3<text:tab/>Thekazelltumor, bösartig (C56)</text:p>
      <text:p text:style-name="P1">M8601/0<text:tab/>Thekazelltumor, luteinisiert (D27)</text:p>
      <text:p text:style-name="P1">M8602/0<text:tab/>Sklerosierender Stromatumor (D27)</text:p>
      <text:p text:style-name="P1">M8610/0<text:tab/>Luteom o.n.A. (D27)</text:p>
      <text:p text:style-name="P1">M8620/1<text:tab/>Granulosazelltumor o.n.A. (D39.1)</text:p>
      <text:p text:style-name="P1">M8620/3<text:tab/>Granulosazelltumor, bösartig (C56)</text:p>
      <text:p text:style-name="P1">M8621/1<text:tab/>Granulosazell-Thekazelltumor (D39.1)</text:p>
      <text:p text:style-name="P1">M8622/1<text:tab/>Juveniler Granulosazelltumor (D39.1)</text:p>
      <text:p text:style-name="P1">M8623/1<text:tab/>Keimstrangtumor mit anulären Tubuli (D39.1)</text:p>
      <text:p text:style-name="P1">M8630/0<text:tab/>Androblastom, gutartig</text:p>
      <text:p text:style-name="P1">M8630/1<text:tab/>Androblastom o.n.A.</text:p>
      <text:p text:style-name="P1">M8630/3<text:tab/>Androblastom, bösartig</text:p>
      <text:p text:style-name="P1"><text:soft-page-break/>M8631/0<text:tab/>Sertoli-Leydig-Zelltumor</text:p>
      <text:p text:style-name="P1">M8632/1<text:tab/>Gynandroblastom (D39.1)</text:p>
      <text:p text:style-name="P1">M8640/0<text:tab/>Sertolizelltumor o.n.A.</text:p>
      <text:p text:style-name="P1">M8640/3<text:tab/>Sertolizellkarzinom (C62.-)</text:p>
      <text:p text:style-name="P1">M8641/0<text:tab/>Sertolizelltumor mit Lipoidspeicherung (D27)</text:p>
      <text:p text:style-name="P1">M8650/0<text:tab/>Leydigzelltumor, gutartig (D29.2)</text:p>
      <text:p text:style-name="P1">M8650/1<text:tab/>Leydigzelltumor o.n.A. (D40.1)</text:p>
      <text:p text:style-name="P1">M8650/3<text:tab/>Leydigzelltumor, bösartig (C62.-)</text:p>
      <text:p text:style-name="P1">M8660/0<text:tab/>Hiluszelltumor (D27)</text:p>
      <text:p text:style-name="P1">M8670/0<text:tab/>Fettgewebstumor des Ovar (D27)</text:p>
      <text:p text:style-name="P1">M8671/0<text:tab/>Versprengter Nebennierentumor</text:p>
      <text:p text:style-name="P8"><text:span text:style-name="T1">M868</text:span><text:span text:style-name="T5"></text:span><text:span text:style-name="T1">M871<text:tab/>Paragangliome und Glomustumoren</text:span></text:p>
      <text:p text:style-name="P1">M8680/1<text:tab/>Paragangliom o.n.A.</text:p>
      <text:p text:style-name="P1">M8680/3<text:tab/>Paragangliom, bösartig</text:p>
      <text:p text:style-name="P1">M8681/1<text:tab/>Symphatisches Paragangliom</text:p>
      <text:p text:style-name="P1">M8682/1<text:tab/>Parasymphatisches Paragangliom</text:p>
      <text:p text:style-name="P1">M8683/0<text:tab/>Gangliozystisches Paragangliom (D13.2)</text:p>
      <text:p text:style-name="P1">M8690/1<text:tab/>Glomus-jugulare-Tumor (D44.7)</text:p>
      <text:p text:style-name="P1">M8691/1<text:tab/>Glomus-aorticum-Tumor (D44.7)</text:p>
      <text:p text:style-name="P1">M8692/1<text:tab/>Glomus-caroticum-Tumor (D44.6)</text:p>
      <text:p text:style-name="P1">M8693/1<text:tab/>Extraadrenales Paragangliom o.n.A.</text:p>
      <text:p text:style-name="P1">M8693/3<text:tab/>Extraadrenales Paragangliom, bösartig</text:p>
      <text:p text:style-name="P1">M8700/0<text:tab/>Phäochromozytom o.n.A. (D35.0)</text:p>
      <text:p text:style-name="P1">M8700/3<text:tab/>Phäochromozytom, bösartig (C74.1)</text:p>
      <text:p text:style-name="P1">M8710/3<text:tab/>Glomangiosarkom</text:p>
      <text:p text:style-name="P1">M8711/0<text:tab/>Glomustumor</text:p>
      <text:p text:style-name="P1">M8712/0<text:tab/>Glomangiom</text:p>
      <text:p text:style-name="P1">M8713/0<text:tab/>Glomangiomyom</text:p>
      <text:p text:style-name="P8"><text:span text:style-name="T1">M872</text:span><text:span text:style-name="T5"></text:span><text:span text:style-name="T1">M879<text:tab/>Nävi und Melanome</text:span></text:p>
      <text:p text:style-name="P1">M8720/0<text:tab/>Nävuszellnävus o.n.A. (D22.-)</text:p>
      <text:p text:style-name="P1">M8720/2<text:tab/>Melanoma in situ (D03.-)</text:p>
      <text:p text:style-name="P1">M8720/3<text:tab/>Bösartiges Melanom o.n.A.</text:p>
      <text:p text:style-name="P1">M8721/3<text:tab/>Noduläres Melanom (C44.-)</text:p>
      <text:p text:style-name="P1">M8722/0<text:tab/>Blasenzellnävus (D22.-)</text:p>
      <text:p text:style-name="P1">M8722/3<text:tab/>Blasenzellmelanom (C43.-)</text:p>
      <text:p text:style-name="P1">M8723/0<text:tab/>Halo-Nävus (D22.-)</text:p>
      <text:p text:style-name="P1">M8723/3<text:tab/>Bösartiges Melanom, regressiv (C43.-)</text:p>
      <text:p text:style-name="P1">M8724/0<text:tab/>Fibröse Papel der Nase (D22.3)</text:p>
      <text:p text:style-name="P1">M8725/0<text:tab/>Neuronävus (D22.-)</text:p>
      <text:p text:style-name="P1">M8726/0<text:tab/>Großzelliger Nävus (D31.4)</text:p>
      <text:p text:style-name="P1">M8727/0<text:tab/>Dysplastischer Nävus (D22.-)</text:p>
      <text:p text:style-name="P1">M8730/0<text:tab/>Nicht pigmentierender Nävus (D22.-)</text:p>
      <text:p text:style-name="P1">M8730/3<text:tab/>Amelanotisches Melanom (C43.-)</text:p>
      <text:p text:style-name="P1">M8740/0<text:tab/>Junktionaler Nävus o.n.A. (D22.-)</text:p>
      <text:p text:style-name="P1">M8740/3<text:tab/>Bösartiges Melanom in junktionalem Nävus (C44.-)</text:p>
      <text:p text:style-name="P1">M8741/2<text:tab/>Präkanzeröse Melanose o.n.A. (D03.-)</text:p>
      <text:p text:style-name="P1">M8741/3<text:tab/>Bösartiges Melanom in präkanzeröser Melanose (C43.-)</text:p>
      <text:p text:style-name="P1">M8742/2<text:tab/>Lentigo maligna [Dubreuilh-Hutchinson] o.n.A. (D03.-)</text:p>
      <text:p text:style-name="P1">M8742/3<text:tab/>Bösartiges Melanom in Lentigo maligna (C43.-)</text:p>
      <text:p text:style-name="P1">M8743/3<text:tab/>Oberflächlich spreitendes Melanom (C43.-)</text:p>
      <text:p text:style-name="P1">M8744/3<text:tab/>Akrales lentiginöses Melanom, bösartig (C43.-)</text:p>
      <text:p text:style-name="P1">M8745/3<text:tab/>Desmoplastisches Melanom, bösartig (C43.-)</text:p>
      <text:p text:style-name="P1">M8750/0<text:tab/>Intradermaler Nävus (D22.-)</text:p>
      <text:p text:style-name="P1">M8760/0<text:tab/>Compound-Nävus (D22.-)</text:p>
      <text:p text:style-name="P1">M8761/1<text:tab/>Pigmentierter Riesennävus o.n.A. (D48.5)</text:p>
      <text:p text:style-name="P1">M8761/3<text:tab/>Bösartiges Melanom in pigmentiertem Riesennävus (C43.-)</text:p>
      <text:p text:style-name="P1">M8770/0<text:tab/>Epitheloid- und Spindelzellnävus (D22.-)</text:p>
      <text:p text:style-name="P1">M8770/3<text:tab/>Gemischtes Epitheloid- und Spindelzellmelanom</text:p>
      <text:p text:style-name="P1"><text:soft-page-break/>M8771/0<text:tab/>Epitheloidzellnävus (D22.-)</text:p>
      <text:p text:style-name="P1">M8771/3<text:tab/>Epitheloidzellmelanom</text:p>
      <text:p text:style-name="P1">M8772/0<text:tab/>Spindelzellnävus (D22.-)</text:p>
      <text:p text:style-name="P1">M8772/3<text:tab/>Spindelzellmelanom o.n.A.</text:p>
      <text:p text:style-name="P1">M8773/3<text:tab/>Spindelzellmelanom, Typ A (C69.4)</text:p>
      <text:p text:style-name="P1">M8774/3<text:tab/>Spindelzellmelanom, Typ B (C69.4)</text:p>
      <text:p text:style-name="P1">M8780/0<text:tab/>Blauer Nävus o.n.A. (D22.-)</text:p>
      <text:p text:style-name="P1">M8780/3<text:tab/>Blauer Nävus, bösartig (C43.-)</text:p>
      <text:p text:style-name="P1">M8790/0<text:tab/>Zellulärer blauer Nävus (D22.-)</text:p>
      <text:p text:style-name="P4">M880<text:tab/>Weichteiltumoren und Sarkome o.n.A.</text:p>
      <text:p text:style-name="P1">M8800/0<text:tab/>Weichteiltumor, gutartig</text:p>
      <text:p text:style-name="P1">M8800/3<text:tab/>Sarkom o.n.A.</text:p>
      <text:p text:style-name="P1">M8800/6<text:tab/>Sarkomatose o.n.A.</text:p>
      <text:p text:style-name="P1">M8801/3<text:tab/>Spindelzellsarkom</text:p>
      <text:p text:style-name="P1">M8802/3<text:tab/>Riesenzellsarkom (ausgenommen der Knochen M9250/3)</text:p>
      <text:p text:style-name="P1">M8803/3<text:tab/>Kleinzelliges Sarkom</text:p>
      <text:p text:style-name="P1">M8804/3<text:tab/>Epitheloidzellsarkom</text:p>
      <text:p text:style-name="P8"><text:span text:style-name="T1">M881</text:span><text:span text:style-name="T5"></text:span><text:span text:style-name="T1">M883<text:tab/>Fibromatöse Neubildungen</text:span></text:p>
      <text:p text:style-name="P1">M8810/0<text:tab/>Fibrom o.n.A.</text:p>
      <text:p text:style-name="P1">M8810/3<text:tab/>Fibrosarkom o.n.A.</text:p>
      <text:p text:style-name="P1">M8811/0<text:tab/>Fibromyxom</text:p>
      <text:p text:style-name="P1">M8811/3<text:tab/>Fibromyxosarkom</text:p>
      <text:p text:style-name="P1">M8812/0<text:tab/>Periostales Fibrom (D16.-)</text:p>
      <text:p text:style-name="P1">M8812/3<text:tab/>Periostales Fibrosarkom (C40.-, C41.-)</text:p>
      <text:p text:style-name="P1">M8813/0<text:tab/>Fasziales Fibrom</text:p>
      <text:p text:style-name="P1">M8813/3<text:tab/>Fasziales Fibrosarkom</text:p>
      <text:p text:style-name="P1">M8814/3<text:tab/>Infantiles Fibrosarkom</text:p>
      <text:p text:style-name="P1">M8820/0<text:tab/>Elastofibrom</text:p>
      <text:p text:style-name="P1">M8821/1<text:tab/>Extraabdominale Fibromatose</text:p>
      <text:p text:style-name="P1">M8822/1<text:tab/>Abdominale Fibromatose</text:p>
      <text:p text:style-name="P1">M8823/1<text:tab/>Desmoplastisches Fibrom</text:p>
      <text:p text:style-name="P1">M8824/1<text:tab/>Myofibromatosis</text:p>
      <text:p text:style-name="P1">M8830/0<text:tab/>Fibröses Histiozytom o.n.A.</text:p>
      <text:p text:style-name="P1">M8830/1<text:tab/>Atypisches fibröses Histiozytom</text:p>
      <text:p text:style-name="P1">M8830/3<text:tab/>Fibröses Histiozytom, bösartig</text:p>
      <text:p text:style-name="P1">M8832/0<text:tab/>Dermatofibrom o.n.A. (D23.-)</text:p>
      <text:p text:style-name="P1">M8832/3<text:tab/>Dermatofibrosarkom o.n.A. (C44.-)</text:p>
      <text:p text:style-name="P1">M8833/3<text:tab/>Pigmentiertes Dermatofibrosarcoma protuberans</text:p>
      <text:p text:style-name="P5">M884<text:tab/>Myxomatöse Tumoren</text:p>
      <text:p text:style-name="P1">M8840/0<text:tab/>Myxom o.n.A.</text:p>
      <text:p text:style-name="P2">M8840/3<text:tab/>Myxosarkom</text:p>
      <text:p text:style-name="P2">M8841/1<text:tab/>Angiomyxom</text:p>
      <text:p text:style-name="P8"><text:span text:style-name="T4">M885</text:span><text:span text:style-name="T5"></text:span><text:span text:style-name="T4">M888<text:tab/>Lipomatöse Neubildungen</text:span></text:p>
      <text:p text:style-name="P1">M8850/0<text:tab/>Lipom o.n.A. (D17.-)</text:p>
      <text:p text:style-name="P1">M8850/3<text:tab/>Liposarkom o.n.A.</text:p>
      <text:p text:style-name="P1">M8851/0<text:tab/>Fibrolipom (D17.-)</text:p>
      <text:p text:style-name="P1">M8851/3<text:tab/>Liposarkom, gut differenziert</text:p>
      <text:p text:style-name="P1">M8852/0<text:tab/>Fibromyxolipom (D17.-)</text:p>
      <text:p text:style-name="P1">M8852/3<text:tab/>Myxoliposarkom</text:p>
      <text:p text:style-name="P1">M8853/3<text:tab/>Rundzellen-Liposarkom</text:p>
      <text:p text:style-name="P1">M8854/0<text:tab/>Pleomorphes Lipom (D17.-)</text:p>
      <text:p text:style-name="P1">M8854/3<text:tab/>Pleomorphes Liposarkom</text:p>
      <text:p text:style-name="P1">M8855/3<text:tab/>Liposarkom, Mischform</text:p>
      <text:p text:style-name="P1">M8856/0<text:tab/>Intramuskuläres Lipom (D17.-)</text:p>
      <text:p text:style-name="P1">M8857/0<text:tab/>Spindelzell-Lipom (D17.-)</text:p>
      <text:p text:style-name="P1">M8858/3<text:tab/>Liposarkom, entdifferenziert</text:p>
      <text:p text:style-name="P1">M8860/0<text:tab/>Angiomyolipom (D17.-)</text:p>
      <text:p text:style-name="P1"><text:soft-page-break/>M8861/0<text:tab/>Angiolipom o.n.A. (D17.-)</text:p>
      <text:p text:style-name="P1">M8870/0<text:tab/>Myelolipom (D17.-)</text:p>
      <text:p text:style-name="P1">M8880/0<text:tab/>Hibernom (D17)</text:p>
      <text:p text:style-name="P1">M8881/0<text:tab/>Lipoblastomatose (D17.-)</text:p>
      <text:p text:style-name="P8"><text:span text:style-name="T1">M889</text:span><text:span text:style-name="T5"></text:span><text:span text:style-name="T1">M892<text:tab/>Myomatöse Neubildungen</text:span></text:p>
      <text:p text:style-name="P1">M8890/0<text:tab/>Leiomyom o.n.A.</text:p>
      <text:p text:style-name="P1">M8890/1<text:tab/>Leiomyomatose o.n.A.</text:p>
      <text:p text:style-name="P1">M8890/3<text:tab/>Leiomyosarkom o.n.A.</text:p>
      <text:p text:style-name="P1">M8891/0<text:tab/>Epitheloides Leiomyom</text:p>
      <text:p text:style-name="P1">M8891/3<text:tab/>Epitheloides Leiomyosarkom</text:p>
      <text:p text:style-name="P1">M8892/0<text:tab/>Zelluläres Leiomyom</text:p>
      <text:p text:style-name="P1">M8893/0<text:tab/>Bizarres Leiomyom</text:p>
      <text:p text:style-name="P1">M8894/0<text:tab/>Angiomyom</text:p>
      <text:p text:style-name="P1">M8894/3<text:tab/>Angiomyosarkom</text:p>
      <text:p text:style-name="P1">M8895/0<text:tab/>Myom</text:p>
      <text:p text:style-name="P1">M8895/3<text:tab/>Myosarkom</text:p>
      <text:p text:style-name="P1">M8896/3<text:tab/>Myxoides Leiomyosarkom</text:p>
      <text:p text:style-name="P1">M8897/1<text:tab/>Tumor der glatten Muskulatur o.n.A.</text:p>
      <text:p text:style-name="P1">M8900/0<text:tab/>Rhabdomyom o.n.A.</text:p>
      <text:p text:style-name="P1">M8900/3<text:tab/>Rhabdomyosarkom o.n.A.</text:p>
      <text:p text:style-name="P1">M8901/3<text:tab/>Pleomorphes Rhabdomyosarkom</text:p>
      <text:p text:style-name="P1">M8902/3<text:tab/>Rhabdomyosarkom, Mischtyp</text:p>
      <text:p text:style-name="P1">M8903/0<text:tab/>Fetales Rhabdomyom</text:p>
      <text:p text:style-name="P1">M8904/0<text:tab/>Adultes Rhabdomyom</text:p>
      <text:p text:style-name="P1">M8910/3<text:tab/>Embryonales Rhabdomyosarkom</text:p>
      <text:p text:style-name="P1">M8920/3<text:tab/>Alveoläres Rhabdomyosarkom</text:p>
      <text:p text:style-name="P8"><text:span text:style-name="T1">M893</text:span><text:span text:style-name="T5"></text:span><text:span text:style-name="T1">M899<text:tab/>Komplexe gemischte und stromale Neubildungen</text:span></text:p>
      <text:p text:style-name="P1">M8930/0<text:tab/>Endometriales Stromaknötchen (D26.1)</text:p>
      <text:p text:style-name="P1">M8930/3<text:tab/>Endometriales Stromasarkom (C54.-)</text:p>
      <text:p text:style-name="P1">M8931/1<text:tab/>Endolymphatische Stromamyose (D39.0)</text:p>
      <text:p text:style-name="P1">M8932/0<text:tab/>Adenomyom</text:p>
      <text:p text:style-name="P1">M8933/3<text:tab/>Adenosarkom</text:p>
      <text:p text:style-name="P1">M8940/0<text:tab/>Pleomorphes Adenom</text:p>
      <text:p text:style-name="P1">M8940/3<text:tab/>Mischtumor, bösartig o.n.A.</text:p>
      <text:p text:style-name="P1">M8941/3<text:tab/>Karzinom in pleomorphem Adenom (C07, C08.-)</text:p>
      <text:p text:style-name="P1">M8950/3<text:tab/>Müller-Mischtumor (C54.-)</text:p>
      <text:p text:style-name="P1">M8951/3<text:tab/>Mesodermaler Mischtumor</text:p>
      <text:p text:style-name="P1">M8960/1<text:tab/>Mesoblastisches Nephrom</text:p>
      <text:p text:style-name="P1">M8960/3<text:tab/>Nephroblastom o.n.A. (C64)</text:p>
      <text:p text:style-name="P1">M8963/3<text:tab/>Rhabdoides Sarkom</text:p>
      <text:p text:style-name="P1">M8964/3<text:tab/>Sarkom der Niere, klarzellig (C64)</text:p>
      <text:p text:style-name="P1">M8970/3<text:tab/>Hepatoblastom (C22.0)</text:p>
      <text:p text:style-name="P1">M8971/3<text:tab/>Pankreatoblastom (C25.-)</text:p>
      <text:p text:style-name="P1">M8972/3<text:tab/>Pulmonales Blastom (C34.-)</text:p>
      <text:p text:style-name="P1">M8980/3<text:tab/>Karzinosarkom o.n.A.</text:p>
      <text:p text:style-name="P1">M8981/3<text:tab/>Karzinosarkom, embryonal</text:p>
      <text:p text:style-name="P1">M8982/0<text:tab/>Myoepitheliom</text:p>
      <text:p text:style-name="P1">M8990/0<text:tab/>Mesenchymom, gutartig</text:p>
      <text:p text:style-name="P1">M8990/1<text:tab/>Mesenchymom o.n.A.</text:p>
      <text:p text:style-name="P1">M8990/3<text:tab/>Mesenchymom, bösartig</text:p>
      <text:p text:style-name="P1">M8991/3<text:tab/>Embryonales Sarkom</text:p>
      <text:p text:style-name="P8"><text:span text:style-name="T4">M900</text:span><text:span text:style-name="T5"></text:span><text:span text:style-name="T4">M903<text:tab/>Fibroepitheliale Neubildungen</text:span></text:p>
      <text:p text:style-name="P1">M9000/0<text:tab/>Brenner-Tumor o.n.A. (D27)</text:p>
      <text:p text:style-name="P1">M9000/1<text:tab/>Brenner-Tumor, Borderline-Malignität (D39.1)</text:p>
      <text:p text:style-name="P1">M9000/3<text:tab/>Brenner-Tumor, bösartig (C56)</text:p>
      <text:p text:style-name="P1">M9010/0<text:tab/>Fibroadenom o.n.A. (D24)</text:p>
      <text:p text:style-name="P1">M9011/0<text:tab/>Intrakanalikuläres Fibroadenom (D24)</text:p>
      <text:p text:style-name="P1">M9012/0<text:tab/>Perikanalikuläres Fibroadenom (D24)</text:p>
      <text:p text:style-name="P1"><text:soft-page-break/>M9013/0<text:tab/>Zystadenofibrom o.n.A. (D27)</text:p>
      <text:p text:style-name="P1">M9014/0<text:tab/>Seröses Zystadenofibrom (D27)</text:p>
      <text:p text:style-name="P1">M9015/0<text:tab/>Muzinöses Zystadenofibrom (D27)</text:p>
      <text:p text:style-name="P1">M9016/0<text:tab/>Riesenfibroadenom (D24)</text:p>
      <text:p text:style-name="P1">M9020/0<text:tab/>Tumor phylloides, gutartig (D24)</text:p>
      <text:p text:style-name="P1">M9020/1<text:tab/>Tumor phylloides o.n.A. (D48.6)</text:p>
      <text:p text:style-name="P1">M9020/3<text:tab/>Tumor phylloides, bösartig (C50.-)</text:p>
      <text:p text:style-name="P1">M9030/0<text:tab/>Juveniles Fibroadenom (D24)</text:p>
      <text:p text:style-name="P5">M904<text:tab/>Synoviale Neubildungen</text:p>
      <text:p text:style-name="P1">M9040/0<text:tab/>Synovialom, gutartig</text:p>
      <text:p text:style-name="P1">M9040/3<text:tab/>Synovialsarkom o.n.A.</text:p>
      <text:p text:style-name="P1">M9041/3<text:tab/>Synovialsarkom, spindelzellig</text:p>
      <text:p text:style-name="P1">M9042/3<text:tab/>Synovialsarkom, epitheloidzellig</text:p>
      <text:p text:style-name="P1">M9043/3<text:tab/>Synovialsarkom, biphasisch</text:p>
      <text:p text:style-name="P1">M9044/3<text:tab/>Klarzellsarkom (ausgenommen der Niere M8964/3)</text:p>
      <text:p text:style-name="P4">M905<text:tab/>Mesotheliale Neubildungen</text:p>
      <text:p text:style-name="P1">M9050/0<text:tab/>Mesotheliom, gutartig (D19.-)</text:p>
      <text:p text:style-name="P1">M9050/3<text:tab/>Mesotheliom, bösartig (C45.-)</text:p>
      <text:p text:style-name="P1">M9051/0<text:tab/>Fibröses Mesotheliom, gutartig (D19.-)</text:p>
      <text:p text:style-name="P1">M9051/3<text:tab/>Fibröses Mesotheliom, bösartig (C45.-)</text:p>
      <text:p text:style-name="P1">M9052/0<text:tab/>Epitheloidzelliges Mesotheliom, gutartig (D19.-)</text:p>
      <text:p text:style-name="P1">M9052/3<text:tab/>Epitheloidzelliges Mesotheliom, bösartig (C45.-)</text:p>
      <text:p text:style-name="P1">M9053/0<text:tab/>Mesotheliom, biphasisch, gutartig (D19.-)</text:p>
      <text:p text:style-name="P1">M9053/3<text:tab/>Mesotheliom, biphasisch, bösartig (C45.-)</text:p>
      <text:p text:style-name="P1">M9054/0<text:tab/>Adenomatoidtumor o.n.A. (D19.-)</text:p>
      <text:p text:style-name="P1">M9055/1<text:tab/>Zystisches Mesotheliom</text:p>
      <text:p text:style-name="P8"><text:span text:style-name="T1">M906</text:span><text:span text:style-name="T5"></text:span><text:span text:style-name="T1">M909<text:tab/>Keimzellneubildungen</text:span></text:p>
      <text:p text:style-name="P1">M9060/3<text:tab/>Dysgerminom</text:p>
      <text:p text:style-name="P1">M9061/3<text:tab/>Seminom o.n.A. (C62.-)</text:p>
      <text:p text:style-name="P1">M9062/3<text:tab/>Seminom, anaplastisch (C62.-)</text:p>
      <text:p text:style-name="P1">M9063/3<text:tab/>Spermatozytäres Seminom (C62.-)</text:p>
      <text:p text:style-name="P1">M9064/3<text:tab/>Germinom</text:p>
      <text:p text:style-name="P1">M9070/3<text:tab/>Embryonales Karzinom o.n.A.</text:p>
      <text:p text:style-name="P1">M9071/3<text:tab/>Endodermaler Sinustumor</text:p>
      <text:p text:style-name="P1">M9072/3<text:tab/>Polyembryom</text:p>
      <text:p text:style-name="P1">M9073/1<text:tab/>Gonadoblastom</text:p>
      <text:p text:style-name="P1">M9080/0<text:tab/>Teratom, gutartig</text:p>
      <text:p text:style-name="P1">M9080/1<text:tab/>Teratom o.n.A.</text:p>
      <text:p text:style-name="P1">M9080/3<text:tab/>Teratom, bösartig o.n.A.</text:p>
      <text:p text:style-name="P1">M9081/3<text:tab/>Teratokarzinom</text:p>
      <text:p text:style-name="P1">M9082/3<text:tab/>Bösartiges Teratom, undifferenziert</text:p>
      <text:p text:style-name="P1">M9083/3<text:tab/>Bösartiges Teratom, intermediärer Typ</text:p>
      <text:p text:style-name="P1">M9084/0<text:tab/>Dermoidzyste o.n.A.</text:p>
      <text:p text:style-name="P1">M9084/3<text:tab/>Teratom mit maligner Transformation</text:p>
      <text:p text:style-name="P1">M9085/3<text:tab/>Mischkeimzelltumor</text:p>
      <text:p text:style-name="P1">M9090/0<text:tab/>Struma ovarii o.n.A. (D27)</text:p>
      <text:p text:style-name="P1">M9090/3<text:tab/>Struma ovarii maligna (C56)</text:p>
      <text:p text:style-name="P1">M9091/1<text:tab/>Struma ovarii und Karzinoid (D39.1)</text:p>
      <text:p text:style-name="P4">M910<text:tab/>Trophoblastische Neubildungen</text:p>
      <text:p text:style-name="P1">M9100/0<text:tab/>Blasenmole o.n.A. (O01.9)</text:p>
      <text:p text:style-name="P1">M9100/1<text:tab/>Invasive Blasenmole (D39.2)</text:p>
      <text:p text:style-name="P1">M9100/3<text:tab/>Chorionkarzinom o.n.A.</text:p>
      <text:p text:style-name="P1">M9101/3<text:tab/>Chorionkarzinom in Kombination mit sonstigen Keimzellelementen</text:p>
      <text:p text:style-name="P1">M9102/3<text:tab/>Bösartiges Teratom, trophoblastisch (C62.-)</text:p>
      <text:p text:style-name="P1">M9103/0<text:tab/>Partielle Blasenmole (O01.1)</text:p>
      <text:p text:style-name="P1">M9104/1<text:tab/>Trophoblastischer Tumor, plazentarer Sitz (D39.2)</text:p>
      <text:p text:style-name="P9"><text:soft-page-break/>M911<text:tab/>Mesonephrome</text:p>
      <text:p text:style-name="P1">M9110/0<text:tab/>Mesonephrom, gutartig</text:p>
      <text:p text:style-name="P10">M9110/1<text:tab/>Mesonephrischer Tumor</text:p>
      <text:p text:style-name="P10">M9110/3<text:tab/>Mesonephrom, bösartig</text:p>
      <text:p text:style-name="P8"><text:span text:style-name="T1">M912</text:span><text:span text:style-name="T5"></text:span><text:span text:style-name="T1">M916<text:tab/>Blutgefäßtumoren</text:span></text:p>
      <text:p text:style-name="P1">M9120/0<text:tab/>Hämangiom o.n.A. (D18.0)</text:p>
      <text:p text:style-name="P1">M9120/3<text:tab/>Hämangiosarkom</text:p>
      <text:p text:style-name="P1">M9121/0<text:tab/>Kavernöses Hämangiom (D18.0)</text:p>
      <text:p text:style-name="P1">M9122/0<text:tab/>Venöses Hämangiom (D18.0)</text:p>
      <text:p text:style-name="P1">M9123/0<text:tab/>Haemangioma racemosum (D18.0)</text:p>
      <text:p text:style-name="P1">M9124/3<text:tab/>Kupffer-Sternzellsarkom (C22.3)</text:p>
      <text:p text:style-name="P1">M9125/0<text:tab/>Epitheloides Hämangiom (D18.0)</text:p>
      <text:p text:style-name="P1">M9126/0<text:tab/>Histiozytoides Hämangiom (D18.0)</text:p>
      <text:p text:style-name="P1">M9130/0<text:tab/>Hämangioendotheliom, gutartig (D18.0)</text:p>
      <text:p text:style-name="P1">M9130/1<text:tab/>Hämangioendotheliom o.n.A.</text:p>
      <text:p text:style-name="P1">M9130/3<text:tab/>Hämangioendotheliom, bösartig</text:p>
      <text:p text:style-name="P1">M9131/0<text:tab/>Kapilläres Hämangiom (D18.0)</text:p>
      <text:p text:style-name="P1">M9132/0<text:tab/>Intramuskuläres Hämangiom (D18.0)</text:p>
      <text:p text:style-name="P1">M9133/1<text:tab/>Epitheloides Hämangioendotheliom o.n.A.</text:p>
      <text:p text:style-name="P1">M9133/3<text:tab/>Epitheloides Hämangioendotheliom, bösartig</text:p>
      <text:p text:style-name="P1">M9134/1<text:tab/>Intravaskulärer bronchoalveolärer Tumor (D38.1)</text:p>
      <text:p text:style-name="P1">M9140/3<text:tab/>Kaposi-Sarkom (C46.-)</text:p>
      <text:p text:style-name="P1">M9141/0<text:tab/>Angiokeratom</text:p>
      <text:p text:style-name="P1">M9142/0<text:tab/>Verruköses keratotisches Hämangiom (D18.0)</text:p>
      <text:p text:style-name="P1">M9150/0<text:tab/>Hämangioperizytom, gutartig</text:p>
      <text:p text:style-name="P1">M9150/1<text:tab/>Hämangioperizytom o.n.A.</text:p>
      <text:p text:style-name="P1">M9150/3<text:tab/>Hämangioperizytom, bösartig</text:p>
      <text:p text:style-name="P1">M9160/0<text:tab/>Angiofibrom o.n.A.</text:p>
      <text:p text:style-name="P1">M9161/1<text:tab/>Hämangioblastom</text:p>
      <text:p text:style-name="P4">M917<text:tab/>Lymphgefäßtumoren</text:p>
      <text:p text:style-name="P1">M9170/0<text:tab/>Lymphangiom o.n.A. (D18.1)</text:p>
      <text:p text:style-name="P1">M9170/3<text:tab/>Lymphangiosarkom</text:p>
      <text:p text:style-name="P1">M9171/0<text:tab/>Kapilläres Lymphangiom (D18.1)</text:p>
      <text:p text:style-name="P1">M9172/0<text:tab/>Kavernöses Lymphangiom (D18.1)</text:p>
      <text:p text:style-name="P1">M9173/0<text:tab/>Zystisches Lymphangiom (D18.1)</text:p>
      <text:p text:style-name="P1">M9174/0<text:tab/>Lymphangiomyom (D18.1)</text:p>
      <text:p text:style-name="P1">M9174/1<text:tab/>Lymphangiomyomatose</text:p>
      <text:p text:style-name="P1">M9175/0<text:tab/>Hämolymphangiom (D18.1)</text:p>
      <text:p text:style-name="P8"><text:span text:style-name="T2">M918</text:span><text:span text:style-name="T5"></text:span><text:span text:style-name="T2">M924<text:tab/>Ossäre und chondromatöse Neubildungen</text:span></text:p>
      <text:p text:style-name="P1">M9180/0<text:tab/>Osteom o.n.A. (D16.-)</text:p>
      <text:p text:style-name="P1">M9180/3<text:tab/>Osteosarkom o.n.A. (C40.-, C41.-)</text:p>
      <text:p text:style-name="P1">M9181/3<text:tab/>Chondroplastisches Osteosarkom (C40.-, C41.-)</text:p>
      <text:p text:style-name="P1">M9182/3<text:tab/>Fibroplastisches Osteosarkom (C40.-,C41.-)</text:p>
      <text:p text:style-name="P1">M9183/3<text:tab/>Teleangiektatisches Osteosarkom (C40.-, C41.-)</text:p>
      <text:p text:style-name="P1">M9184/3<text:tab/>Osteosarkom bei Paget-Krankheit des Knochens (C40.-, C41.-)</text:p>
      <text:p text:style-name="P1">M9185/3<text:tab/>Kleinzelliges Osteosarkom (C40.-,C41.-)</text:p>
      <text:p text:style-name="P1">M9190/3<text:tab/>Juxtakortikales Osteosarkom (C40.-, C41.-)</text:p>
      <text:p text:style-name="P1">M9191/0<text:tab/>Osteoidosteom o.n.A. (D16.-)</text:p>
      <text:p text:style-name="P1">M9200/0<text:tab/>Osteoblastom o.n.A. (D16.-)</text:p>
      <text:p text:style-name="P1">M9200/1<text:tab/>Aggressives Osteoblastom (D48.0)</text:p>
      <text:p text:style-name="P1">M9210/0<text:tab/>Osteochondrom (D16.-)</text:p>
      <text:p text:style-name="P1">M9210/1<text:tab/>Osteochondromatose o.n.A. (D48.0)</text:p>
      <text:p text:style-name="P1">M9220/0<text:tab/>Chondrom o.n.A. (D16.-)</text:p>
      <text:p text:style-name="P1">M9220/1<text:tab/>Chondromatose o.n.A.</text:p>
      <text:p text:style-name="P1">M9220/3<text:tab/>Chondrosarkom o.n.A. (C40.-, C41.-)</text:p>
      <text:p text:style-name="P1">M9221/0<text:tab/>Juxtakortikales Chondrom (D16.-)</text:p>
      <text:p text:style-name="P1">M9221/3<text:tab/>Juxtakortikales Chondrosarkom (C40.-, C41.-)</text:p>
      <text:p text:style-name="P1">M9230/0<text:tab/>Chondroblastom o.n.A. (D16.-)</text:p>
      <text:p text:style-name="P1"><text:soft-page-break/>M9230/3<text:tab/>Chondroblastom, bösartig (C40.-, C41.-)</text:p>
      <text:p text:style-name="P1">M9231/3<text:tab/>Myxoides Chondrosarkom</text:p>
      <text:p text:style-name="P1">M9240/3<text:tab/>Mesenchymales Chondrosarkom</text:p>
      <text:p text:style-name="P1">M9241/0<text:tab/>Chondromyxoides Fibrom (D16.-)</text:p>
      <text:p text:style-name="P4">M925<text:tab/>Riesenzelltumoren</text:p>
      <text:p text:style-name="P1">M9250/1<text:tab/>Riesenzelltumor des Knochens o.n.A. (D48.0)</text:p>
      <text:p text:style-name="P1">M9250/3<text:tab/>Riesenzelltumor des Knochens, bösartig (C40.-, C41.-)</text:p>
      <text:p text:style-name="P1">M9251/1<text:tab/>Riesenzelltumor der Weichteile o.n.A.</text:p>
      <text:p text:style-name="P1">M9251/3<text:tab/>Bösartiger Riesenzelltumor der Weichteile</text:p>
      <text:p text:style-name="P4">M926<text:tab/>Sonstige Knochentumoren</text:p>
      <text:p text:style-name="P1">M9260/3<text:tab/>Ewing-Sarkom (C40.-, C41.-)</text:p>
      <text:p text:style-name="P1">M9261/3<text:tab/>Adamantinom der Röhrenknochen (C40.-)</text:p>
      <text:p text:style-name="P1">M9262/0<text:tab/>Ossifizierendes Fibrom (D16.-)</text:p>
      <text:p text:style-name="P8"><text:span text:style-name="T1">M927</text:span><text:span text:style-name="T5"></text:span><text:span text:style-name="T1">M934<text:tab/>Odontogene Tumoren</text:span></text:p>
      <text:p text:style-name="P1">M9270/0<text:tab/>Odontogener Tumor, gutartig (D16.4, D16.5)</text:p>
      <text:p text:style-name="P1">M9270/1<text:tab/>Odontogener Tumor o.n.A. (D48.0)</text:p>
      <text:p text:style-name="P1">M9270/3<text:tab/>Odontogener Tumor, bösartig (C41.0, C41.1)</text:p>
      <text:p text:style-name="P1">M9271/0<text:tab/>Dentinom (D16.4, D16.5)</text:p>
      <text:p text:style-name="P1">M9272/0<text:tab/>Zementom o.n.A. (D16.4, D16.5)</text:p>
      <text:p text:style-name="P1">M9273/0<text:tab/>Zementoblastom, gutartig (D16.4, D16.5)</text:p>
      <text:p text:style-name="P1">M9274/0<text:tab/>Fibrom, zementbildendes (D16.4, D16.5)</text:p>
      <text:p text:style-name="P1">M9275/0<text:tab/>Gigantiformes Zementom (D16.4, D16.5)</text:p>
      <text:p text:style-name="P1">M9280/0<text:tab/>Odontom o.n.A. (D16.4, D16.5)</text:p>
      <text:p text:style-name="P1">M9281/0<text:tab/>Zusammengesetztes [Compound-] Odontom (D16.4, D16.5)</text:p>
      <text:p text:style-name="P1">M9282/0<text:tab/>Komplexes Odontom (D16.4, D16.5)</text:p>
      <text:p text:style-name="P1">M9290/0<text:tab/>Ameloblastisches Fibro-Odontom (D16.4, D16.5)</text:p>
      <text:p text:style-name="P1">M9290/3<text:tab/>Ameloblastisches Odontosarkom (C41.0, C41.1)</text:p>
      <text:p text:style-name="P1">M9300/0<text:tab/>Adenomatoider odontogener Tumor (D16.4, D16.5)</text:p>
      <text:p text:style-name="P1">M9301/0<text:tab/>Verkalkende odontogene Zyste (D16.4, D16.5)</text:p>
      <text:p text:style-name="P1">M9302/0<text:tab/>Odontogener Schattenzelltumor (D16.4, D16.5)</text:p>
      <text:p text:style-name="P1">M9310/0<text:tab/>Ameloblastom o.n.A. (D16.4, D16.5)</text:p>
      <text:p text:style-name="P1">M9310/3<text:tab/>Ameloblastom, bösartig (C41.0, C41.1)</text:p>
      <text:p text:style-name="P1">M9311/0<text:tab/>Odontoameloblastom (D16.4, D16.5)</text:p>
      <text:p text:style-name="P1">M9312/0<text:tab/>Odontogener Plattenepitheltumor (D16.4, D16.5)</text:p>
      <text:p text:style-name="P1">M9320/0<text:tab/>Odontogenes Myxom (D16.4, D16.5)</text:p>
      <text:p text:style-name="P1">M9321/0<text:tab/>Zentrales odontogenes Fibrom (D16.4, D16.5)</text:p>
      <text:p text:style-name="P1">M9322/0<text:tab/>Peripheres odontogenes Fibrom (D16.4, D16.5)</text:p>
      <text:p text:style-name="P1">M9330/0<text:tab/>Ameloblastisches Fibrom (D16.4, D16.5)</text:p>
      <text:p text:style-name="P1">M9330/3<text:tab/>Ameloblastisches Fibrosarkom (C41.0, C41.1)</text:p>
      <text:p text:style-name="P1">M9340/0<text:tab/>Verkalkender epithelialer odontogener Tumor (D16.4, D16.5)</text:p>
      <text:p text:style-name="P8"><text:span text:style-name="T1">M935</text:span><text:span text:style-name="T5"></text:span><text:span text:style-name="T1">M937<text:tab/>Verschiedene Tumoren</text:span></text:p>
      <text:p text:style-name="P1">M9350/1<text:tab/>Kraniopharyngeom (D44.3, D44.4)</text:p>
      <text:p text:style-name="P1">M9360/1<text:tab/>Pinealom (D44.5)</text:p>
      <text:p text:style-name="P1">M9361/1<text:tab/>Pinealzytom (D44.5)</text:p>
      <text:p text:style-name="P1">M9362/3<text:tab/>Pineoblastom (C75.3)</text:p>
      <text:p text:style-name="P1">M9363/0<text:tab/>Melanotischer Neuroektodermaltumor</text:p>
      <text:p text:style-name="P1">M9364/3<text:tab/>Peripherer Neuroektodermaltumor</text:p>
      <text:p text:style-name="P1">M9370/3<text:tab/>Chordom</text:p>
      <text:p text:style-name="P8"><text:span text:style-name="T1">M938</text:span><text:span text:style-name="T5"></text:span><text:span text:style-name="T1">M948<text:tab/>Gliome</text:span></text:p>
      <text:p text:style-name="P1">M9380/3<text:tab/>Gliom, bösartig (C71.-)</text:p>
      <text:p text:style-name="P1">M9381/3<text:tab/>Gliomatosis cerebri (C71.-)</text:p>
      <text:p text:style-name="P1">M9382/3<text:tab/>Gliom, Mischform (C71.-)</text:p>
      <text:p text:style-name="P1">M9383/1<text:tab/>Subependymales Gliom (D43.-)</text:p>
      <text:p text:style-name="P1">M9384/1<text:tab/>Subependymales Riesenzellastrozytom (D43.-)</text:p>
      <text:p text:style-name="P1">M9390/0<text:tab/>Papillom des Plexus chorioideus o.n.A. (D33.0)</text:p>
      <text:p text:style-name="P1">M9390/3<text:tab/>Papillom des Plexus chorioideus, bösartig (C71.5)</text:p>
      <text:p text:style-name="P1">M9391/3<text:tab/>Ependymom o.n.A. (C71.-)</text:p>
      <text:p text:style-name="P1"><text:soft-page-break/>M9392/3<text:tab/>Ependymom, anaplastisch (C71.-)</text:p>
      <text:p text:style-name="P1">M9393/1<text:tab/>Papilläres Ependymom (D43.-)</text:p>
      <text:p text:style-name="P1">M9394/1<text:tab/>Myxopapilläres Ependymom (D43.-)</text:p>
      <text:p text:style-name="P1">M9400/3<text:tab/>Astrozytom o.n.A. (C71.-)</text:p>
      <text:p text:style-name="P1">M9401/3<text:tab/>Astrozytom, anaplastisch (C71.-)</text:p>
      <text:p text:style-name="P1">M9410/3<text:tab/>Protoplasmatisches Astrozytom (C71.-)</text:p>
      <text:p text:style-name="P1">M9411/3<text:tab/>Gemistozytisches Astrozytom (C71.-)</text:p>
      <text:p text:style-name="P1">M9420/3<text:tab/>Fibrilläres Astrozytom (C71.-)</text:p>
      <text:p text:style-name="P1">M9421/3<text:tab/>Pilozytisches (piloides) Astrozytom (C71.-)</text:p>
      <text:p text:style-name="P1">M9422/3<text:tab/>Spongioblastom o.n.A. (C71.-)</text:p>
      <text:p text:style-name="P1">M9423/3<text:tab/>Polares Spongioblastom (C71.-)</text:p>
      <text:p text:style-name="P1">M9424/3<text:tab/>Pleomorphes Xanthoastrozytom (C71.-)</text:p>
      <text:p text:style-name="P1">M9430/3<text:tab/>Astroblastom (C71.-)</text:p>
      <text:p text:style-name="P1">M9440/3<text:tab/>Glioblastom o.n.A. (C71.-)</text:p>
      <text:p text:style-name="P1">M9441/3<text:tab/>Riesenzelliges Glioblastom (C71.-)</text:p>
      <text:p text:style-name="P1">M9442/3<text:tab/>Gliosarkom (C71.-)</text:p>
      <text:p text:style-name="P1">M9443/3<text:tab/>Primitives, polares Spongioblastom (C71.-)</text:p>
      <text:p text:style-name="P1">M9450/3<text:tab/>Oligodendrogliom o.n.A. (C71.-)</text:p>
      <text:p text:style-name="P1">M9451/3<text:tab/>Oligodendrogliom, anaplastisch (C71.-)</text:p>
      <text:p text:style-name="P1">M9460/3<text:tab/>Oligodendroblastom (C71.-)</text:p>
      <text:p text:style-name="P1">M9470/3<text:tab/>Medulloblastom o.n.A. (C71.6)</text:p>
      <text:p text:style-name="P1">M9471/3<text:tab/>Desmoplastisches Medulloblastom (C71.6)</text:p>
      <text:p text:style-name="P1">M9472/3<text:tab/>Medullomyoblastom (C71.6)</text:p>
      <text:p text:style-name="P1">M9473/3<text:tab/>Primitiver neuroektodermaler Tumor (C71.-)</text:p>
      <text:p text:style-name="P1">M9480/3<text:tab/>Kleinhirnsarkom o.n.A. (C71.6)</text:p>
      <text:p text:style-name="P1">M9481/3<text:tab/>Monstrozelluläres Sarkom (C71.-)</text:p>
      <text:p text:style-name="P8"><text:span text:style-name="T1">M949</text:span><text:span text:style-name="T5"></text:span><text:span text:style-name="T1">M952<text:tab/>Neuroepitheliomatöse Neubildungen</text:span></text:p>
      <text:p text:style-name="P1">M9490/0<text:tab/>Ganglioneurom</text:p>
      <text:p text:style-name="P1">M9490/3<text:tab/>Ganglioneuroblastom</text:p>
      <text:p text:style-name="P1">M9491/0<text:tab/>Ganglioneuromatose</text:p>
      <text:p text:style-name="P1">M9500/3<text:tab/>Neuroblastom o.n.A.</text:p>
      <text:p text:style-name="P1">M9501/3<text:tab/>Medulloepitheliom o.n.A.</text:p>
      <text:p text:style-name="P1">M9502/3<text:tab/>Teratoides Medulloepitheliom</text:p>
      <text:p text:style-name="P1">M9503/3<text:tab/>Neuroepitheliom o.n.A.</text:p>
      <text:p text:style-name="P1">M9504/3<text:tab/>Spongioneuroblastom</text:p>
      <text:p text:style-name="P1">M9505/1<text:tab/>Gangliogliom</text:p>
      <text:p text:style-name="P1">M9506/0<text:tab/>Neurozytom</text:p>
      <text:p text:style-name="P1">M9507/0<text:tab/>Tumor der Vater-Pacini-Lamellenkörperchen</text:p>
      <text:p text:style-name="P1">M9510/3<text:tab/>Retinoblastom o.n.A. (C69.2)</text:p>
      <text:p text:style-name="P1">M9511/3<text:tab/>Retinoblastom, differenziert (C69.2)</text:p>
      <text:p text:style-name="P1">M9512/3<text:tab/>Retinoblastom, undifferenziert (C69.2)</text:p>
      <text:p text:style-name="P1">M9520/3<text:tab/>Neurogener Olfaktoriustumor</text:p>
      <text:p text:style-name="P1">M9521/3<text:tab/>Ästhesioneurozytom (C30.0)</text:p>
      <text:p text:style-name="P1">M9522/3<text:tab/>Ästhesioneuroblastom (C30.0)</text:p>
      <text:p text:style-name="P1">M9523/3<text:tab/>Ästhesioneuroepitheliom (C30.0)</text:p>
      <text:p text:style-name="P6">M953<text:tab/>Meningeome</text:p>
      <text:p text:style-name="P1">M9530/0<text:tab/>Meningeom o.n.A. (D32.-)</text:p>
      <text:p text:style-name="P1">M9530/1<text:tab/>Meningeomatose o.n.A. (D42.-)</text:p>
      <text:p text:style-name="P1">M9530/3<text:tab/>Meningeom, bösartig (C70.-)</text:p>
      <text:p text:style-name="P1">M9531/0<text:tab/>Meningotheliomatöses Meningeom (D32.-)</text:p>
      <text:p text:style-name="P1">M9532/0<text:tab/>Fibromatöses Meningeom (D32.-)</text:p>
      <text:p text:style-name="P1">M9533/0<text:tab/>Psammöses Meningeom (D32.-)</text:p>
      <text:p text:style-name="P1">M9534/0<text:tab/>Angiomatöses Meningeom (D32.-)</text:p>
      <text:p text:style-name="P1">M9535/0<text:tab/>Hämangioblastisches Meningeom (D32.-)</text:p>
      <text:p text:style-name="P1">M9536/0<text:tab/>Hämangioperizytisches Meningeom (D32.-)</text:p>
      <text:p text:style-name="P1">M9537/0<text:tab/>Meningeom, Übergangstyp (D32.-)</text:p>
      <text:p text:style-name="P1">M9538/1<text:tab/>Papilläres Meningeom (D42.-)</text:p>
      <text:p text:style-name="P1">M9539/3<text:tab/>Meningeale Sarkomatose (C70.-)</text:p>
      <text:p text:style-name="P8"><text:soft-page-break/><text:span text:style-name="T1">M954</text:span><text:span text:style-name="T5"></text:span><text:span text:style-name="T1">M957<text:tab/>Nervenscheidentumoren</text:span></text:p>
      <text:p text:style-name="P1">M9540/0<text:tab/>Neurofibrom o.n.A.</text:p>
      <text:p text:style-name="P1">M9540/1<text:tab/>Neurofibromatose o.n.A. (Q85.0)</text:p>
      <text:p text:style-name="P1">M9540/3<text:tab/>Neurofibrosarkom</text:p>
      <text:p text:style-name="P1">M9541/0<text:tab/>Melanotisches Neurofibrom</text:p>
      <text:p text:style-name="P1">M9550/0<text:tab/>Plexiformes Neurofibrom</text:p>
      <text:p text:style-name="P1">M9560/0<text:tab/>Neurilemmom o.n.A.</text:p>
      <text:p text:style-name="P1">M9560/1<text:tab/>Neurinomatose</text:p>
      <text:p text:style-name="P1">M9560/3<text:tab/>Neurilemmom, bösartig</text:p>
      <text:p text:style-name="P1">M9561/3<text:tab/>Tritontumor, bösartig [Malignes Schwannom]</text:p>
      <text:p text:style-name="P1">M9562/0<text:tab/>Neurothekom</text:p>
      <text:p text:style-name="P1">M9570/0<text:tab/>Neurom o.n.A.</text:p>
      <text:p text:style-name="P4">M958<text:tab/>Granularzelltumoren und alveoläres Weichteilsarkom</text:p>
      <text:p text:style-name="P1">M9580/0<text:tab/>Granularzelltumor o.n.A.</text:p>
      <text:p text:style-name="P1">M9580/3<text:tab/>Granularzelltumor, bösartig</text:p>
      <text:p text:style-name="P1">M9581/3<text:tab/>Alveoläres Weichteilsarkom</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ymbol" style:font-family-generic="roman" style:font-pitch="variable" style:font-charset="x-symbol"/>
    <style:font-face style:name="OpenSymbol" svg:font-family="OpenSymbol"/>
    <style:font-face style:name="Tahoma1" svg:font-family="Tahoma"/>
    <style:font-face style:name="Courier New" svg:font-family="'Courier New'" style:font-adornments="Stand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Times New Roman3" svg:font-family="'Times New Roman', Times"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Arial3" svg:font-family="Arial, 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default-outline-level="1" style:class="text" style:master-page-name="Right_20_Page">
      <style:paragraph-properties fo:margin-top="5.001cm" fo:margin-bottom="0.21cm" fo:text-align="center" style:justify-single-word="false" fo:hyphenation-ladder-count="99" style:page-number="auto" fo:break-before="page" fo:background-color="transparent" style:shadow="none" fo:keep-with-next="auto" text:number-lines="false" text:line-number="0">
        <style:tab-stops/>
        <style:background-image/>
      </style:paragraph-properties>
      <style:text-properties style:font-name="Arial" fo:font-size="20pt" fo:language="de" fo:country="DE" fo:font-weight="bold" fo:background-color="transparent" style:font-name-asian="Arial" style:font-size-asian="18pt" style:font-weight-asian="bold" style:font-name-complex="Arial"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class="text">
      <style:paragraph-properties fo:margin-left="0cm" fo:margin-right="0cm" fo:text-align="start" style:justify-single-word="false" fo:text-indent="0cm" style:auto-text-indent="false" style:vertical-align="auto"/>
      <style:text-properties fo:font-size="12pt" fo:language="de" fo:country="DE" style:font-size-asian="12pt" style:language-asian="de" style:country-asian="DE" style:font-size-complex="12pt"/>
    </style:style>
    <style:style style:name="Heading_20_7" style:display-name="Heading 7" style:family="paragraph" style:parent-style-name="Heading" style:next-style-name="Text_20_body" style:class="text">
      <style:paragraph-properties fo:margin-left="0cm" fo:margin-right="0cm" fo:text-align="start" style:justify-single-word="false" fo:text-indent="0cm" style:auto-text-indent="false" style:vertical-align="auto"/>
      <style:text-properties fo:font-size="12pt" fo:language="de" fo:country="DE" style:font-size-asian="12pt" style:language-asian="de" style:country-asian="DE" style:font-size-complex="12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hpt-pref" style:family="paragraph" style:master-page-name="Right_20_Page">
      <style:paragraph-properties fo:hyphenation-ladder-count="no-limit" style:page-number="auto" fo:break-before="auto" fo:break-after="auto"/>
      <style:text-properties style:font-name="Arial" fo:font-size="18pt" fo:language="de" fo:country="DE" fo:font-weight="bold" fo:background-color="transparent" style:font-name-asian="Arial" style:font-size-asian="18pt" style:font-weight-asian="bold" style:font-name-complex="Arial" style:font-size-complex="18pt" style:font-weight-complex="bold" fo:hyphenate="false" fo:hyphenation-remain-char-count="0" fo:hyphenation-push-char-count="0"/>
    </style:style>
    <style:style style:name="block" style:family="paragraph" style:parent-style-name="Heading_20_3" style:master-page-name="">
      <style:paragraph-properties fo:margin-top="0.99cm" fo:margin-bottom="0cm" style:page-number="auto" fo:background-color="transparent">
        <style:background-image/>
      </style:paragraph-properties>
      <style:text-properties style:font-name="Arial1" fo:font-size="14pt" style:font-name-asian="Arial1" style:font-size-asian="14pt" style:font-name-complex="Arial1" style:font-size-complex="14pt"/>
    </style:style>
    <style:style style:name="block-code" style:family="paragraph" style:parent-style-name="Standard">
      <style:paragraph-properties fo:margin-top="0cm" fo:margin-bottom="0.25cm" style:line-height-at-least="0.388cm" fo:keep-together="always" fo:keep-with-next="always"/>
      <style:text-properties style:font-name="Arial" fo:font-size="14pt" fo:language="de" fo:country="DE" style:font-name-asian="Arial" style:font-size-asian="14pt" style:font-name-complex="Arial" style:font-size-complex="14pt"/>
    </style:style>
    <style:style style:name="block-def" style:family="paragraph" style:parent-style-name="Standard">
      <style:paragraph-properties fo:margin-top="0cm" fo:margin-bottom="0cm" fo:line-height="0.388cm" fo:text-align="justify" style:justify-single-word="false" fo:keep-together="always" fo:keep-with-next="always"/>
      <style:text-properties fo:font-size="10pt" fo:language="de" fo:country="DE" style:font-size-asian="10pt" style:font-size-complex="9pt"/>
    </style:style>
    <style:style style:name="block-list-text" style:family="paragraph" style:parent-style-name="block-text" style:list-style-name="loweralpha">
      <style:paragraph-properties fo:margin-top="0cm" fo:margin-bottom="0cm"/>
    </style:style>
    <style:style style:name="block-list-text1" style:family="paragraph" style:parent-style-name="block-text" style:list-style-name="loweralpha">
      <style:paragraph-properties fo:margin-top="0.101cm" fo:margin-bottom="0cm"/>
    </style:style>
    <style:style style:name="block-note1" style:family="paragraph" style:parent-style-name="block-text">
      <style:paragraph-properties fo:margin-left="1.101cm" fo:margin-right="0cm" fo:margin-top="0.42cm" fo:margin-bottom="0cm" fo:text-indent="-1.101cm" style:auto-text-indent="false">
        <style:tab-stops/>
      </style:paragraph-properties>
    </style:style>
    <style:style style:name="block-note1-last" style:family="paragraph" style:parent-style-name="block-note1">
      <style:paragraph-properties fo:keep-with-next="auto"/>
    </style:style>
    <style:style style:name="block-note2" style:family="paragraph" style:parent-style-name="block-note1">
      <style:paragraph-properties fo:margin-left="1.101cm" fo:margin-right="0cm" fo:keep-together="always" fo:text-indent="0cm" style:auto-text-indent="false"/>
    </style:style>
    <style:style style:name="block-note2-last" style:family="paragraph" style:parent-style-name="block-note2">
      <style:paragraph-properties fo:margin-left="1.101cm" fo:margin-right="0cm" fo:text-indent="0cm" style:auto-text-indent="false" fo:keep-with-next="auto"/>
    </style:style>
    <style:style style:name="block-terms-list" style:family="paragraph" style:parent-style-name="block-terms2" style:list-style-name="list1"/>
    <style:style style:name="block-terms1" style:family="paragraph" style:parent-style-name="Standard">
      <style:paragraph-properties fo:margin-left="1.349cm" fo:margin-right="0cm" fo:margin-top="0.199cm" fo:margin-bottom="0cm" fo:line-height="0.388cm" fo:keep-together="always" fo:text-indent="-1.349cm" style:auto-text-indent="false" fo:keep-with-next="always">
        <style:tab-stops>
          <style:tab-stop style:position="-0.25cm"/>
        </style:tab-stops>
      </style:paragraph-properties>
      <style:text-properties fo:font-size="10pt" fo:language="de" fo:country="DE" style:font-size-asian="10pt" style:font-size-complex="10pt"/>
    </style:style>
    <style:style style:name="block-terms1-last" style:family="paragraph" style:parent-style-name="block-terms1">
      <style:paragraph-properties fo:keep-together="auto">
        <style:tab-stops/>
      </style:paragraph-properties>
    </style:style>
    <style:style style:name="block-terms2" style:family="paragraph" style:parent-style-name="block-terms1">
      <style:paragraph-properties fo:margin-left="1.349cm" fo:margin-right="0cm" fo:margin-top="0cm" fo:margin-bottom="0cm" fo:text-indent="-0.25cm" style:auto-text-indent="false">
        <style:tab-stops/>
      </style:paragraph-properties>
    </style:style>
    <style:style style:name="block-terms2-last" style:family="paragraph" style:parent-style-name="block-terms2">
      <style:paragraph-properties fo:keep-together="auto">
        <style:tab-stops/>
      </style:paragraph-properties>
    </style:style>
    <style:style style:name="block-text" style:family="paragraph" style:parent-style-name="Standard">
      <style:paragraph-properties fo:margin-left="0cm" fo:margin-right="0cm" fo:margin-top="0.18cm" fo:margin-bottom="0.101cm" fo:line-height="0.388cm" fo:text-align="justify" style:justify-single-word="false" fo:keep-together="always" fo:text-indent="0cm" style:auto-text-indent="false" fo:keep-with-next="always"/>
      <style:text-properties fo:font-size="10pt" fo:language="de" fo:country="DE" style:font-size-asian="10pt" style:font-size-complex="10pt"/>
    </style:style>
    <style:style style:name="block-text-last" style:family="paragraph" style:parent-style-name="block-text">
      <style:paragraph-properties fo:keep-with-next="auto"/>
    </style:style>
    <style:style style:name="cat-def" style:family="paragraph" style:parent-style-name="Standard">
      <style:paragraph-properties fo:margin-left="1.75cm" fo:margin-right="0cm" fo:margin-top="0.139cm" fo:margin-bottom="0cm" fo:line-height="0.318cm" fo:text-align="justify" style:justify-single-word="false" fo:keep-together="always" fo:text-indent="0cm" style:auto-text-indent="false" fo:keep-with-next="always"/>
      <style:text-properties fo:font-size="9pt" fo:language="de" fo:country="DE" style:font-size-asian="9pt" style:font-size-complex="9pt"/>
    </style:style>
    <style:style style:name="cat-def-last" style:family="paragraph" style:parent-style-name="cat-def">
      <style:paragraph-properties fo:keep-with-next="auto"/>
    </style:style>
    <style:style style:name="cat-list1" style:family="paragraph" style:parent-style-name="Standard">
      <style:paragraph-properties fo:margin-left="0cm" fo:margin-right="0cm" fo:line-height="0.388cm" fo:keep-together="always" fo:text-indent="-0.25cm" style:auto-text-indent="false" fo:keep-with-next="always">
        <style:tab-stops>
          <style:tab-stop style:position="0.014cm"/>
        </style:tab-stops>
      </style:paragraph-properties>
      <style:text-properties fo:font-size="10pt" fo:language="de" fo:country="DE" style:font-size-asian="10pt" style:font-size-complex="10pt"/>
    </style:style>
    <style:style style:name="cat-pref-text1" style:family="paragraph" style:parent-style-name="Standard">
      <style:paragraph-properties fo:margin-left="2.85cm" fo:margin-right="0cm" fo:margin-top="0.139cm" fo:margin-bottom="0cm" fo:line-height="0.388cm" fo:text-align="justify" style:justify-single-word="false" fo:keep-together="always" fo:text-indent="-1.101cm" style:auto-text-indent="false" fo:keep-with-next="always">
        <style:tab-stops>
          <style:tab-stop style:position="0cm"/>
        </style:tab-stops>
      </style:paragraph-properties>
      <style:text-properties fo:font-size="10pt"/>
    </style:style>
    <style:style style:name="cat-pref-text1-last" style:family="paragraph" style:parent-style-name="cat-pref-text1">
      <style:paragraph-properties fo:keep-with-next="auto"/>
    </style:style>
    <style:style style:name="cat-pref-text2" style:family="paragraph" style:parent-style-name="cat-pref-text1">
      <style:paragraph-properties fo:margin-left="2.85cm" fo:margin-right="0cm" fo:text-indent="0cm" style:auto-text-indent="false"/>
    </style:style>
    <style:style style:name="cat-pref-text2-last" style:family="paragraph" style:parent-style-name="cat-pref-text2">
      <style:paragraph-properties fo:keep-with-next="auto"/>
    </style:style>
    <style:style style:name="cat-first-pref-text1" style:family="paragraph" style:parent-style-name="cat-pref-text1">
      <style:paragraph-properties fo:margin-top="0cm" fo:margin-bottom="0cm"/>
    </style:style>
    <style:style style:name="cat-first-pref-text1-last" style:family="paragraph" style:parent-style-name="cat-pref-text1-last">
      <style:paragraph-properties fo:margin-top="0cm" fo:margin-bottom="0cm"/>
    </style:style>
    <style:style style:name="cat-terms-list" style:family="paragraph" style:parent-style-name="cat-terms2" style:list-style-name="list1">
      <style:paragraph-properties fo:margin-left="2.85cm" fo:margin-right="0cm" fo:margin-top="0cm" fo:margin-bottom="0cm" fo:line-height="0.388cm" fo:keep-together="always" fo:text-indent="-0.25cm" style:auto-text-indent="false" fo:keep-with-next="always"/>
    </style:style>
    <style:style style:name="cat-terms-list1" style:family="paragraph" style:parent-style-name="cat-terms1" style:list-style-name="list1"/>
    <style:style style:name="cat-terms1" style:family="paragraph" style:parent-style-name="Standard">
      <style:paragraph-properties fo:margin-left="3.099cm" fo:margin-right="0cm" fo:margin-top="0.139cm" fo:margin-bottom="0cm" fo:line-height="0.388cm" fo:keep-together="always" fo:text-indent="-1.349cm" style:auto-text-indent="false" fo:keep-with-next="always">
        <style:tab-stops>
          <style:tab-stop style:position="-0.249cm"/>
        </style:tab-stops>
      </style:paragraph-properties>
      <style:text-properties fo:font-size="10pt"/>
    </style:style>
    <style:style style:name="cat-terms1-tab" style:family="paragraph" style:parent-style-name="cat-terms1">
      <style:paragraph-properties fo:margin-left="3.099cm" fo:margin-right="0.199cm" fo:margin-top="0cm" fo:margin-bottom="0cm" fo:text-indent="-1.349cm" style:auto-text-indent="false" fo:keep-with-next="auto"/>
    </style:style>
    <style:style style:name="cat-terms1-last" style:family="paragraph" style:parent-style-name="cat-terms1">
      <style:paragraph-properties fo:keep-with-next="auto"/>
    </style:style>
    <style:style style:name="cat-first-terms1" style:family="paragraph" style:parent-style-name="cat-terms1">
      <style:paragraph-properties fo:margin-top="0cm" fo:margin-bottom="0cm"/>
    </style:style>
    <style:style style:name="cat-first-terms1-last" style:family="paragraph" style:parent-style-name="cat-terms1-last">
      <style:paragraph-properties fo:margin-top="0cm" fo:margin-bottom="0cm"/>
    </style:style>
    <style:style style:name="cat-terms2" style:family="paragraph" style:parent-style-name="Standard">
      <style:paragraph-properties fo:margin-left="3.099cm" fo:margin-right="0cm" fo:margin-top="0cm" fo:margin-bottom="0cm" fo:line-height="0.388cm" fo:keep-together="always" fo:text-indent="-0.25cm" style:auto-text-indent="false" fo:keep-with-next="always">
        <style:tab-stops>
          <style:tab-stop style:position="-0.249cm"/>
        </style:tab-stops>
      </style:paragraph-properties>
      <style:text-properties fo:font-size="10pt"/>
    </style:style>
    <style:style style:name="cat-terms2-tab" style:family="paragraph" style:parent-style-name="cat-terms2">
      <style:paragraph-properties fo:margin-left="3.099cm" fo:margin-right="0.199cm" fo:text-indent="-0.25cm" style:auto-text-indent="false" fo:keep-with-next="auto"/>
    </style:style>
    <style:style style:name="cat-terms2-last" style:family="paragraph" style:parent-style-name="cat-terms2">
      <style:paragraph-properties fo:keep-with-next="auto"/>
    </style:style>
    <style:style style:name="cat-terms-tab" style:family="paragraph" style:parent-style-name="cat-terms2">
      <style:paragraph-properties fo:margin-left="3.099cm" fo:margin-right="0.199cm" fo:text-indent="-0.25cm" style:auto-text-indent="false">
        <style:tab-stops>
          <style:tab-stop style:position="-0.249cm"/>
        </style:tab-stops>
      </style:paragraph-properties>
    </style:style>
    <style:style style:name="cat-termsX" style:family="paragraph" style:parent-style-name="cat-terms1">
      <style:paragraph-properties fo:margin-left="3.099cm" fo:margin-right="0cm" fo:margin-top="0cm" fo:margin-bottom="0cm" fo:text-indent="-0.25cm" style:auto-text-indent="false">
        <style:tab-stops/>
      </style:paragraph-properties>
    </style:style>
    <style:style style:name="cat-text" style:family="paragraph" style:parent-style-name="Standard">
      <style:paragraph-properties fo:margin-left="1.75cm" fo:margin-right="0cm" fo:margin-top="0.141cm" fo:margin-bottom="0cm" fo:line-height="0.388cm" fo:text-align="justify" style:justify-single-word="false" fo:keep-together="always" fo:text-indent="0cm" style:auto-text-indent="false" fo:background-color="transparent" style:shadow="none" fo:keep-with-next="always">
        <style:tab-stops/>
        <style:background-image/>
      </style:paragraph-properties>
      <style:text-properties fo:font-size="10pt" fo:language="de" fo:country="DE" style:font-size-asian="10pt" style:font-size-complex="10pt"/>
    </style:style>
    <style:style style:name="cat-first-text" style:family="paragraph" style:parent-style-name="cat-text">
      <style:paragraph-properties fo:margin-top="0cm" fo:margin-bottom="0cm"/>
    </style:style>
    <style:style style:name="cat-text-last" style:family="paragraph" style:parent-style-name="cat-text">
      <style:paragraph-properties fo:keep-with-next="auto"/>
    </style:style>
    <style:style style:name="cat-first-text-last" style:family="paragraph" style:parent-style-name="cat-text-last">
      <style:paragraph-properties fo:margin-top="0cm" fo:margin-bottom="0cm"/>
    </style:style>
    <style:style style:name="cat-textneu" style:family="paragraph" style:parent-style-name="Standard">
      <style:paragraph-properties fo:margin-left="1.75cm" fo:margin-right="0cm" fo:line-height="0.388cm" fo:text-align="justify" style:justify-single-word="false" fo:keep-together="always" fo:text-indent="0cm" style:auto-text-indent="false"/>
      <style:text-properties fo:font-size="10pt" fo:language="de" fo:country="DE" style:font-size-asian="10pt" style:font-size-complex="10pt"/>
    </style:style>
    <style:style style:name="cat3" style:family="paragraph">
      <style:paragraph-properties fo:margin-left="1.75cm" fo:margin-right="0cm" fo:margin-top="0.423cm" fo:margin-bottom="0cm" style:line-height-at-least="0.388cm" fo:keep-together="always" fo:text-indent="-1.75cm" style:auto-text-indent="false" fo:keep-with-next="always">
        <style:tab-stops>
          <style:tab-stop style:position="0cm"/>
        </style:tab-stops>
      </style:paragraph-properties>
      <style:text-properties style:font-name="Arial" fo:font-size="11pt" fo:font-weight="bold" style:font-size-asian="11pt" style:font-weight-asian="bold" style:font-size-complex="11pt" style:font-weight-complex="bold"/>
    </style:style>
    <style:style style:name="cat3-solo" style:family="paragraph" style:parent-style-name="cat3">
      <style:paragraph-properties fo:keep-with-next="auto"/>
    </style:style>
    <style:style style:name="cat4" style:family="paragraph">
      <style:paragraph-properties fo:margin-left="1.75cm" fo:margin-right="0cm" fo:margin-top="0.139cm" fo:margin-bottom="0cm" style:line-height-at-least="0.388cm" fo:keep-together="always" fo:text-indent="-1.75cm" style:auto-text-indent="false" fo:keep-with-next="always">
        <style:tab-stops/>
      </style:paragraph-properties>
      <style:text-properties style:font-name="Arial" fo:font-size="10pt" fo:language="de" fo:country="DE" fo:font-weight="bold" style:font-name-asian="Arial" style:font-size-asian="10pt" style:font-weight-asian="bold" style:font-name-complex="Arial" style:font-size-complex="10pt" style:font-weight-complex="bold"/>
    </style:style>
    <style:style style:name="cat4-incl" style:family="paragraph" style:parent-style-name="Standard">
      <style:paragraph-properties fo:margin-left="2cm" fo:margin-right="0cm" fo:line-height="0.388cm" fo:keep-together="always" fo:text-indent="-0.25cm" style:auto-text-indent="false" fo:keep-with-next="always">
        <style:tab-stops/>
      </style:paragraph-properties>
      <style:text-properties fo:font-size="10pt" fo:language="de" fo:country="DE" style:font-size-asian="10pt" style:font-size-complex="10pt"/>
    </style:style>
    <style:style style:name="cat4-incl-tab" style:family="paragraph" style:parent-style-name="cat4-incl">
      <style:paragraph-properties fo:margin-left="2cm" fo:margin-right="0.199cm" fo:line-height="0.388cm" fo:keep-together="always" fo:text-indent="-0.25cm" style:auto-text-indent="false" fo:keep-with-next="always"/>
    </style:style>
    <style:style style:name="cat4-incl1" style:family="paragraph" style:parent-style-name="cat4-incl">
      <style:paragraph-properties fo:margin-left="2cm" fo:margin-right="0cm" fo:margin-top="0.139cm" fo:margin-bottom="0cm" fo:line-height="0.388cm" fo:keep-together="always" fo:text-indent="-0.25cm" style:auto-text-indent="false" fo:keep-with-next="always">
        <style:tab-stops/>
      </style:paragraph-properties>
    </style:style>
    <style:style style:name="cat4-incl1-last" style:family="paragraph" style:parent-style-name="cat4-incl1">
      <style:paragraph-properties fo:keep-with-next="auto"/>
    </style:style>
    <style:style style:name="cat4-incl-last" style:family="paragraph" style:parent-style-name="cat4-incl">
      <style:paragraph-properties fo:keep-with-next="auto"/>
    </style:style>
    <style:style style:name="cat4-incl-list" style:family="paragraph" style:list-style-name="list1"/>
    <style:style style:name="cat4-first-incl1" style:family="paragraph" style:parent-style-name="cat4-incl1">
      <style:paragraph-properties fo:margin-top="0cm" fo:margin-bottom="0cm"/>
    </style:style>
    <style:style style:name="cat4-first-incl1-last" style:family="paragraph" style:parent-style-name="cat4-incl1-last">
      <style:paragraph-properties fo:margin-top="0cm" fo:margin-bottom="0cm"/>
    </style:style>
    <style:style style:name="cat4-solo" style:family="paragraph" style:parent-style-name="cat4">
      <style:paragraph-properties fo:keep-with-next="auto"/>
    </style:style>
    <style:style style:name="endOfCode" style:family="paragraph" style:parent-style-name="cat4"/>
    <style:style style:name="cat5" style:family="paragraph" style:parent-style-name="Heading_20_7">
      <style:paragraph-properties fo:margin-left="1.75cm" fo:margin-right="0cm" fo:margin-top="0.199cm" fo:margin-bottom="0cm" style:line-height-at-least="0.388cm" fo:keep-together="always" fo:text-indent="-1.75cm" style:auto-text-indent="false">
        <style:tab-stops>
          <style:tab-stop style:position="0cm"/>
        </style:tab-stops>
      </style:paragraph-properties>
      <style:text-properties style:font-name="Arial" fo:font-size="10pt" fo:language="de" fo:country="DE" style:font-name-asian="Arial" style:font-size-asian="10pt" style:font-name-complex="Arial" style:font-size-complex="10pt"/>
    </style:style>
    <style:style style:name="cat5-solo" style:family="paragraph" style:parent-style-name="cat5">
      <style:paragraph-properties fo:keep-with-next="auto"/>
    </style:style>
    <style:style style:name="cell-GVHD" style:family="paragraph" style:parent-style-name="Standard">
      <style:paragraph-properties fo:margin-left="0.25cm" fo:margin-right="0.25cm" fo:margin-top="0.21cm" fo:margin-bottom="0.21cm" fo:text-align="center" style:justify-single-word="false" fo:text-indent="0cm" style:auto-text-indent="false"/>
      <style:text-properties fo:font-size="10pt"/>
    </style:style>
    <style:style style:name="chpt-code" style:family="paragraph" style:parent-style-name="Standard">
      <style:paragraph-properties fo:margin-top="0cm" fo:margin-bottom="0.711cm" style:line-height-at-least="0.388cm" fo:background-color="transparent" style:shadow="none" fo:keep-with-next="always">
        <style:tab-stops/>
        <style:background-image/>
      </style:paragraph-properties>
      <style:text-properties style:font-name="Arial" fo:font-size="18pt" fo:language="de" fo:country="DE" fo:font-weight="bold" style:font-name-asian="Arial" style:font-size-asian="18pt" style:font-weight-asian="bold" style:font-name-complex="Arial" style:font-size-complex="18pt" style:font-weight-complex="bold"/>
    </style:style>
    <style:style style:name="chpt-cont" style:family="paragraph" style:parent-style-name="Standard">
      <style:paragraph-properties fo:margin-top="0.42cm" fo:margin-bottom="0.139cm" fo:line-height="0.388cm" fo:keep-with-next="always"/>
      <style:text-properties fo:font-size="10pt" fo:language="de" fo:country="DE" fo:font-weight="bold" style:font-size-asian="10pt" style:font-weight-asian="bold" style:font-size-complex="10pt" style:font-weight-complex="bold"/>
    </style:style>
    <style:style style:name="chpt-cont2" style:family="paragraph" style:parent-style-name="Standard">
      <style:paragraph-properties fo:margin-left="1.75cm" fo:margin-right="0cm" fo:margin-top="0cm" fo:margin-bottom="0cm" fo:line-height="0.388cm" fo:text-indent="-1.75cm" style:auto-text-indent="false" fo:keep-with-next="auto">
        <style:tab-stops/>
      </style:paragraph-properties>
      <style:text-properties fo:font-size="10pt" fo:language="de" fo:country="DE" style:font-size-asian="10pt" style:font-size-complex="10pt"/>
    </style:style>
    <style:style style:name="chpt-cont2-l2" style:family="paragraph" style:parent-style-name="chpt-cont2">
      <style:paragraph-properties fo:margin-left="3.5cm" fo:margin-right="0cm" fo:margin-top="0cm" fo:margin-bottom="0cm" fo:line-height="0.388cm" fo:text-indent="-1.75cm" style:auto-text-indent="false">
        <style:tab-stops/>
      </style:paragraph-properties>
    </style:style>
    <style:style style:name="chpt-cont2-l3" style:family="paragraph" style:parent-style-name="chpt-cont2">
      <style:paragraph-properties fo:margin-left="5.249cm" fo:margin-right="0cm" fo:margin-top="0cm" fo:margin-bottom="0cm" fo:line-height="0.388cm" fo:text-indent="-1.75cm" style:auto-text-indent="false">
        <style:tab-stops/>
      </style:paragraph-properties>
    </style:style>
    <style:style style:name="chpt-cont2-l4" style:family="paragraph" style:parent-style-name="chpt-cont2">
      <style:paragraph-properties fo:margin-left="7.001cm" fo:margin-right="0cm" fo:margin-top="0cm" fo:margin-bottom="0cm" fo:line-height="0.388cm" fo:text-indent="-1.75cm" style:auto-text-indent="false">
        <style:tab-stops/>
      </style:paragraph-properties>
    </style:style>
    <style:style style:name="chpt-def" style:family="paragraph" style:parent-style-name="chpt-text">
      <style:paragraph-properties fo:margin-left="0cm" fo:margin-right="0cm" fo:margin-top="0.199cm" fo:margin-bottom="0cm" fo:line-height="0.388cm" fo:text-align="justify" style:justify-single-word="false" fo:orphans="3" fo:widows="3" fo:text-indent="0cm" style:auto-text-indent="false">
        <style:tab-stops>
          <style:tab-stop style:position="0cm"/>
        </style:tab-stops>
      </style:paragraph-properties>
      <style:text-properties fo:font-size="10pt" fo:language="de" fo:country="DE" style:font-size-asian="10pt" style:font-size-complex="9pt"/>
    </style:style>
    <style:style style:name="chpt-def-last" style:family="paragraph" style:parent-style-name="chpt-def">
      <style:paragraph-properties fo:margin-left="0cm" fo:margin-right="0cm" fo:margin-top="0.199cm" fo:margin-bottom="0cm" fo:line-height="0.388cm" fo:text-align="justify" style:justify-single-word="false" fo:orphans="3" fo:widows="3" fo:text-indent="0cm" style:auto-text-indent="false" fo:keep-with-next="auto"/>
    </style:style>
    <style:style style:name="chpt-no" style:family="paragraph" style:parent-style-name="chpt-pref" style:master-page-name="">
      <style:paragraph-properties fo:margin-top="1cm" fo:margin-bottom="0cm" style:page-number="auto" fo:keep-with-next="always"/>
    </style:style>
    <style:style style:name="chpt-no-1" style:family="paragraph" style:parent-style-name="chpt-pref-changes" style:master-page-name="First_20_Page">
      <style:paragraph-properties fo:margin-top="1cm" fo:margin-bottom="0cm" style:page-number="auto" fo:keep-with-next="always"/>
    </style:style>
    <style:style style:name="chpt-pref-changes" style:family="paragraph" style:master-page-name="">
      <style:paragraph-properties fo:hyphenation-ladder-count="no-limit" style:page-number="auto" fo:keep-with-next="always"/>
      <style:text-properties style:font-name="Arial" fo:font-size="18pt" fo:language="de" fo:country="DE" fo:font-weight="bold" fo:background-color="transparent" style:font-name-asian="Arial" style:font-size-asian="18pt" style:font-weight-asian="bold" style:font-name-complex="Arial" style:font-size-complex="18pt" style:font-weight-complex="bold" fo:hyphenate="false" fo:hyphenation-remain-char-count="0" fo:hyphenation-push-char-count="0"/>
    </style:style>
    <style:style style:name="chpt-pref-text1" style:family="paragraph" style:parent-style-name="chpt-text">
      <style:paragraph-properties fo:margin-left="1.101cm" fo:margin-right="0cm" fo:text-indent="-1.101cm" style:auto-text-indent="false">
        <style:tab-stops/>
      </style:paragraph-properties>
    </style:style>
    <style:style style:name="chpt-pref-text1-last" style:family="paragraph">
      <style:paragraph-properties fo:margin-left="1.101cm" fo:margin-right="0cm" fo:text-indent="0cm" style:auto-text-indent="false" fo:keep-with-next="auto">
        <style:tab-stops/>
      </style:paragraph-properties>
    </style:style>
    <style:style style:name="chpt-pref-text2" style:family="paragraph">
      <style:paragraph-properties fo:margin-left="1.101cm" fo:margin-right="0cm" fo:text-indent="0cm" style:auto-text-indent="false">
        <style:tab-stops/>
      </style:paragraph-properties>
    </style:style>
    <style:style style:name="chpt-pref-text2-last" style:family="paragraph">
      <style:paragraph-properties fo:margin-left="1.101cm" fo:margin-right="0cm" fo:text-indent="0cm" style:auto-text-indent="false" fo:keep-with-next="auto">
        <style:tab-stops/>
      </style:paragraph-properties>
    </style:style>
    <style:style style:name="chpt-terms-list" style:family="paragraph" style:parent-style-name="chpt-terms2" style:list-style-name="list1"/>
    <style:style style:name="chpt-terms1" style:family="paragraph" style:parent-style-name="Standard">
      <style:paragraph-properties fo:margin-left="1.349cm" fo:margin-right="0cm" fo:margin-top="0.139cm" fo:margin-bottom="0cm" fo:line-height="0.388cm" fo:text-indent="-1.349cm" style:auto-text-indent="false" fo:keep-with-next="always">
        <style:tab-stops>
          <style:tab-stop style:position="-0.25cm"/>
        </style:tab-stops>
      </style:paragraph-properties>
      <style:text-properties fo:font-size="10pt" fo:language="de" fo:country="DE" style:font-size-asian="10pt" style:font-size-complex="10pt"/>
    </style:style>
    <style:style style:name="chpt-terms1-last" style:family="paragraph" style:parent-style-name="chpt-terms1">
      <style:paragraph-properties fo:margin-left="1.349cm" fo:margin-right="0cm" fo:margin-top="0cm" fo:margin-bottom="0cm" fo:text-indent="-0.25cm" style:auto-text-indent="false" fo:keep-with-next="auto"/>
    </style:style>
    <style:style style:name="chpt-terms2" style:family="paragraph" style:parent-style-name="chpt-terms1">
      <style:paragraph-properties fo:margin-left="1.349cm" fo:margin-right="0cm" fo:margin-top="0cm" fo:margin-bottom="0cm" fo:text-indent="-0.25cm" style:auto-text-indent="false" fo:keep-with-next="always"/>
    </style:style>
    <style:style style:name="chpt-terms2-last" style:family="paragraph" style:parent-style-name="chpt-terms2">
      <style:paragraph-properties fo:margin-left="1.349cm" fo:margin-right="0cm" fo:margin-top="0cm" fo:margin-bottom="0cm" fo:text-indent="-0.25cm" style:auto-text-indent="false" fo:keep-with-next="auto"/>
    </style:style>
    <style:style style:name="chpt-text" style:family="paragraph" style:parent-style-name="Standard">
      <style:paragraph-properties fo:margin-left="0cm" fo:margin-right="0cm" fo:margin-top="0.199cm" fo:margin-bottom="0cm" fo:line-height="0.388cm" fo:text-align="justify" style:justify-single-word="false" fo:orphans="3" fo:widows="3" fo:text-indent="0cm" style:auto-text-indent="false" fo:keep-with-next="always">
        <style:tab-stops>
          <style:tab-stop style:position="0cm"/>
        </style:tab-stops>
      </style:paragraph-properties>
      <style:text-properties fo:font-size="10pt" fo:language="de" fo:country="DE" style:font-size-asian="10pt" style:font-size-complex="10pt"/>
    </style:style>
    <style:style style:name="chpt-text-last" style:family="paragraph" style:parent-style-name="chpt-text" style:next-style-name="chpt-text">
      <style:paragraph-properties fo:margin-left="0cm" fo:margin-right="0cm" fo:margin-top="0.199cm" fo:margin-bottom="0cm" fo:line-height="0.388cm" fo:text-align="justify" style:justify-single-word="false" fo:orphans="3" fo:widows="3" fo:text-indent="0cm" style:auto-text-indent="false" fo:keep-with-next="auto"/>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headingIntro" style:family="paragraph" style:master-page-name="">
      <style:paragraph-properties fo:margin-left="0.499cm" fo:margin-right="0cm" fo:margin-top="0.711cm" fo:margin-bottom="0cm" fo:text-indent="-0.499cm" style:auto-text-indent="false" style:page-number="auto" fo:keep-with-next="always">
        <style:tab-stops>
          <style:tab-stop style:position="0.499cm"/>
        </style:tab-stops>
      </style:paragraph-properties>
      <style:text-properties style:font-name="Arial1" fo:font-size="14pt" fo:font-weight="normal"/>
    </style:style>
    <style:style style:name="head-ital-14" style:family="paragraph" style:parent-style-name="headingIntro">
      <style:text-properties style:font-name="Arial2" fo:font-size="14pt" fo:font-style="italic" fo:font-weight="normal"/>
    </style:style>
    <style:style style:name="chpt-cont2-first" style:family="paragraph" style:parent-style-name="chpt-cont2">
      <style:paragraph-properties fo:margin-top="0.42cm" fo:margin-bottom="0cm"/>
    </style:style>
    <style:style style:name="chpt-spec1" style:family="paragraph" style:parent-style-name="chpt-cont2-first" style:master-page-name="">
      <style:paragraph-properties fo:margin-left="0.529cm" fo:margin-right="0cm" fo:text-indent="-0.529cm" style:auto-text-indent="false" style:page-number="auto" fo:keep-with-next="always">
        <style:tab-stops/>
      </style:paragraph-properties>
    </style:style>
    <style:style style:name="chpt-spec3" style:family="paragraph" style:parent-style-name="chpt-spec1" style:master-page-name="">
      <style:paragraph-properties fo:margin-left="0.529cm" fo:margin-right="0cm" fo:margin-top="0cm" fo:margin-bottom="0cm" fo:text-indent="0cm" style:auto-text-indent="false" style:page-number="auto">
        <style:tab-stops/>
      </style:paragraph-properties>
    </style:style>
    <style:style style:name="chpt-spec4" style:family="paragraph" style:parent-style-name="chpt-spec3" style:master-page-name="">
      <style:paragraph-properties fo:margin-top="0.18cm" fo:margin-bottom="0cm" style:page-number="auto"/>
    </style:style>
    <style:style style:name="chpt-spec3-last" style:family="paragraph" style:parent-style-name="chpt-spec3" style:master-page-name="">
      <style:paragraph-properties style:page-number="auto" fo:keep-with-next="auto"/>
    </style:style>
    <style:style style:name="chpt-spec1-last" style:family="paragraph" style:parent-style-name="chpt-spec1" style:master-page-name="">
      <style:paragraph-properties fo:keep-together="always" style:page-number="auto" fo:keep-with-next="auto"/>
    </style:style>
    <style:style style:name="chpt-spec4-last" style:family="paragraph" style:parent-style-name="chpt-spec4" style:master-page-name="">
      <style:paragraph-properties fo:keep-together="always" style:page-number="auto" fo:keep-with-next="auto"/>
    </style:style>
    <style:style style:name="chpt-spec-terms1" style:family="paragraph" style:parent-style-name="block-terms1" style:master-page-name="">
      <style:paragraph-properties fo:margin-left="1.88cm" fo:margin-right="0cm" fo:text-indent="-1.349cm" style:auto-text-indent="false" style:page-number="auto">
        <style:tab-stops>
          <style:tab-stop style:position="-0.25cm"/>
        </style:tab-stops>
      </style:paragraph-properties>
    </style:style>
    <style:style style:name="chpt-spec-terms2" style:family="paragraph" style:parent-style-name="block-terms2" style:master-page-name="">
      <style:paragraph-properties fo:margin-left="1.88cm" fo:margin-right="0cm" fo:text-indent="-0.25cm" style:auto-text-indent="false" style:page-number="auto">
        <style:tab-stops/>
      </style:paragraph-properties>
    </style:style>
    <style:style style:name="chpt-spec-terms2-last" style:family="paragraph" style:parent-style-name="chpt-spec-terms2" style:master-page-name="">
      <style:paragraph-properties style:page-number="auto" fo:keep-with-next="auto"/>
    </style:style>
    <style:style style:name="chpt-spec3-tab" style:family="paragraph" style:parent-style-name="chpt-spec3" style:master-page-name="">
      <style:paragraph-properties fo:margin-left="0.78cm" fo:margin-right="0.199cm" fo:text-indent="-0.25cm" style:auto-text-indent="false" style:page-number="auto">
        <style:tab-stops/>
      </style:paragraph-properties>
    </style:style>
    <style:style style:name="chpt-spec-terms1-last" style:family="paragraph" style:parent-style-name="chpt-spec-terms1" style:master-page-name="">
      <style:paragraph-properties style:page-number="auto" fo:keep-with-next="auto"/>
    </style:style>
    <style:style style:name="chpt-spec2" style:family="paragraph" style:parent-style-name="chpt-spec1" style:master-page-name="">
      <style:paragraph-properties fo:margin-left="0.529cm" fo:margin-right="0cm" fo:margin-top="0.18cm" fo:margin-bottom="0cm" fo:keep-together="always" fo:text-indent="0cm" style:auto-text-indent="false" style:page-number="auto"/>
    </style:style>
    <style:style style:name="chpt-spec2-last" style:family="paragraph" style:parent-style-name="chpt-spec2" style:master-page-name="">
      <style:paragraph-properties fo:keep-together="always" style:page-number="auto" fo:keep-with-next="auto"/>
    </style:style>
    <style:style style:name="LAHS" style:family="paragraph" style:master-page-name="">
      <style:paragraph-properties fo:margin-left="2.251cm" fo:margin-right="0cm" fo:margin-top="0.18cm" fo:margin-bottom="0cm" fo:text-indent="0cm" style:auto-text-indent="false" style:page-number="auto"/>
      <style:text-properties style:font-name="Courier New" fo:font-size="10pt"/>
    </style:style>
    <style:style style:name="Litem" style:family="paragraph">
      <style:paragraph-properties fo:margin-left="3.099cm" fo:margin-right="0cm" fo:line-height="0.388cm" fo:text-align="start" style:justify-single-word="false" fo:keep-together="always" fo:hyphenation-ladder-count="255" fo:text-indent="-0.25cm" style:auto-text-indent="false" style:text-autospace="none" style:vertical-align="auto">
        <style:tab-stops/>
      </style:paragraph-properties>
      <style:text-properties fo:font-size="10pt" fo:language="pt" fo:country="BR" style:font-size-asian="10pt" style:language-asian="de" style:country-asian="DE" style:font-size-complex="10pt" fo:hyphenate="true" fo:hyphenation-remain-char-count="0" fo:hyphenation-push-char-count="0"/>
    </style:style>
    <style:style style:name="mod-block" style:family="paragraph" style:parent-style-name="Standard">
      <style:paragraph-properties fo:margin-top="0.212cm" fo:margin-bottom="0cm" fo:line-height="0.388cm" fo:text-align="justify" style:justify-single-word="false" fo:keep-together="always" fo:keep-with-next="always"/>
      <style:text-properties fo:font-size="10pt" fo:language="de" fo:country="DE" style:font-size-asian="10pt" style:font-size-complex="10pt"/>
    </style:style>
    <style:style style:name="mod-class-block" style:family="paragraph" style:parent-style-name="Standard">
      <style:paragraph-properties fo:margin-left="0.75cm" fo:margin-right="0cm" fo:margin-top="0.176cm" fo:margin-bottom="0cm" fo:line-height="0.388cm" fo:keep-together="always" fo:text-indent="-0.75cm" style:auto-text-indent="false" fo:keep-with-next="always">
        <style:tab-stops>
          <style:tab-stop style:position="0cm"/>
        </style:tab-stops>
      </style:paragraph-properties>
      <style:text-properties fo:font-size="10pt" fo:language="de" fo:country="DE" fo:font-weight="bold" style:font-size-asian="10pt" style:font-weight-asian="bold" style:font-size-complex="10pt" style:font-weight-complex="bold"/>
    </style:style>
    <style:style style:name="mod-class-block-5" style:family="paragraph" style:parent-style-name="Standard">
      <style:paragraph-properties fo:margin-left="0.75cm" fo:margin-right="0cm" fo:margin-top="0.106cm" fo:margin-bottom="0cm" fo:line-height="0.388cm" fo:keep-together="always" fo:text-indent="-0.75cm" style:auto-text-indent="false" fo:keep-with-next="always">
        <style:tab-stops>
          <style:tab-stop style:position="0cm"/>
        </style:tab-stops>
      </style:paragraph-properties>
      <style:text-properties fo:font-size="10pt" fo:language="de" fo:country="DE" style:font-size-asian="10pt" style:font-size-complex="10pt"/>
    </style:style>
    <style:style style:name="mod-class-block-excl2" style:family="paragraph">
      <style:paragraph-properties fo:margin-left="2.101cm" fo:margin-right="0cm" fo:margin-top="0cm" fo:margin-bottom="0cm" fo:text-indent="-0.25cm" style:auto-text-indent="false">
        <style:tab-stops>
          <style:tab-stop style:position="-0.25cm"/>
        </style:tab-stops>
      </style:paragraph-properties>
      <style:text-properties fo:font-size="10pt" fo:language="de" fo:country="DE" style:font-size-asian="10pt" style:font-size-complex="10pt"/>
    </style:style>
    <style:style style:name="mod-class-block-incl" style:family="paragraph" style:parent-style-name="Standard">
      <style:paragraph-properties fo:margin-left="1cm" fo:margin-right="0cm" fo:line-height="0.388cm" fo:keep-together="always" fo:text-indent="-0.25cm" style:auto-text-indent="false" fo:keep-with-next="always">
        <style:tab-stops/>
      </style:paragraph-properties>
      <style:text-properties fo:font-size="10pt" fo:language="de" fo:country="DE" style:font-size-asian="10pt" style:font-size-complex="10pt"/>
    </style:style>
    <style:style style:name="mod-class-def" style:family="paragraph" style:parent-style-name="cat-def">
      <style:paragraph-properties fo:margin-left="0.75cm" fo:margin-right="0cm" fo:text-indent="0cm" style:auto-text-indent="false"/>
    </style:style>
    <style:style style:name="mod-class-def-last" style:family="paragraph" style:parent-style-name="mod-class-def">
      <style:paragraph-properties fo:keep-with-next="auto"/>
    </style:style>
    <style:style style:name="mod-class-first-def" style:family="paragraph" style:parent-style-name="mod-class-def" style:master-page-name="">
      <style:paragraph-properties fo:margin-top="0cm" fo:margin-bottom="0cm" style:page-number="auto"/>
    </style:style>
    <style:style style:name="mod-class-first-def-last" style:family="paragraph" style:parent-style-name="mod-class-def-last">
      <style:paragraph-properties fo:margin-top="0cm" fo:margin-bottom="0cm"/>
    </style:style>
    <style:style style:name="mod-class-pref-text1" style:family="paragraph" style:parent-style-name="cat-pref-text1">
      <style:paragraph-properties fo:margin-left="1.85cm" fo:margin-right="0cm" fo:margin-top="0.139cm" fo:margin-bottom="0cm" fo:line-height="0.388cm" fo:text-align="justify" style:justify-single-word="false" fo:keep-together="always" fo:text-indent="-1.101cm" style:auto-text-indent="false">
        <style:tab-stops>
          <style:tab-stop style:position="0cm"/>
        </style:tab-stops>
      </style:paragraph-properties>
      <style:text-properties fo:font-size="10pt"/>
    </style:style>
    <style:style style:name="mod-class-pref-text1-last" style:family="paragraph" style:parent-style-name="mod-class-pref-text1">
      <style:paragraph-properties fo:keep-with-next="auto"/>
    </style:style>
    <style:style style:name="mod-class-pref-text2" style:family="paragraph">
      <style:paragraph-properties fo:margin-left="1.85cm" fo:margin-right="0cm" fo:text-indent="0cm" style:auto-text-indent="false"/>
    </style:style>
    <style:style style:name="mod-class-pref-text2-last" style:family="paragraph" style:parent-style-name="mod-class-pref-text2">
      <style:paragraph-properties fo:keep-with-next="auto"/>
    </style:style>
    <style:style style:name="mod-class-first-pref-text1" style:family="paragraph" style:parent-style-name="mod-class-pref-text1">
      <style:paragraph-properties fo:margin-top="0cm" fo:margin-bottom="0cm"/>
    </style:style>
    <style:style style:name="mod-class-first-pref-text1-last" style:family="paragraph" style:parent-style-name="mod-class-first-pref-text1" style:master-page-name="">
      <style:paragraph-properties style:page-number="auto" fo:keep-with-next="auto"/>
    </style:style>
    <style:style style:name="mod-class-terms-list1" style:family="paragraph" style:parent-style-name="mod-class-terms2" style:list-style-name="list1" style:master-page-name="">
      <style:paragraph-properties fo:margin-left="2.101cm" fo:margin-right="0cm" fo:margin-top="0.139cm" fo:margin-bottom="0cm" fo:text-indent="-1.349cm" style:auto-text-indent="false" style:page-number="auto">
        <style:tab-stops>
          <style:tab-stop style:position="-0.25cm"/>
        </style:tab-stops>
      </style:paragraph-properties>
      <style:text-properties fo:font-size="10pt"/>
    </style:style>
    <style:style style:name="mod-class-terms-list1-last" style:family="paragraph" style:parent-style-name="mod-class-terms-list1" style:master-page-name="">
      <style:paragraph-properties style:page-number="auto" fo:keep-with-next="auto"/>
    </style:style>
    <style:style style:name="mod-class-terms-list2" style:family="paragraph" style:parent-style-name="mod-class-terms-list1">
      <style:paragraph-properties fo:margin-left="2.101cm" fo:margin-right="0cm" fo:margin-top="0cm" fo:margin-bottom="0cm" fo:text-indent="-0.25cm" style:auto-text-indent="false">
        <style:tab-stops>
          <style:tab-stop style:position="-0.25cm"/>
        </style:tab-stops>
      </style:paragraph-properties>
    </style:style>
    <style:style style:name="mod-class-terms-list2-last" style:family="paragraph" style:parent-style-name="mod-class-terms-list2" style:master-page-name="">
      <style:paragraph-properties style:page-number="auto" fo:keep-with-next="auto"/>
    </style:style>
    <style:style style:name="mod-class-terms1" style:family="paragraph" style:parent-style-name="cat-terms1">
      <style:paragraph-properties fo:margin-left="2.099cm" fo:margin-right="0cm" fo:text-indent="-1.349cm" style:auto-text-indent="false" fo:keep-with-next="always"/>
    </style:style>
    <style:style style:name="mod-class-terms1-last" style:family="paragraph" style:parent-style-name="mod-class-terms1">
      <style:paragraph-properties fo:keep-with-next="auto"/>
    </style:style>
    <style:style style:name="mod-class-terms2" style:family="paragraph" style:parent-style-name="mod-class-terms1">
      <style:paragraph-properties fo:margin-left="2.101cm" fo:margin-right="0cm" fo:margin-top="0cm" fo:margin-bottom="0cm" fo:keep-together="always" fo:text-indent="-0.25cm" style:auto-text-indent="false" fo:keep-with-next="always">
        <style:tab-stops/>
      </style:paragraph-properties>
    </style:style>
    <style:style style:name="mod-class-terms2-last" style:family="paragraph" style:parent-style-name="mod-class-terms2">
      <style:paragraph-properties fo:keep-with-next="auto"/>
    </style:style>
    <style:style style:name="mod-class-first-terms1" style:family="paragraph" style:parent-style-name="mod-class-terms1" style:master-page-name="">
      <style:paragraph-properties fo:margin-top="0cm" fo:margin-bottom="0cm" style:page-number="auto"/>
    </style:style>
    <style:style style:name="mod-class-first-terms1-last" style:family="paragraph" style:parent-style-name="mod-class-first-terms1" style:master-page-name="">
      <style:paragraph-properties style:page-number="auto" fo:keep-with-next="auto"/>
    </style:style>
    <style:style style:name="mod-class-text" style:family="paragraph" style:parent-style-name="cat-text">
      <style:paragraph-properties fo:margin-left="0.75cm" fo:margin-right="0cm" fo:text-indent="0cm" style:auto-text-indent="false" fo:background-color="transparent">
        <style:tab-stops/>
        <style:background-image/>
      </style:paragraph-properties>
    </style:style>
    <style:style style:name="mod-class-text-last" style:family="paragraph" style:parent-style-name="mod-class-text">
      <style:paragraph-properties fo:keep-with-next="auto"/>
    </style:style>
    <style:style style:name="mod-class4" style:family="paragraph" style:parent-style-name="cat4">
      <style:paragraph-properties fo:margin-left="0.75cm" fo:margin-right="0cm" fo:text-indent="-0.75cm" style:auto-text-indent="false">
        <style:tab-stops/>
      </style:paragraph-properties>
      <style:text-properties style:font-name="Times New Roman1"/>
    </style:style>
    <style:style style:name="mod-class4-cat" style:family="paragraph" style:parent-style-name="mod-class5-cat" style:master-page-name="">
      <style:paragraph-properties style:page-number="auto"/>
      <style:text-properties fo:font-weight="bold"/>
    </style:style>
    <style:style style:name="mod-class4-cat-solo" style:family="paragraph" style:parent-style-name="mod-class4-cat" style:master-page-name="">
      <style:paragraph-properties style:page-number="auto" fo:keep-with-next="auto"/>
    </style:style>
    <style:style style:name="mod-class4-incl" style:family="paragraph" style:parent-style-name="cat4-incl">
      <style:paragraph-properties fo:margin-left="1cm" fo:margin-right="0cm" fo:text-indent="-0.25cm" style:auto-text-indent="false" fo:keep-with-next="always">
        <style:tab-stops/>
      </style:paragraph-properties>
    </style:style>
    <style:style style:name="mod-class4-incl-tab" style:family="paragraph" style:parent-style-name="mod-class4-incl">
      <style:paragraph-properties fo:margin-left="1cm" fo:margin-right="0.199cm" fo:margin-top="0cm" fo:margin-bottom="0cm" fo:text-indent="-0.25cm" style:auto-text-indent="false" fo:keep-with-next="always">
        <style:tab-stops/>
      </style:paragraph-properties>
    </style:style>
    <style:style style:name="mod-class4-incl1" style:family="paragraph" style:parent-style-name="mod-class4-incl">
      <style:paragraph-properties fo:margin-left="1cm" fo:margin-right="0cm" fo:margin-top="0.139cm" fo:margin-bottom="0cm" fo:text-indent="-0.25cm" style:auto-text-indent="false" fo:keep-with-next="always">
        <style:tab-stops/>
      </style:paragraph-properties>
    </style:style>
    <style:style style:name="mod-class4-incl1-last" style:family="paragraph" style:parent-style-name="mod-class4-incl1">
      <style:paragraph-properties fo:margin-left="1cm" fo:margin-right="0cm" fo:text-indent="-0.25cm" style:auto-text-indent="false" fo:keep-with-next="auto">
        <style:tab-stops/>
      </style:paragraph-properties>
    </style:style>
    <style:style style:name="mod-class4-incl-last" style:family="paragraph" style:parent-style-name="mod-class4-incl">
      <style:paragraph-properties fo:keep-with-next="auto"/>
    </style:style>
    <style:style style:name="mod-class4-incl-list" style:family="paragraph" style:list-style-name="list1"/>
    <style:style style:name="mod-class4-first-incl1" style:family="paragraph" style:parent-style-name="mod-class4-incl1">
      <style:paragraph-properties fo:margin-top="0cm" fo:margin-bottom="0cm"/>
    </style:style>
    <style:style style:name="mod-class4-first-incl1-last" style:family="paragraph" style:parent-style-name="mod-class4-incl1-last">
      <style:paragraph-properties fo:margin-top="0cm" fo:margin-bottom="0cm"/>
    </style:style>
    <style:style style:name="mod-class4-solo" style:family="paragraph" style:parent-style-name="mod-class4">
      <style:paragraph-properties fo:keep-with-next="auto"/>
    </style:style>
    <style:style style:name="mod-class5" style:family="paragraph" style:parent-style-name="Heading_20_7">
      <style:paragraph-properties fo:margin-left="0.75cm" fo:margin-right="0cm" fo:margin-top="0.24cm" fo:margin-bottom="0cm" fo:text-indent="-0.75cm" style:auto-text-indent="false">
        <style:tab-stops/>
      </style:paragraph-properties>
      <style:text-properties style:font-name="Times New Roman2" fo:font-size="10pt" fo:language="de" fo:country="DE" style:font-size-asian="10pt" style:font-size-complex="10pt"/>
    </style:style>
    <style:style style:name="mod-class5-solo" style:family="paragraph" style:parent-style-name="mod-class5">
      <style:paragraph-properties fo:keep-with-next="auto"/>
    </style:style>
    <style:style style:name="mod-class5-cat" style:family="paragraph">
      <style:paragraph-properties fo:margin-left="3.099cm" fo:margin-right="0cm" fo:margin-top="0.18cm" fo:margin-bottom="0cm" fo:line-height="0.349cm" fo:text-indent="-1.349cm" style:auto-text-indent="false">
        <style:tab-stops>
          <style:tab-stop style:position="-0.25cm"/>
        </style:tab-stops>
      </style:paragraph-properties>
      <style:text-properties fo:font-size="10pt"/>
    </style:style>
    <style:style style:name="mod-class5-cat-incl" style:family="paragraph" style:master-page-name="">
      <style:paragraph-properties fo:margin-left="3.099cm" fo:margin-right="0cm" fo:line-height="0.349cm" fo:keep-together="always" fo:text-indent="-0.25cm" style:auto-text-indent="false" style:page-number="auto" fo:keep-with-next="always">
        <style:tab-stops/>
      </style:paragraph-properties>
      <style:text-properties fo:font-size="10pt"/>
    </style:style>
    <style:style style:name="mod-class5-cat-incl-last" style:family="paragraph" style:parent-style-name="mod-class5-cat-incl">
      <style:paragraph-properties fo:keep-with-next="auto"/>
    </style:style>
    <style:style style:name="mod-class5-cat-incl-tab" style:family="paragraph" style:parent-style-name="mod-class5-cat-incl">
      <style:paragraph-properties fo:margin-left="3.099cm" fo:margin-right="0.199cm" fo:line-height="0.349cm" fo:text-indent="-0.25cm" style:auto-text-indent="false">
        <style:tab-stops/>
      </style:paragraph-properties>
      <style:text-properties fo:font-size="10pt"/>
    </style:style>
    <style:style style:name="tab-col1" style:family="paragraph" style:parent-style-name="Standard">
      <style:paragraph-properties fo:margin-left="0.25cm" fo:margin-right="0.199cm" fo:line-height="0.388cm" fo:keep-together="always" fo:text-indent="-0.25cm" style:auto-text-indent="false">
        <style:tab-stops/>
      </style:paragraph-properties>
      <style:text-properties fo:font-size="10pt" fo:language="de" fo:country="DE" style:font-size-asian="10pt" style:font-size-complex="10pt"/>
    </style:style>
    <style:style style:name="tab-col1-pref1" style:family="paragraph" style:parent-style-name="Standard">
      <style:paragraph-properties fo:margin-left="1.349cm" fo:margin-right="0.199cm" fo:line-height="0.388cm" fo:keep-together="always" fo:text-indent="-1.349cm" style:auto-text-indent="false">
        <style:tab-stops>
          <style:tab-stop style:position="-0.25cm"/>
        </style:tab-stops>
      </style:paragraph-properties>
      <style:text-properties fo:font-size="10pt" fo:language="de" fo:country="DE" style:font-size-asian="10pt" style:font-size-complex="10pt"/>
    </style:style>
    <style:style style:name="tab-col1-pref2" style:family="paragraph" style:parent-style-name="tab-col1-pref1">
      <style:paragraph-properties fo:margin-left="1.349cm" fo:margin-right="0.199cm" fo:text-indent="-0.25cm" style:auto-text-indent="false"/>
    </style:style>
    <style:style style:name="tab-col2" style:family="paragraph" style:parent-style-name="Standard">
      <style:paragraph-properties fo:margin-left="0.392cm" fo:margin-right="0.199cm" fo:line-height="0.388cm" fo:keep-together="always" fo:text-indent="-0.25cm" style:auto-text-indent="false" fo:keep-with-next="always">
        <style:tab-stops/>
      </style:paragraph-properties>
      <style:text-properties fo:font-size="10pt" fo:language="de" fo:country="DE" style:font-size-asian="10pt" style:font-size-complex="10pt"/>
    </style:style>
    <style:style style:name="termList1" style:family="paragraph" style:parent-style-name="Standard">
      <style:paragraph-properties fo:margin-left="0.25cm" fo:margin-right="0cm" fo:margin-top="0.199cm" fo:margin-bottom="0cm" fo:line-height="0.388cm" fo:keep-together="always" fo:text-indent="-0.25cm" style:auto-text-indent="false" fo:keep-with-next="always">
        <style:tab-stops/>
      </style:paragraph-properties>
      <style:text-properties fo:font-size="10pt" fo:language="de" fo:country="DE" style:font-size-asian="10pt" style:font-size-complex="10pt"/>
    </style:style>
    <style:style style:name="termList1-last" style:family="paragraph" style:parent-style-name="termList1">
      <style:paragraph-properties fo:margin-left="0.25cm" fo:margin-right="0cm" fo:margin-top="0.199cm" fo:margin-bottom="0cm" fo:line-height="0.388cm" fo:keep-together="always" fo:text-indent="-0.25cm" style:auto-text-indent="false" fo:keep-with-next="auto">
        <style:tab-stops/>
      </style:paragraph-properties>
    </style:style>
    <style:style style:name="termList2" style:family="paragraph" style:parent-style-name="termList1">
      <style:paragraph-properties fo:margin-left="0.25cm" fo:margin-right="0cm" fo:margin-top="0cm" fo:margin-bottom="0cm" fo:line-height="0.388cm" fo:keep-together="always" fo:text-indent="-0.25cm" style:auto-text-indent="false" fo:keep-with-next="always">
        <style:tab-stops/>
      </style:paragraph-properties>
    </style:style>
    <style:style style:name="termList3" style:family="paragraph" style:parent-style-name="termList1">
      <style:paragraph-properties fo:margin-left="0.25cm" fo:margin-right="0cm" fo:margin-top="0cm" fo:margin-bottom="0cm" fo:line-height="0.388cm" fo:keep-together="always" fo:text-indent="-0.25cm" style:auto-text-indent="false" fo:keep-with-next="auto">
        <style:tab-stops/>
      </style:paragraph-properties>
    </style:style>
    <style:style style:name="validMC" style:family="paragraph" style:parent-style-name="cat4" style:class="text" style:master-page-name="">
      <style:paragraph-properties fo:margin-left="0cm" fo:margin-right="0cm" fo:margin-top="0cm" fo:margin-bottom="0cm" fo:text-indent="0cm" style:auto-text-indent="false" style:page-number="auto"/>
      <style:text-properties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Standard" style:next-style-name="Standard">
      <style:paragraph-properties fo:margin-top="0.423cm" fo:margin-bottom="0.106cm" fo:keep-with-next="always"/>
      <style:text-properties style:font-name="Arial3" fo:font-size="16pt" fo:font-weight="bold" style:letter-kerning="true" style:font-name-asian="Arial3" style:font-size-asian="16pt" style:font-weight-asian="bold" style:font-name-complex="Arial3" style:font-size-complex="16pt" style:font-weight-complex="bold"/>
    </style:style>
    <style:style style:name="Body_20_Text_20_2" style:display-name="Body Text 2" style:family="paragraph" style:parent-style-name="Standard">
      <style:paragraph-properties fo:margin-top="0cm" fo:margin-bottom="0.212cm" fo:line-height="0.423cm" fo:text-align="justify" style:justify-single-word="false"/>
      <style:text-properties fo:font-size="11pt" style:font-size-asian="11pt" style:font-size-complex="11pt"/>
    </style:style>
    <style:style style:name="Numbering_20_Symbols" style:display-name="Numbering Symbols" style:family="text"/>
    <style:style style:name="bold" style:family="text">
      <style:text-properties fo:font-weight="bold" fo:background-color="transparent" style:font-weight-asian="bold" style:font-weight-complex="bold"/>
    </style:style>
    <style:style style:name="italic" style:family="text">
      <style:text-properties fo:font-size="10pt" fo:language="de" fo:country="DE" fo:font-style="italic" style:font-size-asian="10pt" style:font-size-complex="10pt"/>
    </style:style>
    <style:style style:name="cat3Code" style:family="text">
      <style:text-properties fo:color="#ffffff" style:font-name="Arial1" fo:font-size="11pt" fo:language="pt" fo:country="BR" fo:font-weight="bold" fo:background-color="#000000" style:font-name-asian="Arial1" style:font-size-asian="11pt" style:language-asian="de" style:country-asian="DE" style:font-weight-asian="bold" style:font-name-complex="Arial1" style:font-size-complex="11pt" style:font-weight-complex="bold"/>
    </style:style>
    <style:style style:name="footnote_20_reference" style:display-name="footnote reference" style:family="text">
      <style:text-properties style:text-position="25% 58%"/>
    </style:style>
    <style:style style:name="subscript" style:family="text">
      <style:text-properties style:text-position="sub 58%"/>
    </style:style>
    <style:style style:name="superscript" style:family="text">
      <style:text-properties style:text-position="super 58%"/>
    </style:style>
    <style:style style:name="Zcode3" style:family="text">
      <style:text-properties fo:color="#ffffff" style:font-name="Arial1" fo:font-size="11pt" fo:language="pt" fo:country="BR" fo:font-weight="bold" fo:background-color="#000000" style:font-name-asian="Arial1" style:font-size-asian="11pt" style:language-asian="de" style:country-asian="DE" style:font-weight-asian="bold" style:font-name-complex="Arial1" style:font-size-complex="11pt" style:font-weight-complex="bold"/>
    </style:style>
    <style:style style:name="Zinkl" style:family="text">
      <style:text-properties fo:font-size="10pt" fo:language="de" fo:country="DE" fo:font-style="italic" fo:font-weight="bold" style:font-size-asian="10pt" style:language-asian="de" style:country-asian="DE" style:font-style-asian="italic" style:font-weight-asian="bold" style:font-size-complex="10pt" style:font-style-complex="italic" style:font-weight-complex="bold"/>
    </style:style>
    <style:style style:name="Bullet_5f_20_5f_Symbols" style:display-name="Bullet_20_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style:font-name="Symbol" style:font-name-asian="Symbol" style:font-name-complex="Symbol"/>
    </style:style>
    <style:style style:name="RTF_5f_Num_20_5_20_1" style:display-name="RTF_Num 5 1" style:family="text">
      <style:text-properties style:font-name="Symbol" style:font-name-asian="Symbol" style:font-name-complex="Symbol"/>
    </style:style>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text-properties style:font-name="Symbol" style:font-name-asian="Symbol" style:font-name-complex="Symbol"/>
    </style:style>
    <style:style style:name="RTF_5f_Num_20_11_20_1" style:display-name="RTF_Num 11 1" style:family="text">
      <style:text-properties style:font-name="Symbol" style:font-name-asian="Symbol" style:font-name-complex="Symbol"/>
    </style:style>
    <style:style style:name="RTF_5f_Num_20_12_20_1" style:display-name="RTF_Num 12 1" style:family="text">
      <style:text-properties style:font-name="Symbol" style:font-name-asian="Symbol" style:font-name-complex="Symbol"/>
    </style:style>
    <style:style style:name="RTF_5f_Num_20_13_20_1" style:display-name="RTF_Num 13 1" style:family="text">
      <style:text-properties style:font-name="Symbol" style:font-name-asian="Symbol" style:font-name-complex="Symbol"/>
    </style:style>
    <style:style style:name="RTF_5f_Num_20_14_20_1" style:display-name="RTF_Num 14 1" style:family="text">
      <style:text-properties style:font-name="Symbol" style:font-name-asian="Symbol" style:font-name-complex="Symbol"/>
    </style:style>
    <style:style style:name="RTF_5f_Num_20_15_20_1" style:display-name="RTF_Num 15 1" style:family="text">
      <style:text-properties style:font-name="Symbol" style:font-name-asian="Symbol" style:font-name-complex="Symbol"/>
    </style:style>
    <style:style style:name="RTF_5f_Num_20_16_20_1" style:display-name="RTF_Num 16 1" style:family="text">
      <style:text-properties style:font-name="Symbol" style:font-name-asian="Symbol" style:font-name-complex="Symbol"/>
    </style:style>
    <style:style style:name="RTF_5f_Num_20_17_20_1" style:display-name="RTF_Num 17 1" style:family="text">
      <style:text-properties style:font-name="Symbol" style:font-name-asian="Symbol" style:font-name-complex="Symbol"/>
    </style:style>
    <style:style style:name="RTF_5f_Num_20_18_20_1" style:display-name="RTF_Num 18 1" style:family="text">
      <style:text-properties style:font-name="Symbol" style:font-name-asian="Symbol" style:font-name-complex="Symbol"/>
    </style:style>
    <style:style style:name="RTF_5f_Num_20_19_20_1" style:display-name="RTF_Num 19 1" style:family="text">
      <style:text-properties style:font-name="Symbol" style:font-name-asian="Symbol" style:font-name-complex="Symbol"/>
    </style:style>
    <style:style style:name="RTF_5f_Num_20_20_20_1" style:display-name="RTF_Num 20 1" style:family="text">
      <style:text-properties style:font-name="Symbol" style:font-name-asian="Symbol" style:font-name-complex="Symbol"/>
    </style:style>
    <style:style style:name="RTF_5f_Num_20_21_20_1" style:display-name="RTF_Num 21 1" style:family="text">
      <style:text-properties style:font-name="Symbol" style:font-name-asian="Symbol" style:font-name-complex="Symbol"/>
    </style:style>
    <style:style style:name="RTF_5f_Num_20_23_20_1" style:display-name="RTF_Num 23 1" style:family="text">
      <style:text-properties style:font-name="Symbol" style:font-name-asian="Symbol" style:font-name-complex="Symbol"/>
    </style:style>
    <style:style style:name="RTF_5f_Num_20_24_20_1" style:display-name="RTF_Num 24 1" style:family="text">
      <style:text-properties style:font-name="Symbol" style:font-name-asian="Symbol" style:font-name-complex="Symbol"/>
    </style:style>
    <style:style style:name="RTF_5f_Num_20_25_20_1" style:display-name="RTF_Num 25 1" style:family="text">
      <style:text-properties style:font-name="Symbol" style:font-name-asian="Symbol" style:font-name-complex="Symbol"/>
    </style:style>
    <style:style style:name="RTF_5f_Num_20_26_20_1" style:display-name="RTF_Num 26 1" style:family="text">
      <style:text-properties style:font-name="Symbol" style:font-name-asian="Symbol" style:font-name-complex="Symbol"/>
    </style:style>
    <style:style style:name="RTF_5f_Num_20_27_20_1" style:display-name="RTF_Num 27 1" style:family="text">
      <style:text-properties style:font-name="Symbol" style:font-name-asian="Symbol" style:font-name-comple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dash">
      <text:list-level-style-bullet text:level="1" text:style-name="Bullet_5f_20_5f_Symbols" text:bullet-char="-">
        <style:list-level-properties text:space-before="0.635cm" text:min-label-width="0.635cm"/>
        <style:text-properties fo:font-family="Tahoma" style:font-family-generic="swiss" style:font-pitch="variable"/>
      </text:list-level-style-bullet>
      <text:list-level-style-bullet text:level="2" text:style-name="Bullet_5f_20_5f_Symbols" text:bullet-char="-">
        <style:list-level-properties text:space-before="1.27cm" text:min-label-width="0.635cm"/>
        <style:text-properties fo:font-family="Tahoma" style:font-family-generic="swiss" style:font-pitch="variable"/>
      </text:list-level-style-bullet>
      <text:list-level-style-bullet text:level="3" text:style-name="Bullet_5f_20_5f_Symbols" text:bullet-char="-">
        <style:list-level-properties text:space-before="1.905cm" text:min-label-width="0.635cm"/>
        <style:text-properties fo:font-family="Tahoma" style:font-family-generic="swiss" style:font-pitch="variable"/>
      </text:list-level-style-bullet>
      <text:list-level-style-bullet text:level="4" text:style-name="Bullet_5f_20_5f_Symbols" text:bullet-char="-">
        <style:list-level-properties text:space-before="2.54cm" text:min-label-width="0.635cm"/>
        <style:text-properties fo:font-family="Tahoma" style:font-family-generic="swiss" style:font-pitch="variable"/>
      </text:list-level-style-bullet>
      <text:list-level-style-bullet text:level="5" text:style-name="Bullet_5f_20_5f_Symbols" text:bullet-char="-">
        <style:list-level-properties text:space-before="3.175cm" text:min-label-width="0.635cm"/>
        <style:text-properties fo:font-family="Tahoma" style:font-family-generic="swiss" style:font-pitch="variable"/>
      </text:list-level-style-bullet>
      <text:list-level-style-bullet text:level="6" text:style-name="Bullet_5f_20_5f_Symbols" text:bullet-char="-">
        <style:list-level-properties text:space-before="3.81cm" text:min-label-width="0.635cm"/>
        <style:text-properties fo:font-family="Tahoma" style:font-family-generic="swiss" style:font-pitch="variable"/>
      </text:list-level-style-bullet>
      <text:list-level-style-bullet text:level="7" text:style-name="Bullet_5f_20_5f_Symbols" text:bullet-char="-">
        <style:list-level-properties text:space-before="4.445cm" text:min-label-width="0.635cm"/>
        <style:text-properties fo:font-family="Tahoma" style:font-family-generic="swiss" style:font-pitch="variable"/>
      </text:list-level-style-bullet>
      <text:list-level-style-bullet text:level="8" text:style-name="Bullet_5f_20_5f_Symbols" text:bullet-char="-">
        <style:list-level-properties text:space-before="5.08cm" text:min-label-width="0.635cm"/>
        <style:text-properties fo:font-family="Tahoma" style:font-family-generic="swiss" style:font-pitch="variable"/>
      </text:list-level-style-bullet>
      <text:list-level-style-bullet text:level="9" text:style-name="Bullet_5f_20_5f_Symbols" text:bullet-char="-">
        <style:list-level-properties text:space-before="5.715cm" text:min-label-width="0.635cm"/>
        <style:text-properties fo:font-family="Tahoma" style:font-family-generic="swiss" style:font-pitch="variable"/>
      </text:list-level-style-bullet>
      <text:list-level-style-bullet text:level="10" text:style-name="Bullet_5f_20_5f_Symbols" text:bullet-char="-">
        <style:list-level-properties text:space-before="6.35cm" text:min-label-width="0.635cm"/>
        <style:text-properties fo:font-family="Tahoma" style:font-family-generic="swiss" style:font-pitch="variable"/>
      </text:list-level-style-bullet>
    </text:list-style>
    <text:list-style style:name="list1">
      <text:list-level-style-bullet text:level="1" text:style-name="Bullet_5f_20_5f_Symbols" style:num-suffix="." text:bullet-char="•">
        <style:list-level-properties text:min-label-width="0.25cm"/>
      </text:list-level-style-bullet>
      <text:list-level-style-bullet text:level="2" text:style-name="Bullet_5f_20_5f_Symbols" style:num-suffix="." text:bullet-char="•">
        <style:list-level-properties text:space-before="0.249cm" text:min-label-width="0.25cm"/>
      </text:list-level-style-bullet>
      <text:list-level-style-bullet text:level="3" text:style-name="Bullet_5f_20_5f_Symbols" style:num-suffix="." text:bullet-char="•">
        <style:list-level-properties text:space-before="0.5cm" text:min-label-width="0.25cm"/>
      </text:list-level-style-bullet>
      <text:list-level-style-bullet text:level="4" text:style-name="Bullet_5f_20_5f_Symbols" style:num-suffix="." text:bullet-char="•">
        <style:list-level-properties text:space-before="0.75cm" text:min-label-width="0.25cm"/>
      </text:list-level-style-bullet>
      <text:list-level-style-bullet text:level="5" text:style-name="Bullet_5f_20_5f_Symbols" style:num-suffix="." text:bullet-char="•">
        <style:list-level-properties text:space-before="2.001cm" text:min-label-width="0.25cm"/>
      </text:list-level-style-bullet>
      <text:list-level-style-bullet text:level="6" text:style-name="Bullet_5f_20_5f_Symbols" style:num-suffix="." text:bullet-char="•">
        <style:list-level-properties text:space-before="2.249cm" text:min-label-width="0.25cm"/>
      </text:list-level-style-bullet>
      <text:list-level-style-bullet text:level="7" text:style-name="Bullet_5f_20_5f_Symbols" style:num-suffix="." text:bullet-char="•">
        <style:list-level-properties text:space-before="2.5cm" text:min-label-width="0.25cm"/>
      </text:list-level-style-bullet>
      <text:list-level-style-bullet text:level="8" text:style-name="Bullet_5f_20_5f_Symbols" style:num-suffix="." text:bullet-char="•">
        <style:list-level-properties text:space-before="2.75cm" text:min-label-width="0.25cm"/>
      </text:list-level-style-bullet>
      <text:list-level-style-bullet text:level="9" text:style-name="Bullet_5f_20_5f_Symbols" style:num-suffix="." text:bullet-char="•">
        <style:list-level-properties text:space-before="3.001cm" text:min-label-width="0.25cm"/>
      </text:list-level-style-bullet>
      <text:list-level-style-bullet text:level="10" text:style-name="Bullet_5f_20_5f_Symbols" style:num-suffix="." text:bullet-char="•">
        <style:list-level-properties text:space-before="3.751cm" text:min-label-width="0.25cm"/>
      </text:list-level-style-bullet>
    </text:list-style>
    <text:list-style style:name="loweralpha">
      <text:list-level-style-number text:level="1" style:num-suffix=")" style:num-format="a">
        <style:list-level-properties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min-label-width="0.635cm"/>
        <style:text-properties style:font-name="Symbol"/>
      </text:list-level-style-bullet>
      <text:list-level-style-bullet text:level="2" text:style-name="RTF_5f_Num_20_3_20_1" style:num-suffix="." text:bullet-char="">
        <style:list-level-properties text:space-before="0.635cm" text:min-label-width="0.635cm"/>
        <style:text-properties style:font-name="Symbol"/>
      </text:list-level-style-bullet>
      <text:list-level-style-bullet text:level="3" text:style-name="RTF_5f_Num_20_3_20_1" style:num-suffix="." text:bullet-char="">
        <style:list-level-properties text:space-before="1.27cm" text:min-label-width="0.635cm"/>
        <style:text-properties style:font-name="Symbol"/>
      </text:list-level-style-bullet>
      <text:list-level-style-bullet text:level="4" text:style-name="RTF_5f_Num_20_3_20_1" style:num-suffix="." text:bullet-char="">
        <style:list-level-properties text:space-before="1.905cm" text:min-label-width="0.635cm"/>
        <style:text-properties style:font-name="Symbol"/>
      </text:list-level-style-bullet>
      <text:list-level-style-bullet text:level="5" text:style-name="RTF_5f_Num_20_3_20_1" style:num-suffix="." text:bullet-char="">
        <style:list-level-properties text:space-before="2.54cm" text:min-label-width="0.635cm"/>
        <style:text-properties style:font-name="Symbol"/>
      </text:list-level-style-bullet>
      <text:list-level-style-bullet text:level="6" text:style-name="RTF_5f_Num_20_3_20_1" style:num-suffix="." text:bullet-char="">
        <style:list-level-properties text:space-before="3.175cm" text:min-label-width="0.635cm"/>
        <style:text-properties style:font-name="Symbol"/>
      </text:list-level-style-bullet>
      <text:list-level-style-bullet text:level="7" text:style-name="RTF_5f_Num_20_3_20_1" style:num-suffix="." text:bullet-char="">
        <style:list-level-properties text:space-before="3.81cm" text:min-label-width="0.635cm"/>
        <style:text-properties style:font-name="Symbol"/>
      </text:list-level-style-bullet>
      <text:list-level-style-bullet text:level="8" text:style-name="RTF_5f_Num_20_3_20_1" style:num-suffix="." text:bullet-char="">
        <style:list-level-properties text:space-before="4.445cm" text:min-label-width="0.635cm"/>
        <style:text-properties style:font-name="Symbol"/>
      </text:list-level-style-bullet>
      <text:list-level-style-bullet text:level="9" text:style-name="RTF_5f_Num_20_3_20_1" style:num-suffix="." text:bullet-char="">
        <style:list-level-properties text:space-before="5.08cm" text:min-label-width="0.635cm"/>
        <style:text-properties style:font-name="Symbol"/>
      </text:list-level-style-bullet>
      <text:list-level-style-bullet text:level="10" text:style-name="RTF_5f_Num_20_3_20_1" style:num-suffix="." text:bullet-char="">
        <style:list-level-properties text:space-before="5.715cm" text:min-label-width="0.635cm"/>
        <style:text-properties style:font-name="Symbol"/>
      </text:list-level-style-bullet>
    </text:list-style>
    <text:list-style style:name="RTF_5f_Num_20_4" style:display-name="RTF_Num 4" text:consecutive-numbering="true">
      <text:list-level-style-bullet text:level="1" text:style-name="RTF_5f_Num_20_4_20_1" style:num-suffix="." text:bullet-char="">
        <style:list-level-properties text:min-label-width="0.635cm"/>
        <style:text-properties style:font-name="Symbol"/>
      </text:list-level-style-bullet>
      <text:list-level-style-bullet text:level="2" text:style-name="RTF_5f_Num_20_4_20_1" style:num-suffix="." text:bullet-char="">
        <style:list-level-properties text:space-before="0.635cm" text:min-label-width="0.635cm"/>
        <style:text-properties style:font-name="Symbol"/>
      </text:list-level-style-bullet>
      <text:list-level-style-bullet text:level="3" text:style-name="RTF_5f_Num_20_4_20_1" style:num-suffix="." text:bullet-char="">
        <style:list-level-properties text:space-before="1.27cm" text:min-label-width="0.635cm"/>
        <style:text-properties style:font-name="Symbol"/>
      </text:list-level-style-bullet>
      <text:list-level-style-bullet text:level="4" text:style-name="RTF_5f_Num_20_4_20_1" style:num-suffix="." text:bullet-char="">
        <style:list-level-properties text:space-before="1.905cm" text:min-label-width="0.635cm"/>
        <style:text-properties style:font-name="Symbol"/>
      </text:list-level-style-bullet>
      <text:list-level-style-bullet text:level="5" text:style-name="RTF_5f_Num_20_4_20_1" style:num-suffix="." text:bullet-char="">
        <style:list-level-properties text:space-before="2.54cm" text:min-label-width="0.635cm"/>
        <style:text-properties style:font-name="Symbol"/>
      </text:list-level-style-bullet>
      <text:list-level-style-bullet text:level="6" text:style-name="RTF_5f_Num_20_4_20_1" style:num-suffix="." text:bullet-char="">
        <style:list-level-properties text:space-before="3.175cm" text:min-label-width="0.635cm"/>
        <style:text-properties style:font-name="Symbol"/>
      </text:list-level-style-bullet>
      <text:list-level-style-bullet text:level="7" text:style-name="RTF_5f_Num_20_4_20_1" style:num-suffix="." text:bullet-char="">
        <style:list-level-properties text:space-before="3.81cm" text:min-label-width="0.635cm"/>
        <style:text-properties style:font-name="Symbol"/>
      </text:list-level-style-bullet>
      <text:list-level-style-bullet text:level="8" text:style-name="RTF_5f_Num_20_4_20_1" style:num-suffix="." text:bullet-char="">
        <style:list-level-properties text:space-before="4.445cm" text:min-label-width="0.635cm"/>
        <style:text-properties style:font-name="Symbol"/>
      </text:list-level-style-bullet>
      <text:list-level-style-bullet text:level="9" text:style-name="RTF_5f_Num_20_4_20_1" style:num-suffix="." text:bullet-char="">
        <style:list-level-properties text:space-before="5.08cm" text:min-label-width="0.635cm"/>
        <style:text-properties style:font-name="Symbol"/>
      </text:list-level-style-bullet>
      <text:list-level-style-bullet text:level="10" text:style-name="RTF_5f_Num_20_4_20_1" style:num-suffix="." text:bullet-char="">
        <style:list-level-properties text:space-before="5.715cm" text:min-label-width="0.635cm"/>
        <style:text-properties style:font-name="Symbol"/>
      </text:list-level-style-bullet>
    </text:list-style>
    <text:list-style style:name="RTF_5f_Num_20_5" style:display-name="RTF_Num 5" text:consecutive-numbering="true">
      <text:list-level-style-bullet text:level="1" text:style-name="RTF_5f_Num_20_5_20_1" style:num-suffix="." text:bullet-char="">
        <style:list-level-properties text:min-label-width="0.635cm"/>
        <style:text-properties style:font-name="Symbol"/>
      </text:list-level-style-bullet>
      <text:list-level-style-bullet text:level="2" text:style-name="RTF_5f_Num_20_5_20_1" style:num-suffix="." text:bullet-char="">
        <style:list-level-properties text:space-before="0.635cm" text:min-label-width="0.635cm"/>
        <style:text-properties style:font-name="Symbol"/>
      </text:list-level-style-bullet>
      <text:list-level-style-bullet text:level="3" text:style-name="RTF_5f_Num_20_5_20_1" style:num-suffix="." text:bullet-char="">
        <style:list-level-properties text:space-before="1.27cm" text:min-label-width="0.635cm"/>
        <style:text-properties style:font-name="Symbol"/>
      </text:list-level-style-bullet>
      <text:list-level-style-bullet text:level="4" text:style-name="RTF_5f_Num_20_5_20_1" style:num-suffix="." text:bullet-char="">
        <style:list-level-properties text:space-before="1.905cm" text:min-label-width="0.635cm"/>
        <style:text-properties style:font-name="Symbol"/>
      </text:list-level-style-bullet>
      <text:list-level-style-bullet text:level="5" text:style-name="RTF_5f_Num_20_5_20_1" style:num-suffix="." text:bullet-char="">
        <style:list-level-properties text:space-before="2.54cm" text:min-label-width="0.635cm"/>
        <style:text-properties style:font-name="Symbol"/>
      </text:list-level-style-bullet>
      <text:list-level-style-bullet text:level="6" text:style-name="RTF_5f_Num_20_5_20_1" style:num-suffix="." text:bullet-char="">
        <style:list-level-properties text:space-before="3.175cm" text:min-label-width="0.635cm"/>
        <style:text-properties style:font-name="Symbol"/>
      </text:list-level-style-bullet>
      <text:list-level-style-bullet text:level="7" text:style-name="RTF_5f_Num_20_5_20_1" style:num-suffix="." text:bullet-char="">
        <style:list-level-properties text:space-before="3.81cm" text:min-label-width="0.635cm"/>
        <style:text-properties style:font-name="Symbol"/>
      </text:list-level-style-bullet>
      <text:list-level-style-bullet text:level="8" text:style-name="RTF_5f_Num_20_5_20_1" style:num-suffix="." text:bullet-char="">
        <style:list-level-properties text:space-before="4.445cm" text:min-label-width="0.635cm"/>
        <style:text-properties style:font-name="Symbol"/>
      </text:list-level-style-bullet>
      <text:list-level-style-bullet text:level="9" text:style-name="RTF_5f_Num_20_5_20_1" style:num-suffix="." text:bullet-char="">
        <style:list-level-properties text:space-before="5.08cm" text:min-label-width="0.635cm"/>
        <style:text-properties style:font-name="Symbol"/>
      </text:list-level-style-bullet>
      <text:list-level-style-bullet text:level="10" text:style-name="RTF_5f_Num_20_5_20_1" style:num-suffix="." text:bullet-char="">
        <style:list-level-properties text:space-before="5.715cm" text:min-label-width="0.635cm"/>
        <style:text-properties style:font-name="Symbol"/>
      </text:list-level-style-bullet>
    </text:list-style>
    <text:list-style style:name="RTF_5f_Num_20_6" style:display-name="RTF_Num 6" text:consecutive-numbering="true">
      <text:list-level-style-bullet text:level="1" text:style-name="RTF_5f_Num_20_6_20_1" style:num-suffix="." text:bullet-char="">
        <style:list-level-properties text:min-label-width="0.635cm"/>
        <style:text-properties style:font-name="Symbol"/>
      </text:list-level-style-bullet>
      <text:list-level-style-bullet text:level="2" text:style-name="RTF_5f_Num_20_6_20_1" style:num-suffix="." text:bullet-char="">
        <style:list-level-properties text:space-before="0.635cm" text:min-label-width="0.635cm"/>
        <style:text-properties style:font-name="Symbol"/>
      </text:list-level-style-bullet>
      <text:list-level-style-bullet text:level="3" text:style-name="RTF_5f_Num_20_6_20_1" style:num-suffix="." text:bullet-char="">
        <style:list-level-properties text:space-before="1.27cm" text:min-label-width="0.635cm"/>
        <style:text-properties style:font-name="Symbol"/>
      </text:list-level-style-bullet>
      <text:list-level-style-bullet text:level="4" text:style-name="RTF_5f_Num_20_6_20_1" style:num-suffix="." text:bullet-char="">
        <style:list-level-properties text:space-before="1.905cm" text:min-label-width="0.635cm"/>
        <style:text-properties style:font-name="Symbol"/>
      </text:list-level-style-bullet>
      <text:list-level-style-bullet text:level="5" text:style-name="RTF_5f_Num_20_6_20_1" style:num-suffix="." text:bullet-char="">
        <style:list-level-properties text:space-before="2.54cm" text:min-label-width="0.635cm"/>
        <style:text-properties style:font-name="Symbol"/>
      </text:list-level-style-bullet>
      <text:list-level-style-bullet text:level="6" text:style-name="RTF_5f_Num_20_6_20_1" style:num-suffix="." text:bullet-char="">
        <style:list-level-properties text:space-before="3.175cm" text:min-label-width="0.635cm"/>
        <style:text-properties style:font-name="Symbol"/>
      </text:list-level-style-bullet>
      <text:list-level-style-bullet text:level="7" text:style-name="RTF_5f_Num_20_6_20_1" style:num-suffix="." text:bullet-char="">
        <style:list-level-properties text:space-before="3.81cm" text:min-label-width="0.635cm"/>
        <style:text-properties style:font-name="Symbol"/>
      </text:list-level-style-bullet>
      <text:list-level-style-bullet text:level="8" text:style-name="RTF_5f_Num_20_6_20_1" style:num-suffix="." text:bullet-char="">
        <style:list-level-properties text:space-before="4.445cm" text:min-label-width="0.635cm"/>
        <style:text-properties style:font-name="Symbol"/>
      </text:list-level-style-bullet>
      <text:list-level-style-bullet text:level="9" text:style-name="RTF_5f_Num_20_6_20_1" style:num-suffix="." text:bullet-char="">
        <style:list-level-properties text:space-before="5.08cm" text:min-label-width="0.635cm"/>
        <style:text-properties style:font-name="Symbol"/>
      </text:list-level-style-bullet>
      <text:list-level-style-bullet text:level="10" text:style-name="RTF_5f_Num_20_6_20_1" style:num-suffix="." text:bullet-char="">
        <style:list-level-properties text:space-before="5.715cm" text:min-label-width="0.635cm"/>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min-label-width="0.635cm"/>
        <style:text-properties style:font-name="Symbol"/>
      </text:list-level-style-bullet>
      <text:list-level-style-bullet text:level="2" text:style-name="RTF_5f_Num_20_7_20_1" style:num-suffix="." text:bullet-char="">
        <style:list-level-properties text:space-before="0.635cm" text:min-label-width="0.635cm"/>
        <style:text-properties style:font-name="Symbol"/>
      </text:list-level-style-bullet>
      <text:list-level-style-bullet text:level="3" text:style-name="RTF_5f_Num_20_7_20_1" style:num-suffix="." text:bullet-char="">
        <style:list-level-properties text:space-before="1.27cm" text:min-label-width="0.635cm"/>
        <style:text-properties style:font-name="Symbol"/>
      </text:list-level-style-bullet>
      <text:list-level-style-bullet text:level="4" text:style-name="RTF_5f_Num_20_7_20_1" style:num-suffix="." text:bullet-char="">
        <style:list-level-properties text:space-before="1.905cm" text:min-label-width="0.635cm"/>
        <style:text-properties style:font-name="Symbol"/>
      </text:list-level-style-bullet>
      <text:list-level-style-bullet text:level="5" text:style-name="RTF_5f_Num_20_7_20_1" style:num-suffix="." text:bullet-char="">
        <style:list-level-properties text:space-before="2.54cm" text:min-label-width="0.635cm"/>
        <style:text-properties style:font-name="Symbol"/>
      </text:list-level-style-bullet>
      <text:list-level-style-bullet text:level="6" text:style-name="RTF_5f_Num_20_7_20_1" style:num-suffix="." text:bullet-char="">
        <style:list-level-properties text:space-before="3.175cm" text:min-label-width="0.635cm"/>
        <style:text-properties style:font-name="Symbol"/>
      </text:list-level-style-bullet>
      <text:list-level-style-bullet text:level="7" text:style-name="RTF_5f_Num_20_7_20_1" style:num-suffix="." text:bullet-char="">
        <style:list-level-properties text:space-before="3.81cm" text:min-label-width="0.635cm"/>
        <style:text-properties style:font-name="Symbol"/>
      </text:list-level-style-bullet>
      <text:list-level-style-bullet text:level="8" text:style-name="RTF_5f_Num_20_7_20_1" style:num-suffix="." text:bullet-char="">
        <style:list-level-properties text:space-before="4.445cm" text:min-label-width="0.635cm"/>
        <style:text-properties style:font-name="Symbol"/>
      </text:list-level-style-bullet>
      <text:list-level-style-bullet text:level="9" text:style-name="RTF_5f_Num_20_7_20_1" style:num-suffix="." text:bullet-char="">
        <style:list-level-properties text:space-before="5.08cm" text:min-label-width="0.635cm"/>
        <style:text-properties style:font-name="Symbol"/>
      </text:list-level-style-bullet>
      <text:list-level-style-bullet text:level="10" text:style-name="RTF_5f_Num_20_7_20_1" style:num-suffix="." text:bullet-char="">
        <style:list-level-properties text:space-before="5.715cm" text:min-label-width="0.635cm"/>
        <style:text-properties style:font-name="Symbol"/>
      </text:list-level-style-bullet>
    </text:list-style>
    <text:list-style style:name="RTF_5f_Num_20_8" style:display-name="RTF_Num 8" text:consecutive-numbering="true">
      <text:list-level-style-bullet text:level="1" text:style-name="RTF_5f_Num_20_8_20_1" style:num-suffix="." text:bullet-char="">
        <style:list-level-properties text:min-label-width="0.635cm"/>
        <style:text-properties style:font-name="Symbol"/>
      </text:list-level-style-bullet>
      <text:list-level-style-bullet text:level="2" text:style-name="RTF_5f_Num_20_8_20_1" style:num-suffix="." text:bullet-char="">
        <style:list-level-properties text:space-before="0.635cm" text:min-label-width="0.635cm"/>
        <style:text-properties style:font-name="Symbol"/>
      </text:list-level-style-bullet>
      <text:list-level-style-bullet text:level="3" text:style-name="RTF_5f_Num_20_8_20_1" style:num-suffix="." text:bullet-char="">
        <style:list-level-properties text:space-before="1.27cm" text:min-label-width="0.635cm"/>
        <style:text-properties style:font-name="Symbol"/>
      </text:list-level-style-bullet>
      <text:list-level-style-bullet text:level="4" text:style-name="RTF_5f_Num_20_8_20_1" style:num-suffix="." text:bullet-char="">
        <style:list-level-properties text:space-before="1.905cm" text:min-label-width="0.635cm"/>
        <style:text-properties style:font-name="Symbol"/>
      </text:list-level-style-bullet>
      <text:list-level-style-bullet text:level="5" text:style-name="RTF_5f_Num_20_8_20_1" style:num-suffix="." text:bullet-char="">
        <style:list-level-properties text:space-before="2.54cm" text:min-label-width="0.635cm"/>
        <style:text-properties style:font-name="Symbol"/>
      </text:list-level-style-bullet>
      <text:list-level-style-bullet text:level="6" text:style-name="RTF_5f_Num_20_8_20_1" style:num-suffix="." text:bullet-char="">
        <style:list-level-properties text:space-before="3.175cm" text:min-label-width="0.635cm"/>
        <style:text-properties style:font-name="Symbol"/>
      </text:list-level-style-bullet>
      <text:list-level-style-bullet text:level="7" text:style-name="RTF_5f_Num_20_8_20_1" style:num-suffix="." text:bullet-char="">
        <style:list-level-properties text:space-before="3.81cm" text:min-label-width="0.635cm"/>
        <style:text-properties style:font-name="Symbol"/>
      </text:list-level-style-bullet>
      <text:list-level-style-bullet text:level="8" text:style-name="RTF_5f_Num_20_8_20_1" style:num-suffix="." text:bullet-char="">
        <style:list-level-properties text:space-before="4.445cm" text:min-label-width="0.635cm"/>
        <style:text-properties style:font-name="Symbol"/>
      </text:list-level-style-bullet>
      <text:list-level-style-bullet text:level="9" text:style-name="RTF_5f_Num_20_8_20_1" style:num-suffix="." text:bullet-char="">
        <style:list-level-properties text:space-before="5.08cm" text:min-label-width="0.635cm"/>
        <style:text-properties style:font-name="Symbol"/>
      </text:list-level-style-bullet>
      <text:list-level-style-bullet text:level="10" text:style-name="RTF_5f_Num_20_8_20_1" style:num-suffix="." text:bullet-char="">
        <style:list-level-properties text:space-before="5.715cm" text:min-label-width="0.635cm"/>
        <style:text-properties style:font-name="Symbol"/>
      </text:list-level-style-bullet>
    </text:list-style>
    <text:list-style style:name="RTF_5f_Num_20_9" style:display-name="RTF_Num 9" text:consecutive-numbering="true">
      <text:list-level-style-bullet text:level="1" text:style-name="RTF_5f_Num_20_9_20_1" style:num-suffix="." text:bullet-char="">
        <style:list-level-properties text:min-label-width="0.635cm"/>
        <style:text-properties style:font-name="Symbol"/>
      </text:list-level-style-bullet>
      <text:list-level-style-bullet text:level="2" text:style-name="RTF_5f_Num_20_9_20_1" style:num-suffix="." text:bullet-char="">
        <style:list-level-properties text:space-before="0.635cm" text:min-label-width="0.635cm"/>
        <style:text-properties style:font-name="Symbol"/>
      </text:list-level-style-bullet>
      <text:list-level-style-bullet text:level="3" text:style-name="RTF_5f_Num_20_9_20_1" style:num-suffix="." text:bullet-char="">
        <style:list-level-properties text:space-before="1.27cm" text:min-label-width="0.635cm"/>
        <style:text-properties style:font-name="Symbol"/>
      </text:list-level-style-bullet>
      <text:list-level-style-bullet text:level="4" text:style-name="RTF_5f_Num_20_9_20_1" style:num-suffix="." text:bullet-char="">
        <style:list-level-properties text:space-before="1.905cm" text:min-label-width="0.635cm"/>
        <style:text-properties style:font-name="Symbol"/>
      </text:list-level-style-bullet>
      <text:list-level-style-bullet text:level="5" text:style-name="RTF_5f_Num_20_9_20_1" style:num-suffix="." text:bullet-char="">
        <style:list-level-properties text:space-before="2.54cm" text:min-label-width="0.635cm"/>
        <style:text-properties style:font-name="Symbol"/>
      </text:list-level-style-bullet>
      <text:list-level-style-bullet text:level="6" text:style-name="RTF_5f_Num_20_9_20_1" style:num-suffix="." text:bullet-char="">
        <style:list-level-properties text:space-before="3.175cm" text:min-label-width="0.635cm"/>
        <style:text-properties style:font-name="Symbol"/>
      </text:list-level-style-bullet>
      <text:list-level-style-bullet text:level="7" text:style-name="RTF_5f_Num_20_9_20_1" style:num-suffix="." text:bullet-char="">
        <style:list-level-properties text:space-before="3.81cm" text:min-label-width="0.635cm"/>
        <style:text-properties style:font-name="Symbol"/>
      </text:list-level-style-bullet>
      <text:list-level-style-bullet text:level="8" text:style-name="RTF_5f_Num_20_9_20_1" style:num-suffix="." text:bullet-char="">
        <style:list-level-properties text:space-before="4.445cm" text:min-label-width="0.635cm"/>
        <style:text-properties style:font-name="Symbol"/>
      </text:list-level-style-bullet>
      <text:list-level-style-bullet text:level="9" text:style-name="RTF_5f_Num_20_9_20_1" style:num-suffix="." text:bullet-char="">
        <style:list-level-properties text:space-before="5.08cm" text:min-label-width="0.635cm"/>
        <style:text-properties style:font-name="Symbol"/>
      </text:list-level-style-bullet>
      <text:list-level-style-bullet text:level="10" text:style-name="RTF_5f_Num_20_9_20_1" style:num-suffix="." text:bullet-char="">
        <style:list-level-properties text:space-before="5.715cm" text:min-label-width="0.635cm"/>
        <style:text-properties style:font-name="Symbol"/>
      </text:list-level-style-bullet>
    </text:list-style>
    <text:list-style style:name="RTF_5f_Num_20_10" style:display-name="RTF_Num 10" text:consecutive-numbering="true">
      <text:list-level-style-bullet text:level="1" text:style-name="RTF_5f_Num_20_10_20_1" style:num-suffix="." text:bullet-char="">
        <style:list-level-properties text:min-label-width="0.635cm"/>
        <style:text-properties style:font-name="Symbol"/>
      </text:list-level-style-bullet>
      <text:list-level-style-bullet text:level="2" text:style-name="RTF_5f_Num_20_10_20_1" style:num-suffix="." text:bullet-char="">
        <style:list-level-properties text:space-before="0.635cm" text:min-label-width="0.635cm"/>
        <style:text-properties style:font-name="Symbol"/>
      </text:list-level-style-bullet>
      <text:list-level-style-bullet text:level="3" text:style-name="RTF_5f_Num_20_10_20_1" style:num-suffix="." text:bullet-char="">
        <style:list-level-properties text:space-before="1.27cm" text:min-label-width="0.635cm"/>
        <style:text-properties style:font-name="Symbol"/>
      </text:list-level-style-bullet>
      <text:list-level-style-bullet text:level="4" text:style-name="RTF_5f_Num_20_10_20_1" style:num-suffix="." text:bullet-char="">
        <style:list-level-properties text:space-before="1.905cm" text:min-label-width="0.635cm"/>
        <style:text-properties style:font-name="Symbol"/>
      </text:list-level-style-bullet>
      <text:list-level-style-bullet text:level="5" text:style-name="RTF_5f_Num_20_10_20_1" style:num-suffix="." text:bullet-char="">
        <style:list-level-properties text:space-before="2.54cm" text:min-label-width="0.635cm"/>
        <style:text-properties style:font-name="Symbol"/>
      </text:list-level-style-bullet>
      <text:list-level-style-bullet text:level="6" text:style-name="RTF_5f_Num_20_10_20_1" style:num-suffix="." text:bullet-char="">
        <style:list-level-properties text:space-before="3.175cm" text:min-label-width="0.635cm"/>
        <style:text-properties style:font-name="Symbol"/>
      </text:list-level-style-bullet>
      <text:list-level-style-bullet text:level="7" text:style-name="RTF_5f_Num_20_10_20_1" style:num-suffix="." text:bullet-char="">
        <style:list-level-properties text:space-before="3.81cm" text:min-label-width="0.635cm"/>
        <style:text-properties style:font-name="Symbol"/>
      </text:list-level-style-bullet>
      <text:list-level-style-bullet text:level="8" text:style-name="RTF_5f_Num_20_10_20_1" style:num-suffix="." text:bullet-char="">
        <style:list-level-properties text:space-before="4.445cm" text:min-label-width="0.635cm"/>
        <style:text-properties style:font-name="Symbol"/>
      </text:list-level-style-bullet>
      <text:list-level-style-bullet text:level="9" text:style-name="RTF_5f_Num_20_10_20_1" style:num-suffix="." text:bullet-char="">
        <style:list-level-properties text:space-before="5.08cm" text:min-label-width="0.635cm"/>
        <style:text-properties style:font-name="Symbol"/>
      </text:list-level-style-bullet>
      <text:list-level-style-bullet text:level="10" text:style-name="RTF_5f_Num_20_10_20_1" style:num-suffix="." text:bullet-char="">
        <style:list-level-properties text:space-before="5.715cm" text:min-label-width="0.635cm"/>
        <style:text-properties style:font-name="Symbol"/>
      </text:list-level-style-bullet>
    </text:list-style>
    <text:list-style style:name="RTF_5f_Num_20_11" style:display-name="RTF_Num 11" text:consecutive-numbering="true">
      <text:list-level-style-bullet text:level="1" text:style-name="RTF_5f_Num_20_11_20_1" style:num-suffix="." text:bullet-char="">
        <style:list-level-properties text:min-label-width="0.635cm"/>
        <style:text-properties style:font-name="Symbol"/>
      </text:list-level-style-bullet>
      <text:list-level-style-bullet text:level="2" text:style-name="RTF_5f_Num_20_11_20_1" style:num-suffix="." text:bullet-char="">
        <style:list-level-properties text:space-before="0.635cm" text:min-label-width="0.635cm"/>
        <style:text-properties style:font-name="Symbol"/>
      </text:list-level-style-bullet>
      <text:list-level-style-bullet text:level="3" text:style-name="RTF_5f_Num_20_11_20_1" style:num-suffix="." text:bullet-char="">
        <style:list-level-properties text:space-before="1.27cm" text:min-label-width="0.635cm"/>
        <style:text-properties style:font-name="Symbol"/>
      </text:list-level-style-bullet>
      <text:list-level-style-bullet text:level="4" text:style-name="RTF_5f_Num_20_11_20_1" style:num-suffix="." text:bullet-char="">
        <style:list-level-properties text:space-before="1.905cm" text:min-label-width="0.635cm"/>
        <style:text-properties style:font-name="Symbol"/>
      </text:list-level-style-bullet>
      <text:list-level-style-bullet text:level="5" text:style-name="RTF_5f_Num_20_11_20_1" style:num-suffix="." text:bullet-char="">
        <style:list-level-properties text:space-before="2.54cm" text:min-label-width="0.635cm"/>
        <style:text-properties style:font-name="Symbol"/>
      </text:list-level-style-bullet>
      <text:list-level-style-bullet text:level="6" text:style-name="RTF_5f_Num_20_11_20_1" style:num-suffix="." text:bullet-char="">
        <style:list-level-properties text:space-before="3.175cm" text:min-label-width="0.635cm"/>
        <style:text-properties style:font-name="Symbol"/>
      </text:list-level-style-bullet>
      <text:list-level-style-bullet text:level="7" text:style-name="RTF_5f_Num_20_11_20_1" style:num-suffix="." text:bullet-char="">
        <style:list-level-properties text:space-before="3.81cm" text:min-label-width="0.635cm"/>
        <style:text-properties style:font-name="Symbol"/>
      </text:list-level-style-bullet>
      <text:list-level-style-bullet text:level="8" text:style-name="RTF_5f_Num_20_11_20_1" style:num-suffix="." text:bullet-char="">
        <style:list-level-properties text:space-before="4.445cm" text:min-label-width="0.635cm"/>
        <style:text-properties style:font-name="Symbol"/>
      </text:list-level-style-bullet>
      <text:list-level-style-bullet text:level="9" text:style-name="RTF_5f_Num_20_11_20_1" style:num-suffix="." text:bullet-char="">
        <style:list-level-properties text:space-before="5.08cm" text:min-label-width="0.635cm"/>
        <style:text-properties style:font-name="Symbol"/>
      </text:list-level-style-bullet>
      <text:list-level-style-bullet text:level="10" text:style-name="RTF_5f_Num_20_11_20_1" style:num-suffix="." text:bullet-char="">
        <style:list-level-properties text:space-before="5.715cm" text:min-label-width="0.635cm"/>
        <style:text-properties style:font-name="Symbol"/>
      </text:list-level-style-bullet>
    </text:list-style>
    <text:list-style style:name="RTF_5f_Num_20_12" style:display-name="RTF_Num 12" text:consecutive-numbering="true">
      <text:list-level-style-bullet text:level="1" text:style-name="RTF_5f_Num_20_12_20_1" style:num-suffix="." text:bullet-char="">
        <style:list-level-properties text:min-label-width="0.635cm"/>
        <style:text-properties style:font-name="Symbol"/>
      </text:list-level-style-bullet>
      <text:list-level-style-bullet text:level="2" text:style-name="RTF_5f_Num_20_12_20_1" style:num-suffix="." text:bullet-char="">
        <style:list-level-properties text:space-before="0.635cm" text:min-label-width="0.635cm"/>
        <style:text-properties style:font-name="Symbol"/>
      </text:list-level-style-bullet>
      <text:list-level-style-bullet text:level="3" text:style-name="RTF_5f_Num_20_12_20_1" style:num-suffix="." text:bullet-char="">
        <style:list-level-properties text:space-before="1.27cm" text:min-label-width="0.635cm"/>
        <style:text-properties style:font-name="Symbol"/>
      </text:list-level-style-bullet>
      <text:list-level-style-bullet text:level="4" text:style-name="RTF_5f_Num_20_12_20_1" style:num-suffix="." text:bullet-char="">
        <style:list-level-properties text:space-before="1.905cm" text:min-label-width="0.635cm"/>
        <style:text-properties style:font-name="Symbol"/>
      </text:list-level-style-bullet>
      <text:list-level-style-bullet text:level="5" text:style-name="RTF_5f_Num_20_12_20_1" style:num-suffix="." text:bullet-char="">
        <style:list-level-properties text:space-before="2.54cm" text:min-label-width="0.635cm"/>
        <style:text-properties style:font-name="Symbol"/>
      </text:list-level-style-bullet>
      <text:list-level-style-bullet text:level="6" text:style-name="RTF_5f_Num_20_12_20_1" style:num-suffix="." text:bullet-char="">
        <style:list-level-properties text:space-before="3.175cm" text:min-label-width="0.635cm"/>
        <style:text-properties style:font-name="Symbol"/>
      </text:list-level-style-bullet>
      <text:list-level-style-bullet text:level="7" text:style-name="RTF_5f_Num_20_12_20_1" style:num-suffix="." text:bullet-char="">
        <style:list-level-properties text:space-before="3.81cm" text:min-label-width="0.635cm"/>
        <style:text-properties style:font-name="Symbol"/>
      </text:list-level-style-bullet>
      <text:list-level-style-bullet text:level="8" text:style-name="RTF_5f_Num_20_12_20_1" style:num-suffix="." text:bullet-char="">
        <style:list-level-properties text:space-before="4.445cm" text:min-label-width="0.635cm"/>
        <style:text-properties style:font-name="Symbol"/>
      </text:list-level-style-bullet>
      <text:list-level-style-bullet text:level="9" text:style-name="RTF_5f_Num_20_12_20_1" style:num-suffix="." text:bullet-char="">
        <style:list-level-properties text:space-before="5.08cm" text:min-label-width="0.635cm"/>
        <style:text-properties style:font-name="Symbol"/>
      </text:list-level-style-bullet>
      <text:list-level-style-bullet text:level="10" text:style-name="RTF_5f_Num_20_12_20_1" style:num-suffix="." text:bullet-char="">
        <style:list-level-properties text:space-before="5.715cm" text:min-label-width="0.635cm"/>
        <style:text-properties style:font-name="Symbol"/>
      </text:list-level-style-bullet>
    </text:list-style>
    <text:list-style style:name="RTF_5f_Num_20_13" style:display-name="RTF_Num 13" text:consecutive-numbering="true">
      <text:list-level-style-bullet text:level="1" text:style-name="RTF_5f_Num_20_13_20_1" style:num-suffix="." text:bullet-char="">
        <style:list-level-properties text:min-label-width="0.635cm"/>
        <style:text-properties style:font-name="Symbol"/>
      </text:list-level-style-bullet>
      <text:list-level-style-bullet text:level="2" text:style-name="RTF_5f_Num_20_13_20_1" style:num-suffix="." text:bullet-char="">
        <style:list-level-properties text:space-before="0.635cm" text:min-label-width="0.635cm"/>
        <style:text-properties style:font-name="Symbol"/>
      </text:list-level-style-bullet>
      <text:list-level-style-bullet text:level="3" text:style-name="RTF_5f_Num_20_13_20_1" style:num-suffix="." text:bullet-char="">
        <style:list-level-properties text:space-before="1.27cm" text:min-label-width="0.635cm"/>
        <style:text-properties style:font-name="Symbol"/>
      </text:list-level-style-bullet>
      <text:list-level-style-bullet text:level="4" text:style-name="RTF_5f_Num_20_13_20_1" style:num-suffix="." text:bullet-char="">
        <style:list-level-properties text:space-before="1.905cm" text:min-label-width="0.635cm"/>
        <style:text-properties style:font-name="Symbol"/>
      </text:list-level-style-bullet>
      <text:list-level-style-bullet text:level="5" text:style-name="RTF_5f_Num_20_13_20_1" style:num-suffix="." text:bullet-char="">
        <style:list-level-properties text:space-before="2.54cm" text:min-label-width="0.635cm"/>
        <style:text-properties style:font-name="Symbol"/>
      </text:list-level-style-bullet>
      <text:list-level-style-bullet text:level="6" text:style-name="RTF_5f_Num_20_13_20_1" style:num-suffix="." text:bullet-char="">
        <style:list-level-properties text:space-before="3.175cm" text:min-label-width="0.635cm"/>
        <style:text-properties style:font-name="Symbol"/>
      </text:list-level-style-bullet>
      <text:list-level-style-bullet text:level="7" text:style-name="RTF_5f_Num_20_13_20_1" style:num-suffix="." text:bullet-char="">
        <style:list-level-properties text:space-before="3.81cm" text:min-label-width="0.635cm"/>
        <style:text-properties style:font-name="Symbol"/>
      </text:list-level-style-bullet>
      <text:list-level-style-bullet text:level="8" text:style-name="RTF_5f_Num_20_13_20_1" style:num-suffix="." text:bullet-char="">
        <style:list-level-properties text:space-before="4.445cm" text:min-label-width="0.635cm"/>
        <style:text-properties style:font-name="Symbol"/>
      </text:list-level-style-bullet>
      <text:list-level-style-bullet text:level="9" text:style-name="RTF_5f_Num_20_13_20_1" style:num-suffix="." text:bullet-char="">
        <style:list-level-properties text:space-before="5.08cm" text:min-label-width="0.635cm"/>
        <style:text-properties style:font-name="Symbol"/>
      </text:list-level-style-bullet>
      <text:list-level-style-bullet text:level="10" text:style-name="RTF_5f_Num_20_13_20_1" style:num-suffix="." text:bullet-char="">
        <style:list-level-properties text:space-before="5.715cm" text:min-label-width="0.635cm"/>
        <style:text-properties style:font-name="Symbol"/>
      </text:list-level-style-bullet>
    </text:list-style>
    <text:list-style style:name="RTF_5f_Num_20_14" style:display-name="RTF_Num 14" text:consecutive-numbering="true">
      <text:list-level-style-bullet text:level="1" text:style-name="RTF_5f_Num_20_14_20_1" style:num-suffix="." text:bullet-char="">
        <style:list-level-properties text:min-label-width="0.635cm"/>
        <style:text-properties style:font-name="Symbol"/>
      </text:list-level-style-bullet>
      <text:list-level-style-bullet text:level="2" text:style-name="RTF_5f_Num_20_14_20_1" style:num-suffix="." text:bullet-char="">
        <style:list-level-properties text:space-before="0.635cm" text:min-label-width="0.635cm"/>
        <style:text-properties style:font-name="Symbol"/>
      </text:list-level-style-bullet>
      <text:list-level-style-bullet text:level="3" text:style-name="RTF_5f_Num_20_14_20_1" style:num-suffix="." text:bullet-char="">
        <style:list-level-properties text:space-before="1.27cm" text:min-label-width="0.635cm"/>
        <style:text-properties style:font-name="Symbol"/>
      </text:list-level-style-bullet>
      <text:list-level-style-bullet text:level="4" text:style-name="RTF_5f_Num_20_14_20_1" style:num-suffix="." text:bullet-char="">
        <style:list-level-properties text:space-before="1.905cm" text:min-label-width="0.635cm"/>
        <style:text-properties style:font-name="Symbol"/>
      </text:list-level-style-bullet>
      <text:list-level-style-bullet text:level="5" text:style-name="RTF_5f_Num_20_14_20_1" style:num-suffix="." text:bullet-char="">
        <style:list-level-properties text:space-before="2.54cm" text:min-label-width="0.635cm"/>
        <style:text-properties style:font-name="Symbol"/>
      </text:list-level-style-bullet>
      <text:list-level-style-bullet text:level="6" text:style-name="RTF_5f_Num_20_14_20_1" style:num-suffix="." text:bullet-char="">
        <style:list-level-properties text:space-before="3.175cm" text:min-label-width="0.635cm"/>
        <style:text-properties style:font-name="Symbol"/>
      </text:list-level-style-bullet>
      <text:list-level-style-bullet text:level="7" text:style-name="RTF_5f_Num_20_14_20_1" style:num-suffix="." text:bullet-char="">
        <style:list-level-properties text:space-before="3.81cm" text:min-label-width="0.635cm"/>
        <style:text-properties style:font-name="Symbol"/>
      </text:list-level-style-bullet>
      <text:list-level-style-bullet text:level="8" text:style-name="RTF_5f_Num_20_14_20_1" style:num-suffix="." text:bullet-char="">
        <style:list-level-properties text:space-before="4.445cm" text:min-label-width="0.635cm"/>
        <style:text-properties style:font-name="Symbol"/>
      </text:list-level-style-bullet>
      <text:list-level-style-bullet text:level="9" text:style-name="RTF_5f_Num_20_14_20_1" style:num-suffix="." text:bullet-char="">
        <style:list-level-properties text:space-before="5.08cm" text:min-label-width="0.635cm"/>
        <style:text-properties style:font-name="Symbol"/>
      </text:list-level-style-bullet>
      <text:list-level-style-bullet text:level="10" text:style-name="RTF_5f_Num_20_14_20_1" style:num-suffix="." text:bullet-char="">
        <style:list-level-properties text:space-before="5.715cm" text:min-label-width="0.635cm"/>
        <style:text-properties style:font-name="Symbol"/>
      </text:list-level-style-bullet>
    </text:list-style>
    <text:list-style style:name="RTF_5f_Num_20_15" style:display-name="RTF_Num 15" text:consecutive-numbering="true">
      <text:list-level-style-bullet text:level="1" text:style-name="RTF_5f_Num_20_15_20_1" style:num-suffix="." text:bullet-char="">
        <style:list-level-properties text:min-label-width="0.635cm"/>
        <style:text-properties style:font-name="Symbol"/>
      </text:list-level-style-bullet>
      <text:list-level-style-bullet text:level="2" text:style-name="RTF_5f_Num_20_15_20_1" style:num-suffix="." text:bullet-char="">
        <style:list-level-properties text:space-before="0.635cm" text:min-label-width="0.635cm"/>
        <style:text-properties style:font-name="Symbol"/>
      </text:list-level-style-bullet>
      <text:list-level-style-bullet text:level="3" text:style-name="RTF_5f_Num_20_15_20_1" style:num-suffix="." text:bullet-char="">
        <style:list-level-properties text:space-before="1.27cm" text:min-label-width="0.635cm"/>
        <style:text-properties style:font-name="Symbol"/>
      </text:list-level-style-bullet>
      <text:list-level-style-bullet text:level="4" text:style-name="RTF_5f_Num_20_15_20_1" style:num-suffix="." text:bullet-char="">
        <style:list-level-properties text:space-before="1.905cm" text:min-label-width="0.635cm"/>
        <style:text-properties style:font-name="Symbol"/>
      </text:list-level-style-bullet>
      <text:list-level-style-bullet text:level="5" text:style-name="RTF_5f_Num_20_15_20_1" style:num-suffix="." text:bullet-char="">
        <style:list-level-properties text:space-before="2.54cm" text:min-label-width="0.635cm"/>
        <style:text-properties style:font-name="Symbol"/>
      </text:list-level-style-bullet>
      <text:list-level-style-bullet text:level="6" text:style-name="RTF_5f_Num_20_15_20_1" style:num-suffix="." text:bullet-char="">
        <style:list-level-properties text:space-before="3.175cm" text:min-label-width="0.635cm"/>
        <style:text-properties style:font-name="Symbol"/>
      </text:list-level-style-bullet>
      <text:list-level-style-bullet text:level="7" text:style-name="RTF_5f_Num_20_15_20_1" style:num-suffix="." text:bullet-char="">
        <style:list-level-properties text:space-before="3.81cm" text:min-label-width="0.635cm"/>
        <style:text-properties style:font-name="Symbol"/>
      </text:list-level-style-bullet>
      <text:list-level-style-bullet text:level="8" text:style-name="RTF_5f_Num_20_15_20_1" style:num-suffix="." text:bullet-char="">
        <style:list-level-properties text:space-before="4.445cm" text:min-label-width="0.635cm"/>
        <style:text-properties style:font-name="Symbol"/>
      </text:list-level-style-bullet>
      <text:list-level-style-bullet text:level="9" text:style-name="RTF_5f_Num_20_15_20_1" style:num-suffix="." text:bullet-char="">
        <style:list-level-properties text:space-before="5.08cm" text:min-label-width="0.635cm"/>
        <style:text-properties style:font-name="Symbol"/>
      </text:list-level-style-bullet>
      <text:list-level-style-bullet text:level="10" text:style-name="RTF_5f_Num_20_15_20_1" style:num-suffix="." text:bullet-char="">
        <style:list-level-properties text:space-before="5.715cm" text:min-label-width="0.635cm"/>
        <style:text-properties style:font-name="Symbol"/>
      </text:list-level-style-bullet>
    </text:list-style>
    <text:list-style style:name="RTF_5f_Num_20_16" style:display-name="RTF_Num 16" text:consecutive-numbering="true">
      <text:list-level-style-bullet text:level="1" text:style-name="RTF_5f_Num_20_16_20_1" style:num-suffix="." text:bullet-char="">
        <style:list-level-properties text:min-label-width="0.635cm"/>
        <style:text-properties style:font-name="Symbol"/>
      </text:list-level-style-bullet>
      <text:list-level-style-bullet text:level="2" text:style-name="RTF_5f_Num_20_16_20_1" style:num-suffix="." text:bullet-char="">
        <style:list-level-properties text:space-before="0.635cm" text:min-label-width="0.635cm"/>
        <style:text-properties style:font-name="Symbol"/>
      </text:list-level-style-bullet>
      <text:list-level-style-bullet text:level="3" text:style-name="RTF_5f_Num_20_16_20_1" style:num-suffix="." text:bullet-char="">
        <style:list-level-properties text:space-before="1.27cm" text:min-label-width="0.635cm"/>
        <style:text-properties style:font-name="Symbol"/>
      </text:list-level-style-bullet>
      <text:list-level-style-bullet text:level="4" text:style-name="RTF_5f_Num_20_16_20_1" style:num-suffix="." text:bullet-char="">
        <style:list-level-properties text:space-before="1.905cm" text:min-label-width="0.635cm"/>
        <style:text-properties style:font-name="Symbol"/>
      </text:list-level-style-bullet>
      <text:list-level-style-bullet text:level="5" text:style-name="RTF_5f_Num_20_16_20_1" style:num-suffix="." text:bullet-char="">
        <style:list-level-properties text:space-before="2.54cm" text:min-label-width="0.635cm"/>
        <style:text-properties style:font-name="Symbol"/>
      </text:list-level-style-bullet>
      <text:list-level-style-bullet text:level="6" text:style-name="RTF_5f_Num_20_16_20_1" style:num-suffix="." text:bullet-char="">
        <style:list-level-properties text:space-before="3.175cm" text:min-label-width="0.635cm"/>
        <style:text-properties style:font-name="Symbol"/>
      </text:list-level-style-bullet>
      <text:list-level-style-bullet text:level="7" text:style-name="RTF_5f_Num_20_16_20_1" style:num-suffix="." text:bullet-char="">
        <style:list-level-properties text:space-before="3.81cm" text:min-label-width="0.635cm"/>
        <style:text-properties style:font-name="Symbol"/>
      </text:list-level-style-bullet>
      <text:list-level-style-bullet text:level="8" text:style-name="RTF_5f_Num_20_16_20_1" style:num-suffix="." text:bullet-char="">
        <style:list-level-properties text:space-before="4.445cm" text:min-label-width="0.635cm"/>
        <style:text-properties style:font-name="Symbol"/>
      </text:list-level-style-bullet>
      <text:list-level-style-bullet text:level="9" text:style-name="RTF_5f_Num_20_16_20_1" style:num-suffix="." text:bullet-char="">
        <style:list-level-properties text:space-before="5.08cm" text:min-label-width="0.635cm"/>
        <style:text-properties style:font-name="Symbol"/>
      </text:list-level-style-bullet>
      <text:list-level-style-bullet text:level="10" text:style-name="RTF_5f_Num_20_16_20_1" style:num-suffix="." text:bullet-char="">
        <style:list-level-properties text:space-before="5.715cm" text:min-label-width="0.635cm"/>
        <style:text-properties style:font-name="Symbol"/>
      </text:list-level-style-bullet>
    </text:list-style>
    <text:list-style style:name="RTF_5f_Num_20_17" style:display-name="RTF_Num 17" text:consecutive-numbering="true">
      <text:list-level-style-bullet text:level="1" text:style-name="RTF_5f_Num_20_17_20_1" style:num-suffix="." text:bullet-char="">
        <style:list-level-properties text:min-label-width="0.635cm"/>
        <style:text-properties style:font-name="Symbol"/>
      </text:list-level-style-bullet>
      <text:list-level-style-bullet text:level="2" text:style-name="RTF_5f_Num_20_17_20_1" style:num-suffix="." text:bullet-char="">
        <style:list-level-properties text:space-before="0.635cm" text:min-label-width="0.635cm"/>
        <style:text-properties style:font-name="Symbol"/>
      </text:list-level-style-bullet>
      <text:list-level-style-bullet text:level="3" text:style-name="RTF_5f_Num_20_17_20_1" style:num-suffix="." text:bullet-char="">
        <style:list-level-properties text:space-before="1.27cm" text:min-label-width="0.635cm"/>
        <style:text-properties style:font-name="Symbol"/>
      </text:list-level-style-bullet>
      <text:list-level-style-bullet text:level="4" text:style-name="RTF_5f_Num_20_17_20_1" style:num-suffix="." text:bullet-char="">
        <style:list-level-properties text:space-before="1.905cm" text:min-label-width="0.635cm"/>
        <style:text-properties style:font-name="Symbol"/>
      </text:list-level-style-bullet>
      <text:list-level-style-bullet text:level="5" text:style-name="RTF_5f_Num_20_17_20_1" style:num-suffix="." text:bullet-char="">
        <style:list-level-properties text:space-before="2.54cm" text:min-label-width="0.635cm"/>
        <style:text-properties style:font-name="Symbol"/>
      </text:list-level-style-bullet>
      <text:list-level-style-bullet text:level="6" text:style-name="RTF_5f_Num_20_17_20_1" style:num-suffix="." text:bullet-char="">
        <style:list-level-properties text:space-before="3.175cm" text:min-label-width="0.635cm"/>
        <style:text-properties style:font-name="Symbol"/>
      </text:list-level-style-bullet>
      <text:list-level-style-bullet text:level="7" text:style-name="RTF_5f_Num_20_17_20_1" style:num-suffix="." text:bullet-char="">
        <style:list-level-properties text:space-before="3.81cm" text:min-label-width="0.635cm"/>
        <style:text-properties style:font-name="Symbol"/>
      </text:list-level-style-bullet>
      <text:list-level-style-bullet text:level="8" text:style-name="RTF_5f_Num_20_17_20_1" style:num-suffix="." text:bullet-char="">
        <style:list-level-properties text:space-before="4.445cm" text:min-label-width="0.635cm"/>
        <style:text-properties style:font-name="Symbol"/>
      </text:list-level-style-bullet>
      <text:list-level-style-bullet text:level="9" text:style-name="RTF_5f_Num_20_17_20_1" style:num-suffix="." text:bullet-char="">
        <style:list-level-properties text:space-before="5.08cm" text:min-label-width="0.635cm"/>
        <style:text-properties style:font-name="Symbol"/>
      </text:list-level-style-bullet>
      <text:list-level-style-bullet text:level="10" text:style-name="RTF_5f_Num_20_17_20_1" style:num-suffix="." text:bullet-char="">
        <style:list-level-properties text:space-before="5.715cm" text:min-label-width="0.635cm"/>
        <style:text-properties style:font-name="Symbol"/>
      </text:list-level-style-bullet>
    </text:list-style>
    <text:list-style style:name="RTF_5f_Num_20_18" style:display-name="RTF_Num 18" text:consecutive-numbering="true">
      <text:list-level-style-bullet text:level="1" text:style-name="RTF_5f_Num_20_18_20_1" style:num-suffix="." text:bullet-char="">
        <style:list-level-properties text:min-label-width="0.635cm"/>
        <style:text-properties style:font-name="Symbol"/>
      </text:list-level-style-bullet>
      <text:list-level-style-bullet text:level="2" text:style-name="RTF_5f_Num_20_18_20_1" style:num-suffix="." text:bullet-char="">
        <style:list-level-properties text:space-before="0.635cm" text:min-label-width="0.635cm"/>
        <style:text-properties style:font-name="Symbol"/>
      </text:list-level-style-bullet>
      <text:list-level-style-bullet text:level="3" text:style-name="RTF_5f_Num_20_18_20_1" style:num-suffix="." text:bullet-char="">
        <style:list-level-properties text:space-before="1.27cm" text:min-label-width="0.635cm"/>
        <style:text-properties style:font-name="Symbol"/>
      </text:list-level-style-bullet>
      <text:list-level-style-bullet text:level="4" text:style-name="RTF_5f_Num_20_18_20_1" style:num-suffix="." text:bullet-char="">
        <style:list-level-properties text:space-before="1.905cm" text:min-label-width="0.635cm"/>
        <style:text-properties style:font-name="Symbol"/>
      </text:list-level-style-bullet>
      <text:list-level-style-bullet text:level="5" text:style-name="RTF_5f_Num_20_18_20_1" style:num-suffix="." text:bullet-char="">
        <style:list-level-properties text:space-before="2.54cm" text:min-label-width="0.635cm"/>
        <style:text-properties style:font-name="Symbol"/>
      </text:list-level-style-bullet>
      <text:list-level-style-bullet text:level="6" text:style-name="RTF_5f_Num_20_18_20_1" style:num-suffix="." text:bullet-char="">
        <style:list-level-properties text:space-before="3.175cm" text:min-label-width="0.635cm"/>
        <style:text-properties style:font-name="Symbol"/>
      </text:list-level-style-bullet>
      <text:list-level-style-bullet text:level="7" text:style-name="RTF_5f_Num_20_18_20_1" style:num-suffix="." text:bullet-char="">
        <style:list-level-properties text:space-before="3.81cm" text:min-label-width="0.635cm"/>
        <style:text-properties style:font-name="Symbol"/>
      </text:list-level-style-bullet>
      <text:list-level-style-bullet text:level="8" text:style-name="RTF_5f_Num_20_18_20_1" style:num-suffix="." text:bullet-char="">
        <style:list-level-properties text:space-before="4.445cm" text:min-label-width="0.635cm"/>
        <style:text-properties style:font-name="Symbol"/>
      </text:list-level-style-bullet>
      <text:list-level-style-bullet text:level="9" text:style-name="RTF_5f_Num_20_18_20_1" style:num-suffix="." text:bullet-char="">
        <style:list-level-properties text:space-before="5.08cm" text:min-label-width="0.635cm"/>
        <style:text-properties style:font-name="Symbol"/>
      </text:list-level-style-bullet>
      <text:list-level-style-bullet text:level="10" text:style-name="RTF_5f_Num_20_18_20_1" style:num-suffix="." text:bullet-char="">
        <style:list-level-properties text:space-before="5.715cm" text:min-label-width="0.635cm"/>
        <style:text-properties style:font-name="Symbol"/>
      </text:list-level-style-bullet>
    </text:list-style>
    <text:list-style style:name="RTF_5f_Num_20_19" style:display-name="RTF_Num 19" text:consecutive-numbering="true">
      <text:list-level-style-bullet text:level="1" text:style-name="RTF_5f_Num_20_19_20_1" style:num-suffix="." text:bullet-char="">
        <style:list-level-properties text:min-label-width="0.635cm"/>
        <style:text-properties style:font-name="Symbol"/>
      </text:list-level-style-bullet>
      <text:list-level-style-bullet text:level="2" text:style-name="RTF_5f_Num_20_19_20_1" style:num-suffix="." text:bullet-char="">
        <style:list-level-properties text:space-before="0.635cm" text:min-label-width="0.635cm"/>
        <style:text-properties style:font-name="Symbol"/>
      </text:list-level-style-bullet>
      <text:list-level-style-bullet text:level="3" text:style-name="RTF_5f_Num_20_19_20_1" style:num-suffix="." text:bullet-char="">
        <style:list-level-properties text:space-before="1.27cm" text:min-label-width="0.635cm"/>
        <style:text-properties style:font-name="Symbol"/>
      </text:list-level-style-bullet>
      <text:list-level-style-bullet text:level="4" text:style-name="RTF_5f_Num_20_19_20_1" style:num-suffix="." text:bullet-char="">
        <style:list-level-properties text:space-before="1.905cm" text:min-label-width="0.635cm"/>
        <style:text-properties style:font-name="Symbol"/>
      </text:list-level-style-bullet>
      <text:list-level-style-bullet text:level="5" text:style-name="RTF_5f_Num_20_19_20_1" style:num-suffix="." text:bullet-char="">
        <style:list-level-properties text:space-before="2.54cm" text:min-label-width="0.635cm"/>
        <style:text-properties style:font-name="Symbol"/>
      </text:list-level-style-bullet>
      <text:list-level-style-bullet text:level="6" text:style-name="RTF_5f_Num_20_19_20_1" style:num-suffix="." text:bullet-char="">
        <style:list-level-properties text:space-before="3.175cm" text:min-label-width="0.635cm"/>
        <style:text-properties style:font-name="Symbol"/>
      </text:list-level-style-bullet>
      <text:list-level-style-bullet text:level="7" text:style-name="RTF_5f_Num_20_19_20_1" style:num-suffix="." text:bullet-char="">
        <style:list-level-properties text:space-before="3.81cm" text:min-label-width="0.635cm"/>
        <style:text-properties style:font-name="Symbol"/>
      </text:list-level-style-bullet>
      <text:list-level-style-bullet text:level="8" text:style-name="RTF_5f_Num_20_19_20_1" style:num-suffix="." text:bullet-char="">
        <style:list-level-properties text:space-before="4.445cm" text:min-label-width="0.635cm"/>
        <style:text-properties style:font-name="Symbol"/>
      </text:list-level-style-bullet>
      <text:list-level-style-bullet text:level="9" text:style-name="RTF_5f_Num_20_19_20_1" style:num-suffix="." text:bullet-char="">
        <style:list-level-properties text:space-before="5.08cm" text:min-label-width="0.635cm"/>
        <style:text-properties style:font-name="Symbol"/>
      </text:list-level-style-bullet>
      <text:list-level-style-bullet text:level="10" text:style-name="RTF_5f_Num_20_19_20_1" style:num-suffix="." text:bullet-char="">
        <style:list-level-properties text:space-before="5.715cm" text:min-label-width="0.635cm"/>
        <style:text-properties style:font-name="Symbol"/>
      </text:list-level-style-bullet>
    </text:list-style>
    <text:list-style style:name="RTF_5f_Num_20_20" style:display-name="RTF_Num 20" text:consecutive-numbering="true">
      <text:list-level-style-bullet text:level="1" text:style-name="RTF_5f_Num_20_20_20_1" style:num-suffix="." text:bullet-char="">
        <style:list-level-properties text:min-label-width="0.635cm"/>
        <style:text-properties style:font-name="Symbol"/>
      </text:list-level-style-bullet>
      <text:list-level-style-bullet text:level="2" text:style-name="RTF_5f_Num_20_20_20_1" style:num-suffix="." text:bullet-char="">
        <style:list-level-properties text:space-before="0.635cm" text:min-label-width="0.635cm"/>
        <style:text-properties style:font-name="Symbol"/>
      </text:list-level-style-bullet>
      <text:list-level-style-bullet text:level="3" text:style-name="RTF_5f_Num_20_20_20_1" style:num-suffix="." text:bullet-char="">
        <style:list-level-properties text:space-before="1.27cm" text:min-label-width="0.635cm"/>
        <style:text-properties style:font-name="Symbol"/>
      </text:list-level-style-bullet>
      <text:list-level-style-bullet text:level="4" text:style-name="RTF_5f_Num_20_20_20_1" style:num-suffix="." text:bullet-char="">
        <style:list-level-properties text:space-before="1.905cm" text:min-label-width="0.635cm"/>
        <style:text-properties style:font-name="Symbol"/>
      </text:list-level-style-bullet>
      <text:list-level-style-bullet text:level="5" text:style-name="RTF_5f_Num_20_20_20_1" style:num-suffix="." text:bullet-char="">
        <style:list-level-properties text:space-before="2.54cm" text:min-label-width="0.635cm"/>
        <style:text-properties style:font-name="Symbol"/>
      </text:list-level-style-bullet>
      <text:list-level-style-bullet text:level="6" text:style-name="RTF_5f_Num_20_20_20_1" style:num-suffix="." text:bullet-char="">
        <style:list-level-properties text:space-before="3.175cm" text:min-label-width="0.635cm"/>
        <style:text-properties style:font-name="Symbol"/>
      </text:list-level-style-bullet>
      <text:list-level-style-bullet text:level="7" text:style-name="RTF_5f_Num_20_20_20_1" style:num-suffix="." text:bullet-char="">
        <style:list-level-properties text:space-before="3.81cm" text:min-label-width="0.635cm"/>
        <style:text-properties style:font-name="Symbol"/>
      </text:list-level-style-bullet>
      <text:list-level-style-bullet text:level="8" text:style-name="RTF_5f_Num_20_20_20_1" style:num-suffix="." text:bullet-char="">
        <style:list-level-properties text:space-before="4.445cm" text:min-label-width="0.635cm"/>
        <style:text-properties style:font-name="Symbol"/>
      </text:list-level-style-bullet>
      <text:list-level-style-bullet text:level="9" text:style-name="RTF_5f_Num_20_20_20_1" style:num-suffix="." text:bullet-char="">
        <style:list-level-properties text:space-before="5.08cm" text:min-label-width="0.635cm"/>
        <style:text-properties style:font-name="Symbol"/>
      </text:list-level-style-bullet>
      <text:list-level-style-bullet text:level="10" text:style-name="RTF_5f_Num_20_20_20_1" style:num-suffix="." text:bullet-char="">
        <style:list-level-properties text:space-before="5.715cm" text:min-label-width="0.635cm"/>
        <style:text-properties style:font-name="Symbol"/>
      </text:list-level-style-bullet>
    </text:list-style>
    <text:list-style style:name="RTF_5f_Num_20_21" style:display-name="RTF_Num 21" text:consecutive-numbering="true">
      <text:list-level-style-bullet text:level="1" text:style-name="RTF_5f_Num_20_21_20_1" style:num-suffix="." text:bullet-char="">
        <style:list-level-properties text:min-label-width="0.635cm"/>
        <style:text-properties style:font-name="Symbol"/>
      </text:list-level-style-bullet>
      <text:list-level-style-bullet text:level="2" text:style-name="RTF_5f_Num_20_21_20_1" style:num-suffix="." text:bullet-char="">
        <style:list-level-properties text:space-before="0.635cm" text:min-label-width="0.635cm"/>
        <style:text-properties style:font-name="Symbol"/>
      </text:list-level-style-bullet>
      <text:list-level-style-bullet text:level="3" text:style-name="RTF_5f_Num_20_21_20_1" style:num-suffix="." text:bullet-char="">
        <style:list-level-properties text:space-before="1.27cm" text:min-label-width="0.635cm"/>
        <style:text-properties style:font-name="Symbol"/>
      </text:list-level-style-bullet>
      <text:list-level-style-bullet text:level="4" text:style-name="RTF_5f_Num_20_21_20_1" style:num-suffix="." text:bullet-char="">
        <style:list-level-properties text:space-before="1.905cm" text:min-label-width="0.635cm"/>
        <style:text-properties style:font-name="Symbol"/>
      </text:list-level-style-bullet>
      <text:list-level-style-bullet text:level="5" text:style-name="RTF_5f_Num_20_21_20_1" style:num-suffix="." text:bullet-char="">
        <style:list-level-properties text:space-before="2.54cm" text:min-label-width="0.635cm"/>
        <style:text-properties style:font-name="Symbol"/>
      </text:list-level-style-bullet>
      <text:list-level-style-bullet text:level="6" text:style-name="RTF_5f_Num_20_21_20_1" style:num-suffix="." text:bullet-char="">
        <style:list-level-properties text:space-before="3.175cm" text:min-label-width="0.635cm"/>
        <style:text-properties style:font-name="Symbol"/>
      </text:list-level-style-bullet>
      <text:list-level-style-bullet text:level="7" text:style-name="RTF_5f_Num_20_21_20_1" style:num-suffix="." text:bullet-char="">
        <style:list-level-properties text:space-before="3.81cm" text:min-label-width="0.635cm"/>
        <style:text-properties style:font-name="Symbol"/>
      </text:list-level-style-bullet>
      <text:list-level-style-bullet text:level="8" text:style-name="RTF_5f_Num_20_21_20_1" style:num-suffix="." text:bullet-char="">
        <style:list-level-properties text:space-before="4.445cm" text:min-label-width="0.635cm"/>
        <style:text-properties style:font-name="Symbol"/>
      </text:list-level-style-bullet>
      <text:list-level-style-bullet text:level="9" text:style-name="RTF_5f_Num_20_21_20_1" style:num-suffix="." text:bullet-char="">
        <style:list-level-properties text:space-before="5.08cm" text:min-label-width="0.635cm"/>
        <style:text-properties style:font-name="Symbol"/>
      </text:list-level-style-bullet>
      <text:list-level-style-bullet text:level="10" text:style-name="RTF_5f_Num_20_21_20_1" style:num-suffix="." text:bullet-char="">
        <style:list-level-properties text:space-before="5.715cm" text:min-label-width="0.635cm"/>
        <style:text-properties style:font-name="Symbol"/>
      </text:list-level-style-bullet>
    </text:list-style>
    <text:list-style style:name="RTF_5f_Num_20_22" style:display-name="RTF_Num 2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3" style:display-name="RTF_Num 23" text:consecutive-numbering="true">
      <text:list-level-style-bullet text:level="1" text:style-name="RTF_5f_Num_20_23_20_1" style:num-suffix="." text:bullet-char="">
        <style:list-level-properties text:min-label-width="0.635cm"/>
        <style:text-properties style:font-name="Symbol"/>
      </text:list-level-style-bullet>
      <text:list-level-style-bullet text:level="2" text:style-name="RTF_5f_Num_20_23_20_1" style:num-suffix="." text:bullet-char="">
        <style:list-level-properties text:space-before="0.635cm" text:min-label-width="0.635cm"/>
        <style:text-properties style:font-name="Symbol"/>
      </text:list-level-style-bullet>
      <text:list-level-style-bullet text:level="3" text:style-name="RTF_5f_Num_20_23_20_1" style:num-suffix="." text:bullet-char="">
        <style:list-level-properties text:space-before="1.27cm" text:min-label-width="0.635cm"/>
        <style:text-properties style:font-name="Symbol"/>
      </text:list-level-style-bullet>
      <text:list-level-style-bullet text:level="4" text:style-name="RTF_5f_Num_20_23_20_1" style:num-suffix="." text:bullet-char="">
        <style:list-level-properties text:space-before="1.905cm" text:min-label-width="0.635cm"/>
        <style:text-properties style:font-name="Symbol"/>
      </text:list-level-style-bullet>
      <text:list-level-style-bullet text:level="5" text:style-name="RTF_5f_Num_20_23_20_1" style:num-suffix="." text:bullet-char="">
        <style:list-level-properties text:space-before="2.54cm" text:min-label-width="0.635cm"/>
        <style:text-properties style:font-name="Symbol"/>
      </text:list-level-style-bullet>
      <text:list-level-style-bullet text:level="6" text:style-name="RTF_5f_Num_20_23_20_1" style:num-suffix="." text:bullet-char="">
        <style:list-level-properties text:space-before="3.175cm" text:min-label-width="0.635cm"/>
        <style:text-properties style:font-name="Symbol"/>
      </text:list-level-style-bullet>
      <text:list-level-style-bullet text:level="7" text:style-name="RTF_5f_Num_20_23_20_1" style:num-suffix="." text:bullet-char="">
        <style:list-level-properties text:space-before="3.81cm" text:min-label-width="0.635cm"/>
        <style:text-properties style:font-name="Symbol"/>
      </text:list-level-style-bullet>
      <text:list-level-style-bullet text:level="8" text:style-name="RTF_5f_Num_20_23_20_1" style:num-suffix="." text:bullet-char="">
        <style:list-level-properties text:space-before="4.445cm" text:min-label-width="0.635cm"/>
        <style:text-properties style:font-name="Symbol"/>
      </text:list-level-style-bullet>
      <text:list-level-style-bullet text:level="9" text:style-name="RTF_5f_Num_20_23_20_1" style:num-suffix="." text:bullet-char="">
        <style:list-level-properties text:space-before="5.08cm" text:min-label-width="0.635cm"/>
        <style:text-properties style:font-name="Symbol"/>
      </text:list-level-style-bullet>
      <text:list-level-style-bullet text:level="10" text:style-name="RTF_5f_Num_20_23_20_1" style:num-suffix="." text:bullet-char="">
        <style:list-level-properties text:space-before="5.715cm" text:min-label-width="0.635cm"/>
        <style:text-properties style:font-name="Symbol"/>
      </text:list-level-style-bullet>
    </text:list-style>
    <text:list-style style:name="RTF_5f_Num_20_24" style:display-name="RTF_Num 24" text:consecutive-numbering="true">
      <text:list-level-style-bullet text:level="1" text:style-name="RTF_5f_Num_20_24_20_1" style:num-suffix="." text:bullet-char="">
        <style:list-level-properties text:min-label-width="0.635cm"/>
        <style:text-properties style:font-name="Symbol"/>
      </text:list-level-style-bullet>
      <text:list-level-style-bullet text:level="2" text:style-name="RTF_5f_Num_20_24_20_1" style:num-suffix="." text:bullet-char="">
        <style:list-level-properties text:space-before="0.635cm" text:min-label-width="0.635cm"/>
        <style:text-properties style:font-name="Symbol"/>
      </text:list-level-style-bullet>
      <text:list-level-style-bullet text:level="3" text:style-name="RTF_5f_Num_20_24_20_1" style:num-suffix="." text:bullet-char="">
        <style:list-level-properties text:space-before="1.27cm" text:min-label-width="0.635cm"/>
        <style:text-properties style:font-name="Symbol"/>
      </text:list-level-style-bullet>
      <text:list-level-style-bullet text:level="4" text:style-name="RTF_5f_Num_20_24_20_1" style:num-suffix="." text:bullet-char="">
        <style:list-level-properties text:space-before="1.905cm" text:min-label-width="0.635cm"/>
        <style:text-properties style:font-name="Symbol"/>
      </text:list-level-style-bullet>
      <text:list-level-style-bullet text:level="5" text:style-name="RTF_5f_Num_20_24_20_1" style:num-suffix="." text:bullet-char="">
        <style:list-level-properties text:space-before="2.54cm" text:min-label-width="0.635cm"/>
        <style:text-properties style:font-name="Symbol"/>
      </text:list-level-style-bullet>
      <text:list-level-style-bullet text:level="6" text:style-name="RTF_5f_Num_20_24_20_1" style:num-suffix="." text:bullet-char="">
        <style:list-level-properties text:space-before="3.175cm" text:min-label-width="0.635cm"/>
        <style:text-properties style:font-name="Symbol"/>
      </text:list-level-style-bullet>
      <text:list-level-style-bullet text:level="7" text:style-name="RTF_5f_Num_20_24_20_1" style:num-suffix="." text:bullet-char="">
        <style:list-level-properties text:space-before="3.81cm" text:min-label-width="0.635cm"/>
        <style:text-properties style:font-name="Symbol"/>
      </text:list-level-style-bullet>
      <text:list-level-style-bullet text:level="8" text:style-name="RTF_5f_Num_20_24_20_1" style:num-suffix="." text:bullet-char="">
        <style:list-level-properties text:space-before="4.445cm" text:min-label-width="0.635cm"/>
        <style:text-properties style:font-name="Symbol"/>
      </text:list-level-style-bullet>
      <text:list-level-style-bullet text:level="9" text:style-name="RTF_5f_Num_20_24_20_1" style:num-suffix="." text:bullet-char="">
        <style:list-level-properties text:space-before="5.08cm" text:min-label-width="0.635cm"/>
        <style:text-properties style:font-name="Symbol"/>
      </text:list-level-style-bullet>
      <text:list-level-style-bullet text:level="10" text:style-name="RTF_5f_Num_20_24_20_1" style:num-suffix="." text:bullet-char="">
        <style:list-level-properties text:space-before="5.715cm" text:min-label-width="0.635cm"/>
        <style:text-properties style:font-name="Symbol"/>
      </text:list-level-style-bullet>
    </text:list-style>
    <text:list-style style:name="RTF_5f_Num_20_25" style:display-name="RTF_Num 25" text:consecutive-numbering="true">
      <text:list-level-style-bullet text:level="1" text:style-name="RTF_5f_Num_20_25_20_1" style:num-suffix="." text:bullet-char="">
        <style:list-level-properties text:min-label-width="0.635cm"/>
        <style:text-properties style:font-name="Symbol"/>
      </text:list-level-style-bullet>
      <text:list-level-style-bullet text:level="2" text:style-name="RTF_5f_Num_20_25_20_1" style:num-suffix="." text:bullet-char="">
        <style:list-level-properties text:space-before="0.635cm" text:min-label-width="0.635cm"/>
        <style:text-properties style:font-name="Symbol"/>
      </text:list-level-style-bullet>
      <text:list-level-style-bullet text:level="3" text:style-name="RTF_5f_Num_20_25_20_1" style:num-suffix="." text:bullet-char="">
        <style:list-level-properties text:space-before="1.27cm" text:min-label-width="0.635cm"/>
        <style:text-properties style:font-name="Symbol"/>
      </text:list-level-style-bullet>
      <text:list-level-style-bullet text:level="4" text:style-name="RTF_5f_Num_20_25_20_1" style:num-suffix="." text:bullet-char="">
        <style:list-level-properties text:space-before="1.905cm" text:min-label-width="0.635cm"/>
        <style:text-properties style:font-name="Symbol"/>
      </text:list-level-style-bullet>
      <text:list-level-style-bullet text:level="5" text:style-name="RTF_5f_Num_20_25_20_1" style:num-suffix="." text:bullet-char="">
        <style:list-level-properties text:space-before="2.54cm" text:min-label-width="0.635cm"/>
        <style:text-properties style:font-name="Symbol"/>
      </text:list-level-style-bullet>
      <text:list-level-style-bullet text:level="6" text:style-name="RTF_5f_Num_20_25_20_1" style:num-suffix="." text:bullet-char="">
        <style:list-level-properties text:space-before="3.175cm" text:min-label-width="0.635cm"/>
        <style:text-properties style:font-name="Symbol"/>
      </text:list-level-style-bullet>
      <text:list-level-style-bullet text:level="7" text:style-name="RTF_5f_Num_20_25_20_1" style:num-suffix="." text:bullet-char="">
        <style:list-level-properties text:space-before="3.81cm" text:min-label-width="0.635cm"/>
        <style:text-properties style:font-name="Symbol"/>
      </text:list-level-style-bullet>
      <text:list-level-style-bullet text:level="8" text:style-name="RTF_5f_Num_20_25_20_1" style:num-suffix="." text:bullet-char="">
        <style:list-level-properties text:space-before="4.445cm" text:min-label-width="0.635cm"/>
        <style:text-properties style:font-name="Symbol"/>
      </text:list-level-style-bullet>
      <text:list-level-style-bullet text:level="9" text:style-name="RTF_5f_Num_20_25_20_1" style:num-suffix="." text:bullet-char="">
        <style:list-level-properties text:space-before="5.08cm" text:min-label-width="0.635cm"/>
        <style:text-properties style:font-name="Symbol"/>
      </text:list-level-style-bullet>
      <text:list-level-style-bullet text:level="10" text:style-name="RTF_5f_Num_20_25_20_1" style:num-suffix="." text:bullet-char="">
        <style:list-level-properties text:space-before="5.715cm" text:min-label-width="0.635cm"/>
        <style:text-properties style:font-name="Symbol"/>
      </text:list-level-style-bullet>
    </text:list-style>
    <text:list-style style:name="RTF_5f_Num_20_26" style:display-name="RTF_Num 26" text:consecutive-numbering="true">
      <text:list-level-style-bullet text:level="1" text:style-name="RTF_5f_Num_20_26_20_1" style:num-suffix="." text:bullet-char="">
        <style:list-level-properties text:min-label-width="0.635cm"/>
        <style:text-properties style:font-name="Symbol"/>
      </text:list-level-style-bullet>
      <text:list-level-style-bullet text:level="2" text:style-name="RTF_5f_Num_20_26_20_1" style:num-suffix="." text:bullet-char="">
        <style:list-level-properties text:space-before="0.635cm" text:min-label-width="0.635cm"/>
        <style:text-properties style:font-name="Symbol"/>
      </text:list-level-style-bullet>
      <text:list-level-style-bullet text:level="3" text:style-name="RTF_5f_Num_20_26_20_1" style:num-suffix="." text:bullet-char="">
        <style:list-level-properties text:space-before="1.27cm" text:min-label-width="0.635cm"/>
        <style:text-properties style:font-name="Symbol"/>
      </text:list-level-style-bullet>
      <text:list-level-style-bullet text:level="4" text:style-name="RTF_5f_Num_20_26_20_1" style:num-suffix="." text:bullet-char="">
        <style:list-level-properties text:space-before="1.905cm" text:min-label-width="0.635cm"/>
        <style:text-properties style:font-name="Symbol"/>
      </text:list-level-style-bullet>
      <text:list-level-style-bullet text:level="5" text:style-name="RTF_5f_Num_20_26_20_1" style:num-suffix="." text:bullet-char="">
        <style:list-level-properties text:space-before="2.54cm" text:min-label-width="0.635cm"/>
        <style:text-properties style:font-name="Symbol"/>
      </text:list-level-style-bullet>
      <text:list-level-style-bullet text:level="6" text:style-name="RTF_5f_Num_20_26_20_1" style:num-suffix="." text:bullet-char="">
        <style:list-level-properties text:space-before="3.175cm" text:min-label-width="0.635cm"/>
        <style:text-properties style:font-name="Symbol"/>
      </text:list-level-style-bullet>
      <text:list-level-style-bullet text:level="7" text:style-name="RTF_5f_Num_20_26_20_1" style:num-suffix="." text:bullet-char="">
        <style:list-level-properties text:space-before="3.81cm" text:min-label-width="0.635cm"/>
        <style:text-properties style:font-name="Symbol"/>
      </text:list-level-style-bullet>
      <text:list-level-style-bullet text:level="8" text:style-name="RTF_5f_Num_20_26_20_1" style:num-suffix="." text:bullet-char="">
        <style:list-level-properties text:space-before="4.445cm" text:min-label-width="0.635cm"/>
        <style:text-properties style:font-name="Symbol"/>
      </text:list-level-style-bullet>
      <text:list-level-style-bullet text:level="9" text:style-name="RTF_5f_Num_20_26_20_1" style:num-suffix="." text:bullet-char="">
        <style:list-level-properties text:space-before="5.08cm" text:min-label-width="0.635cm"/>
        <style:text-properties style:font-name="Symbol"/>
      </text:list-level-style-bullet>
      <text:list-level-style-bullet text:level="10" text:style-name="RTF_5f_Num_20_26_20_1" style:num-suffix="." text:bullet-char="">
        <style:list-level-properties text:space-before="5.715cm" text:min-label-width="0.635cm"/>
        <style:text-properties style:font-name="Symbol"/>
      </text:list-level-style-bullet>
    </text:list-style>
    <text:list-style style:name="RTF_5f_Num_20_27" style:display-name="RTF_Num 27" text:consecutive-numbering="true">
      <text:list-level-style-bullet text:level="1" text:style-name="RTF_5f_Num_20_27_20_1" style:num-suffix="." text:bullet-char="">
        <style:list-level-properties text:min-label-width="0.635cm"/>
        <style:text-properties style:font-name="Symbol"/>
      </text:list-level-style-bullet>
      <text:list-level-style-bullet text:level="2" text:style-name="RTF_5f_Num_20_27_20_1" style:num-suffix="." text:bullet-char="">
        <style:list-level-properties text:space-before="0.635cm" text:min-label-width="0.635cm"/>
        <style:text-properties style:font-name="Symbol"/>
      </text:list-level-style-bullet>
      <text:list-level-style-bullet text:level="3" text:style-name="RTF_5f_Num_20_27_20_1" style:num-suffix="." text:bullet-char="">
        <style:list-level-properties text:space-before="1.27cm" text:min-label-width="0.635cm"/>
        <style:text-properties style:font-name="Symbol"/>
      </text:list-level-style-bullet>
      <text:list-level-style-bullet text:level="4" text:style-name="RTF_5f_Num_20_27_20_1" style:num-suffix="." text:bullet-char="">
        <style:list-level-properties text:space-before="1.905cm" text:min-label-width="0.635cm"/>
        <style:text-properties style:font-name="Symbol"/>
      </text:list-level-style-bullet>
      <text:list-level-style-bullet text:level="5" text:style-name="RTF_5f_Num_20_27_20_1" style:num-suffix="." text:bullet-char="">
        <style:list-level-properties text:space-before="2.54cm" text:min-label-width="0.635cm"/>
        <style:text-properties style:font-name="Symbol"/>
      </text:list-level-style-bullet>
      <text:list-level-style-bullet text:level="6" text:style-name="RTF_5f_Num_20_27_20_1" style:num-suffix="." text:bullet-char="">
        <style:list-level-properties text:space-before="3.175cm" text:min-label-width="0.635cm"/>
        <style:text-properties style:font-name="Symbol"/>
      </text:list-level-style-bullet>
      <text:list-level-style-bullet text:level="7" text:style-name="RTF_5f_Num_20_27_20_1" style:num-suffix="." text:bullet-char="">
        <style:list-level-properties text:space-before="3.81cm" text:min-label-width="0.635cm"/>
        <style:text-properties style:font-name="Symbol"/>
      </text:list-level-style-bullet>
      <text:list-level-style-bullet text:level="8" text:style-name="RTF_5f_Num_20_27_20_1" style:num-suffix="." text:bullet-char="">
        <style:list-level-properties text:space-before="4.445cm" text:min-label-width="0.635cm"/>
        <style:text-properties style:font-name="Symbol"/>
      </text:list-level-style-bullet>
      <text:list-level-style-bullet text:level="9" text:style-name="RTF_5f_Num_20_27_20_1" style:num-suffix="." text:bullet-char="">
        <style:list-level-properties text:space-before="5.08cm" text:min-label-width="0.635cm"/>
        <style:text-properties style:font-name="Symbol"/>
      </text:list-level-style-bullet>
      <text:list-level-style-bullet text:level="10" text:style-name="RTF_5f_Num_20_27_20_1" style:num-suffix="." text:bullet-char="">
        <style:list-level-properties text:space-before="5.715cm" text:min-label-width="0.635cm"/>
        <style:text-properties style:font-name="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699cm" style:num-format="1" style:print-orientation="portrait" fo:margin-top="2.499cm" fo:margin-bottom="2cm" fo:margin-left="2.499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page-layout>
    <style:page-layout style:name="Mpm3" style:page-usage="left">
      <style:page-layout-properties fo:page-width="21.001cm" fo:page-height="29.7cm" style:num-format="1" style:print-orientation="portrait" fo:margin-top="2.499cm" fo:margin-bottom="2cm" fo:margin-left="2.499cm" fo:margin-right="2.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699cm" style:num-format="1" style:print-orientation="portrait" fo:margin-top="2.499cm" fo:margin-bottom="2cm" fo:margin-left="2.499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501cm" fo:margin-bottom="2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header>
        <text:p text:style-name="Header">Internationale Klassifikation der Krankheiten - ICD-10-GM 2009</text:p>
      </style:header>
    </style:master-page>
    <style:master-page style:name="Left_20_Page" style:display-name="Left Page" style:page-layout-name="Mpm3" style:next-style-name="Right_20_Page">
      <style:header>
        <text:p text:style-name="Header_20_left">Internationale Klassifikation der Krankheiten - ICD-10-GM 2013</text:p>
      </style:header>
      <style:footer>
        <text:p text:style-name="Footer_20_left"><text:page-number text:select-page="current">17</text:page-number> </text:p>
      </style:footer>
    </style:master-page>
    <style:master-page style:name="Right_20_Page" style:display-name="Right Page" style:page-layout-name="Mpm4" style:next-style-name="Left_20_Page">
      <style:header>
        <text:p text:style-name="Header_20_right"><text:chapter text:display="name" text:outline-level="1">Morphologie der Neubildungen</text:chapter> </text:p>
      </style:header>
      <style:footer>
        <text:p text:style-name="Footer_20_right"><text:page-number text:select-page="current">17</text:page-number> </text:p>
      </style:footer>
    </style:master-page>
    <style:master-page style:name="HTML" style:page-layout-name="Mpm5"/>
    <style:master-page style:name="Konvert_20_0" style:display-name="Konvert 0" style:page-layout-name="Mpm6"/>
    <style:master-page style:name="Footnote" style:page-layout-name="Mpm7"/>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CTK Birch</meta:initial-creator>
    <meta:creation-date>2006-08-07T14:37:33</meta:creation-date>
    <dc:date>2012-09-20T13:23:38.35</dc:date>
    <dc:language>de-DE</dc:language>
    <meta:editing-cycles>33</meta:editing-cycles>
    <meta:editing-duration>PT2H34M16S</meta:editing-duration>
    <meta:document-statistic meta:table-count="1" meta:image-count="0" meta:object-count="0" meta:page-count="17" meta:paragraph-count="775" meta:word-count="3624" meta:character-count="33485"/>
    <meta:user-defined meta:name="Info 1"/>
    <meta:user-defined meta:name="Info 2"/>
    <meta:user-defined meta:name="Info 3"/>
    <meta:user-defined meta:name="Info 4"/>
  </office:meta>
</office:document-meta>
</file>